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0654in"/>
    </style:style>
    <style:style style:name="co3" style:family="table-column">
      <style:table-column-properties fo:break-before="auto" style:column-width="1.6465in"/>
    </style:style>
    <style:style style:name="co4" style:family="table-column">
      <style:table-column-properties fo:break-before="auto" style:column-width="1.1945in"/>
    </style:style>
    <style:style style:name="co5" style:family="table-column">
      <style:table-column-properties fo:break-before="auto" style:column-width="0.9791in"/>
    </style:style>
    <style:style style:name="co6" style:family="table-column">
      <style:table-column-properties fo:break-before="auto" style:column-width="1.151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3" table:default-cell-style-name="Default"/>
        <table:table-column table:style-name="co4" table:default-cell-style-name="Default"/>
        <table:table-column table:style-name="co1" table:number-columns-repeated="5" table:default-cell-style-name="Default"/>
        <table:table-row table:style-name="ro1">
          <table:table-cell office:value-type="string">
            <text:p>Temperature (K)</text:p>
          </table:table-cell>
          <table:table-cell office:value-type="string">
            <text:p>Pressure (MPa)</text:p>
          </table:table-cell>
          <table:table-cell office:value-type="string">
            <text:p>Pressure (Hartree/bohr^3)</text:p>
          </table:table-cell>
          <table:table-cell office:value-type="string">
            <text:p>Density (mol/l)</text:p>
          </table:table-cell>
          <table:table-cell office:value-type="string">
            <text:p>Density (bohr^-3)</text:p>
          </table:table-cell>
          <table:table-cell office:value-type="string">
            <text:p>Volume (l/mol)</text:p>
          </table:table-cell>
          <table:table-cell office:value-type="string">
            <text:p>Internal Energy (kJ/mol)</text:p>
          </table:table-cell>
          <table:table-cell office:value-type="string">
            <text:p>Enthalpy (kJ/mol)</text:p>
          </table:table-cell>
          <table:table-cell office:value-type="string">
            <text:p>Entropy (J/mol*K)</text:p>
          </table:table-cell>
          <table:table-cell office:value-type="string">
            <text:p>Cv (J/mol*K)</text:p>
          </table:table-cell>
          <table:table-cell office:value-type="string">
            <text:p>Cp (J/mol*K)</text:p>
          </table:table-cell>
          <table:table-cell office:value-type="string">
            <text:p>Sound Spd. (m/s)</text:p>
          </table:table-cell>
          <table:table-cell office:value-type="string">
            <text:p>Joule-Thomson (K/MPa)</text:p>
          </table:table-cell>
          <table:table-cell office:value-type="string">
            <text:p>Viscosity (uPa*s)</text:p>
          </table:table-cell>
          <table:table-cell office:value-type="string">
            <text:p>Therm. Cond. (W/m*K)</text:p>
          </table:table-cell>
          <table:table-cell office:value-type="string">
            <text:p>Phase</text:p>
          </table:table-cell>
        </table:table-row>
        <table:table-row table:style-name="ro1">
          <table:table-cell office:value-type="float" office:value="693">
            <text:p>693</text:p>
          </table:table-cell>
          <table:table-cell office:value-type="float" office:value="0">
            <text:p>0</text:p>
          </table:table-cell>
          <table:table-cell table:formula="of:=[.B2]*10^6/(1.6*10^-19*27.2117)*(0.529*10^-10)^3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D2]*6.02*10^23*1000*(0.529*10^-10)^3" office:value-type="float" office:value="0">
            <text:p>0</text:p>
          </table:table-cell>
          <table:table-cell office:value-type="string">
            <text:p>infinite</text:p>
          </table:table-cell>
          <table:table-cell office:value-type="float" office:value="54.0703374668">
            <text:p>54.0703374668</text:p>
          </table:table-cell>
          <table:table-cell office:value-type="float" office:value="59.8321968176">
            <text:p>59.8321968176</text:p>
          </table:table-cell>
          <table:table-cell office:value-type="float" office:value="504.243265254">
            <text:p>504.243265254</text:p>
          </table:table-cell>
          <table:table-cell office:value-type="float" office:value="29.0972163453">
            <text:p>29.0972163453</text:p>
          </table:table-cell>
          <table:table-cell office:value-type="float" office:value="37.4115877029">
            <text:p>37.4115877029</text:p>
          </table:table-cell>
          <table:table-cell office:value-type="float" office:value="641.26614293">
            <text:p>641.26614293</text:p>
          </table:table-cell>
          <table:table-cell office:value-type="string">
            <text:p>undefined</text:p>
          </table:table-cell>
          <table:table-cell office:value-type="float" office:value="25.2761795695">
            <text:p>25.2761795695</text:p>
          </table:table-cell>
          <table:table-cell office:value-type="float" office:value="0.0570366915488">
            <text:p>0.0570366915488</text:p>
          </table:table-cell>
          <table:table-cell office:value-type="string">
            <text:p>vapor</text:p>
          </table:table-cell>
        </table:table-row>
        <table:table-row table:style-name="ro1">
          <table:table-cell office:value-type="float" office:value="693">
            <text:p>693</text:p>
          </table:table-cell>
          <table:table-cell office:value-type="float" office:value="5">
            <text:p>5</text:p>
          </table:table-cell>
          <table:table-cell table:formula="of:=[.B3]*10^6/(1.6*10^-19*27.2117)*(0.529*10^-10)^3" office:value-type="float" office:value="0.000000170004870377448">
            <text:p>0.000000170004870377448</text:p>
          </table:table-cell>
          <table:table-cell office:value-type="float" office:value="0.9243736616">
            <text:p>0.9243736616</text:p>
          </table:table-cell>
          <table:table-cell table:formula="of:=[.D3]*6.02*10^23*1000*(0.529*10^-10)^3" office:value-type="float" office:value="0.000082377967011411">
            <text:p>0.000082377967011411</text:p>
          </table:table-cell>
          <table:table-cell office:value-type="float" office:value="1.08181360151">
            <text:p>1.08181360151</text:p>
          </table:table-cell>
          <table:table-cell office:value-type="float" office:value="53.0516305564">
            <text:p>53.0516305564</text:p>
          </table:table-cell>
          <table:table-cell office:value-type="float" office:value="58.4606985639">
            <text:p>58.4606985639</text:p>
          </table:table-cell>
          <table:table-cell office:value-type="float" office:value="121.046714171">
            <text:p>121.046714171</text:p>
          </table:table-cell>
          <table:table-cell office:value-type="float" office:value="31.7371087158">
            <text:p>31.7371087158</text:p>
          </table:table-cell>
          <table:table-cell office:value-type="float" office:value="43.5438494917">
            <text:p>43.5438494917</text:p>
          </table:table-cell>
          <table:table-cell office:value-type="float" office:value="620.729348809">
            <text:p>620.729348809</text:p>
          </table:table-cell>
          <table:table-cell office:value-type="float" office:value="6.75047289041">
            <text:p>6.75047289041</text:p>
          </table:table-cell>
          <table:table-cell office:value-type="float" office:value="25.2414912309">
            <text:p>25.2414912309</text:p>
          </table:table-cell>
          <table:table-cell office:value-type="float" office:value="0.0619756546188">
            <text:p>0.0619756546188</text:p>
          </table:table-cell>
          <table:table-cell office:value-type="string">
            <text:p>vapor</text:p>
          </table:table-cell>
        </table:table-row>
        <table:table-row table:style-name="ro1">
          <table:table-cell office:value-type="float" office:value="693">
            <text:p>693</text:p>
          </table:table-cell>
          <table:table-cell office:value-type="float" office:value="10">
            <text:p>10</text:p>
          </table:table-cell>
          <table:table-cell table:formula="of:=[.B4]*10^6/(1.6*10^-19*27.2117)*(0.529*10^-10)^3" office:value-type="float" office:value="0.000000340009740754896">
            <text:p>0.000000340009740754896</text:p>
          </table:table-cell>
          <table:table-cell office:value-type="float" office:value="1.99556041567">
            <text:p>1.99556041567</text:p>
          </table:table-cell>
          <table:table-cell table:formula="of:=[.D4]*6.02*10^23*1000*(0.529*10^-10)^3" office:value-type="float" office:value="0.000177839565232525">
            <text:p>0.000177839565232525</text:p>
          </table:table-cell>
          <table:table-cell office:value-type="float" office:value="0.501112365302">
            <text:p>0.501112365302</text:p>
          </table:table-cell>
          <table:table-cell office:value-type="float" office:value="51.8644237413">
            <text:p>51.8644237413</text:p>
          </table:table-cell>
          <table:table-cell office:value-type="float" office:value="56.8755473943">
            <text:p>56.8755473943</text:p>
          </table:table-cell>
          <table:table-cell office:value-type="float" office:value="113.521278341">
            <text:p>113.521278341</text:p>
          </table:table-cell>
          <table:table-cell office:value-type="float" office:value="35.1282921212">
            <text:p>35.1282921212</text:p>
          </table:table-cell>
          <table:table-cell office:value-type="float" office:value="52.6497942112">
            <text:p>52.6497942112</text:p>
          </table:table-cell>
          <table:table-cell office:value-type="float" office:value="597.174815815">
            <text:p>597.174815815</text:p>
          </table:table-cell>
          <table:table-cell office:value-type="float" office:value="6.50128073696">
            <text:p>6.50128073696</text:p>
          </table:table-cell>
          <table:table-cell office:value-type="float" office:value="25.3885529257">
            <text:p>25.3885529257</text:p>
          </table:table-cell>
          <table:table-cell office:value-type="float" office:value="0.0688670032133">
            <text:p>0.0688670032133</text:p>
          </table:table-cell>
          <table:table-cell office:value-type="string">
            <text:p>vapor</text:p>
          </table:table-cell>
        </table:table-row>
        <table:table-row table:style-name="ro1">
          <table:table-cell office:value-type="float" office:value="693">
            <text:p>693</text:p>
          </table:table-cell>
          <table:table-cell office:value-type="float" office:value="15">
            <text:p>15</text:p>
          </table:table-cell>
          <table:table-cell table:formula="of:=[.B5]*10^6/(1.6*10^-19*27.2117)*(0.529*10^-10)^3" office:value-type="float" office:value="0.000000510014611132344">
            <text:p>0.000000510014611132344</text:p>
          </table:table-cell>
          <table:table-cell office:value-type="float" office:value="3.29109101644">
            <text:p>3.29109101644</text:p>
          </table:table-cell>
          <table:table-cell table:formula="of:=[.D5]*6.02*10^23*1000*(0.529*10^-10)^3" office:value-type="float" office:value="0.000293294149807963">
            <text:p>0.000293294149807963</text:p>
          </table:table-cell>
          <table:table-cell office:value-type="float" office:value="0.303850606077">
            <text:p>0.303850606077</text:p>
          </table:table-cell>
          <table:table-cell office:value-type="float" office:value="50.4517701838">
            <text:p>50.4517701838</text:p>
          </table:table-cell>
          <table:table-cell office:value-type="float" office:value="55.009529275">
            <text:p>55.009529275</text:p>
          </table:table-cell>
          <table:table-cell office:value-type="float" office:value="108.017352004">
            <text:p>108.017352004</text:p>
          </table:table-cell>
          <table:table-cell office:value-type="float" office:value="39.3289355559">
            <text:p>39.3289355559</text:p>
          </table:table-cell>
          <table:table-cell office:value-type="float" office:value="66.6645939037">
            <text:p>66.6645939037</text:p>
          </table:table-cell>
          <table:table-cell office:value-type="float" office:value="570.029422549">
            <text:p>570.029422549</text:p>
          </table:table-cell>
          <table:table-cell office:value-type="float" office:value="6.11715470042">
            <text:p>6.11715470042</text:p>
          </table:table-cell>
          <table:table-cell office:value-type="float" office:value="25.8018258866">
            <text:p>25.8018258866</text:p>
          </table:table-cell>
          <table:table-cell office:value-type="float" office:value="0.0792782856323">
            <text:p>0.0792782856323</text:p>
          </table:table-cell>
          <table:table-cell office:value-type="string">
            <text:p>vapor</text:p>
          </table:table-cell>
        </table:table-row>
        <table:table-row table:style-name="ro1">
          <table:table-cell office:value-type="float" office:value="693">
            <text:p>693</text:p>
          </table:table-cell>
          <table:table-cell office:value-type="float" office:value="20">
            <text:p>20</text:p>
          </table:table-cell>
          <table:table-cell table:formula="of:=[.B6]*10^6/(1.6*10^-19*27.2117)*(0.529*10^-10)^3" office:value-type="float" office:value="0.000000680019481509792">
            <text:p>0.000000680019481509792</text:p>
          </table:table-cell>
          <table:table-cell office:value-type="float" office:value="4.95945181869">
            <text:p>4.95945181869</text:p>
          </table:table-cell>
          <table:table-cell table:formula="of:=[.D6]*6.02*10^23*1000*(0.529*10^-10)^3" office:value-type="float" office:value="0.00044197446907733">
            <text:p>0.00044197446907733</text:p>
          </table:table-cell>
          <table:table-cell office:value-type="float" office:value="0.201635188033">
            <text:p>0.201635188033</text:p>
          </table:table-cell>
          <table:table-cell office:value-type="float" office:value="48.7147489575">
            <text:p>48.7147489575</text:p>
          </table:table-cell>
          <table:table-cell office:value-type="float" office:value="52.7474527182">
            <text:p>52.7474527182</text:p>
          </table:table-cell>
          <table:table-cell office:value-type="float" office:value="102.962047969">
            <text:p>102.962047969</text:p>
          </table:table-cell>
          <table:table-cell office:value-type="float" office:value="44.3878612993">
            <text:p>44.3878612993</text:p>
          </table:table-cell>
          <table:table-cell office:value-type="float" office:value="89.9372994133">
            <text:p>89.9372994133</text:p>
          </table:table-cell>
          <table:table-cell office:value-type="float" office:value="538.508796455">
            <text:p>538.508796455</text:p>
          </table:table-cell>
          <table:table-cell office:value-type="float" office:value="5.60243855105">
            <text:p>5.60243855105</text:p>
          </table:table-cell>
          <table:table-cell office:value-type="float" office:value="26.6635264505">
            <text:p>26.6635264505</text:p>
          </table:table-cell>
          <table:table-cell office:value-type="float" office:value="0.0965586439444">
            <text:p>0.0965586439444</text:p>
          </table:table-cell>
          <table:table-cell office:value-type="string">
            <text:p>vapor</text:p>
          </table:table-cell>
        </table:table-row>
        <table:table-row table:style-name="ro1">
          <table:table-cell office:value-type="float" office:value="693">
            <text:p>693</text:p>
          </table:table-cell>
          <table:table-cell office:value-type="float" office:value="25">
            <text:p>25</text:p>
          </table:table-cell>
          <table:table-cell table:formula="of:=[.B7]*10^6/(1.6*10^-19*27.2117)*(0.529*10^-10)^3" office:value-type="float" office:value="0.00000085002435188724">
            <text:p>0.00000085002435188724</text:p>
          </table:table-cell>
          <table:table-cell office:value-type="float" office:value="7.33304361247">
            <text:p>7.33304361247</text:p>
          </table:table-cell>
          <table:table-cell table:formula="of:=[.D7]*6.02*10^23*1000*(0.529*10^-10)^3" office:value-type="float" office:value="0.000653503285409156">
            <text:p>0.000653503285409156</text:p>
          </table:table-cell>
          <table:table-cell office:value-type="float" office:value="0.136369023948">
            <text:p>0.136369023948</text:p>
          </table:table-cell>
          <table:table-cell office:value-type="float" office:value="46.463053363">
            <text:p>46.463053363</text:p>
          </table:table-cell>
          <table:table-cell office:value-type="float" office:value="49.8722789617">
            <text:p>49.8722789617</text:p>
          </table:table-cell>
          <table:table-cell office:value-type="float" office:value="97.6081869945">
            <text:p>97.6081869945</text:p>
          </table:table-cell>
          <table:table-cell office:value-type="float" office:value="50.2269465394">
            <text:p>50.2269465394</text:p>
          </table:table-cell>
          <table:table-cell office:value-type="float" office:value="133.960740986">
            <text:p>133.960740986</text:p>
          </table:table-cell>
          <table:table-cell office:value-type="float" office:value="501.732881585">
            <text:p>501.732881585</text:p>
          </table:table-cell>
          <table:table-cell office:value-type="float" office:value="4.92881310838">
            <text:p>4.92881310838</text:p>
          </table:table-cell>
          <table:table-cell office:value-type="float" office:value="28.4333958286">
            <text:p>28.4333958286</text:p>
          </table:table-cell>
          <table:table-cell office:value-type="float" office:value="0.12838003123">
            <text:p>0.12838003123</text:p>
          </table:table-cell>
          <table:table-cell office:value-type="string">
            <text:p>vapor</text:p>
          </table:table-cell>
        </table:table-row>
        <table:table-row table:style-name="ro1">
          <table:table-cell office:value-type="float" office:value="693">
            <text:p>693</text:p>
          </table:table-cell>
          <table:table-cell office:value-type="float" office:value="25">
            <text:p>25</text:p>
          </table:table-cell>
          <table:table-cell table:formula="of:=[.B8]*10^6/(1.6*10^-19*27.2117)*(0.529*10^-10)^3" office:value-type="float" office:value="0.00000085002435188724">
            <text:p>0.00000085002435188724</text:p>
          </table:table-cell>
          <table:table-cell office:value-type="float" office:value="7.33304361247">
            <text:p>7.33304361247</text:p>
          </table:table-cell>
          <table:table-cell table:formula="of:=[.D8]*6.02*10^23*1000*(0.529*10^-10)^3" office:value-type="float" office:value="0.000653503285409156">
            <text:p>0.000653503285409156</text:p>
          </table:table-cell>
          <table:table-cell office:value-type="float" office:value="0.136369023948">
            <text:p>0.136369023948</text:p>
          </table:table-cell>
          <table:table-cell office:value-type="float" office:value="46.463053363">
            <text:p>46.463053363</text:p>
          </table:table-cell>
          <table:table-cell office:value-type="float" office:value="49.8722789617">
            <text:p>49.8722789617</text:p>
          </table:table-cell>
          <table:table-cell office:value-type="float" office:value="97.6081869945">
            <text:p>97.6081869945</text:p>
          </table:table-cell>
          <table:table-cell office:value-type="float" office:value="50.2269465394">
            <text:p>50.2269465394</text:p>
          </table:table-cell>
          <table:table-cell office:value-type="float" office:value="133.960740986">
            <text:p>133.960740986</text:p>
          </table:table-cell>
          <table:table-cell office:value-type="float" office:value="501.732881585">
            <text:p>501.732881585</text:p>
          </table:table-cell>
          <table:table-cell office:value-type="float" office:value="4.92881310838">
            <text:p>4.92881310838</text:p>
          </table:table-cell>
          <table:table-cell office:value-type="float" office:value="28.4333958286">
            <text:p>28.4333958286</text:p>
          </table:table-cell>
          <table:table-cell office:value-type="float" office:value="0.12838003123">
            <text:p>0.12838003123</text:p>
          </table:table-cell>
          <table:table-cell office:value-type="string">
            <text:p>supercritical</text:p>
          </table:table-cell>
        </table:table-row>
        <table:table-row table:style-name="ro1">
          <table:table-cell office:value-type="float" office:value="693">
            <text:p>693</text:p>
          </table:table-cell>
          <table:table-cell office:value-type="float" office:value="25">
            <text:p>25</text:p>
          </table:table-cell>
          <table:table-cell table:formula="of:=[.B9]*10^6/(1.6*10^-19*27.2117)*(0.529*10^-10)^3" office:value-type="float" office:value="0.00000085002435188724">
            <text:p>0.00000085002435188724</text:p>
          </table:table-cell>
          <table:table-cell office:value-type="float" office:value="7.33304361247">
            <text:p>7.33304361247</text:p>
          </table:table-cell>
          <table:table-cell table:formula="of:=[.D9]*6.02*10^23*1000*(0.529*10^-10)^3" office:value-type="float" office:value="0.000653503285409156">
            <text:p>0.000653503285409156</text:p>
          </table:table-cell>
          <table:table-cell office:value-type="float" office:value="0.136369023948">
            <text:p>0.136369023948</text:p>
          </table:table-cell>
          <table:table-cell office:value-type="float" office:value="46.463053363">
            <text:p>46.463053363</text:p>
          </table:table-cell>
          <table:table-cell office:value-type="float" office:value="49.8722789617">
            <text:p>49.8722789617</text:p>
          </table:table-cell>
          <table:table-cell office:value-type="float" office:value="97.6081869945">
            <text:p>97.6081869945</text:p>
          </table:table-cell>
          <table:table-cell office:value-type="float" office:value="50.2269465394">
            <text:p>50.2269465394</text:p>
          </table:table-cell>
          <table:table-cell office:value-type="float" office:value="133.960740986">
            <text:p>133.960740986</text:p>
          </table:table-cell>
          <table:table-cell office:value-type="float" office:value="501.732881585">
            <text:p>501.732881585</text:p>
          </table:table-cell>
          <table:table-cell office:value-type="float" office:value="4.92881310838">
            <text:p>4.92881310838</text:p>
          </table:table-cell>
          <table:table-cell office:value-type="float" office:value="28.4333958286">
            <text:p>28.4333958286</text:p>
          </table:table-cell>
          <table:table-cell office:value-type="float" office:value="0.12838003123">
            <text:p>0.12838003123</text:p>
          </table:table-cell>
          <table:table-cell office:value-type="string">
            <text:p>supercritical</text:p>
          </table:table-cell>
        </table:table-row>
        <table:table-row table:style-name="ro1">
          <table:table-cell office:value-type="float" office:value="693">
            <text:p>693</text:p>
          </table:table-cell>
          <table:table-cell office:value-type="float" office:value="30">
            <text:p>30</text:p>
          </table:table-cell>
          <table:table-cell table:formula="of:=[.B10]*10^6/(1.6*10^-19*27.2117)*(0.529*10^-10)^3" office:value-type="float" office:value="0.00000102002922226469">
            <text:p>0.00000102002922226469</text:p>
          </table:table-cell>
          <table:table-cell office:value-type="float" office:value="11.3093185769">
            <text:p>11.3093185769</text:p>
          </table:table-cell>
          <table:table-cell table:formula="of:=[.D10]*6.02*10^23*1000*(0.529*10^-10)^3" office:value-type="float" office:value="0.0010078593877684">
            <text:p>0.0010078593877684</text:p>
          </table:table-cell>
          <table:table-cell office:value-type="float" office:value="0.0884226572271">
            <text:p>0.0884226572271</text:p>
          </table:table-cell>
          <table:table-cell office:value-type="float" office:value="43.3046955204">
            <text:p>43.3046955204</text:p>
          </table:table-cell>
          <table:table-cell office:value-type="float" office:value="45.9573752372">
            <text:p>45.9573752372</text:p>
          </table:table-cell>
          <table:table-cell office:value-type="float" office:value="91.1554795501">
            <text:p>91.1554795501</text:p>
          </table:table-cell>
          <table:table-cell office:value-type="float" office:value="55.96817602">
            <text:p>55.96817602</text:p>
          </table:table-cell>
          <table:table-cell office:value-type="float" office:value="231.141137328">
            <text:p>231.141137328</text:p>
          </table:table-cell>
          <table:table-cell office:value-type="float" office:value="461.888970819">
            <text:p>461.888970819</text:p>
          </table:table-cell>
          <table:table-cell office:value-type="float" office:value="3.98659768792">
            <text:p>3.98659768792</text:p>
          </table:table-cell>
          <table:table-cell office:value-type="float" office:value="32.5593678877">
            <text:p>32.5593678877</text:p>
          </table:table-cell>
          <table:table-cell office:value-type="float" office:value="0.192053600309">
            <text:p>0.192053600309</text:p>
          </table:table-cell>
          <table:table-cell office:value-type="string">
            <text:p>supercritical</text:p>
          </table:table-cell>
        </table:table-row>
        <table:table-row table:style-name="ro1">
          <table:table-cell office:value-type="float" office:value="693">
            <text:p>693</text:p>
          </table:table-cell>
          <table:table-cell office:value-type="float" office:value="35">
            <text:p>35</text:p>
          </table:table-cell>
          <table:table-cell table:formula="of:=[.B11]*10^6/(1.6*10^-19*27.2117)*(0.529*10^-10)^3" office:value-type="float" office:value="0.00000119003409264214">
            <text:p>0.00000119003409264214</text:p>
          </table:table-cell>
          <table:table-cell office:value-type="float" office:value="18.0607364738">
            <text:p>18.0607364738</text:p>
          </table:table-cell>
          <table:table-cell table:formula="of:=[.D11]*6.02*10^23*1000*(0.529*10^-10)^3" office:value-type="float" office:value="0.00160952958229601">
            <text:p>0.00160952958229601</text:p>
          </table:table-cell>
          <table:table-cell office:value-type="float" office:value="0.0553687277066">
            <text:p>0.0553687277066</text:p>
          </table:table-cell>
          <table:table-cell office:value-type="float" office:value="39.306180761">
            <text:p>39.306180761</text:p>
          </table:table-cell>
          <table:table-cell office:value-type="float" office:value="41.2440862307">
            <text:p>41.2440862307</text:p>
          </table:table-cell>
          <table:table-cell office:value-type="float" office:value="83.8481074581">
            <text:p>83.8481074581</text:p>
          </table:table-cell>
          <table:table-cell office:value-type="float" office:value="57.073504207">
            <text:p>57.073504207</text:p>
          </table:table-cell>
          <table:table-cell office:value-type="float" office:value="304.280709158">
            <text:p>304.280709158</text:p>
          </table:table-cell>
          <table:table-cell office:value-type="float" office:value="458.714999047">
            <text:p>458.714999047</text:p>
          </table:table-cell>
          <table:table-cell office:value-type="float" office:value="2.64254940741">
            <text:p>2.64254940741</text:p>
          </table:table-cell>
          <table:table-cell office:value-type="float" office:value="42.0030170191">
            <text:p>42.0030170191</text:p>
          </table:table-cell>
          <table:table-cell office:value-type="float" office:value="0.285520920086">
            <text:p>0.285520920086</text:p>
          </table:table-cell>
          <table:table-cell office:value-type="string">
            <text:p>supercritical</text:p>
          </table:table-cell>
        </table:table-row>
        <table:table-row table:style-name="ro1">
          <table:table-cell office:value-type="float" office:value="693">
            <text:p>693</text:p>
          </table:table-cell>
          <table:table-cell office:value-type="float" office:value="40">
            <text:p>40</text:p>
          </table:table-cell>
          <table:table-cell table:formula="of:=[.B12]*10^6/(1.6*10^-19*27.2117)*(0.529*10^-10)^3" office:value-type="float" office:value="0.00000136003896301958">
            <text:p>0.00000136003896301958</text:p>
          </table:table-cell>
          <table:table-cell office:value-type="float" office:value="23.5682605476">
            <text:p>23.5682605476</text:p>
          </table:table-cell>
          <table:table-cell table:formula="of:=[.D12]*6.02*10^23*1000*(0.529*10^-10)^3" office:value-type="float" office:value="0.00210034693821325">
            <text:p>0.00210034693821325</text:p>
          </table:table-cell>
          <table:table-cell office:value-type="float" office:value="0.0424299450518">
            <text:p>0.0424299450518</text:p>
          </table:table-cell>
          <table:table-cell office:value-type="float" office:value="36.7584122562">
            <text:p>36.7584122562</text:p>
          </table:table-cell>
          <table:table-cell office:value-type="float" office:value="38.4556100583">
            <text:p>38.4556100583</text:p>
          </table:table-cell>
          <table:table-cell office:value-type="float" office:value="79.4800628151">
            <text:p>79.4800628151</text:p>
          </table:table-cell>
          <table:table-cell office:value-type="float" office:value="54.6450716475">
            <text:p>54.6450716475</text:p>
          </table:table-cell>
          <table:table-cell office:value-type="float" office:value="216.978807042">
            <text:p>216.978807042</text:p>
          </table:table-cell>
          <table:table-cell office:value-type="float" office:value="526.542876592">
            <text:p>526.542876592</text:p>
          </table:table-cell>
          <table:table-cell office:value-type="float" office:value="1.65374202209">
            <text:p>1.65374202209</text:p>
          </table:table-cell>
          <table:table-cell office:value-type="float" office:value="51.3464330124">
            <text:p>51.3464330124</text:p>
          </table:table-cell>
          <table:table-cell office:value-type="float" office:value="0.34546133526">
            <text:p>0.34546133526</text:p>
          </table:table-cell>
          <table:table-cell office:value-type="string">
            <text:p>supercritical</text:p>
          </table:table-cell>
        </table:table-row>
        <table:table-row table:style-name="ro1">
          <table:table-cell office:value-type="float" office:value="693">
            <text:p>693</text:p>
          </table:table-cell>
          <table:table-cell office:value-type="float" office:value="45">
            <text:p>45</text:p>
          </table:table-cell>
          <table:table-cell table:formula="of:=[.B13]*10^6/(1.6*10^-19*27.2117)*(0.529*10^-10)^3" office:value-type="float" office:value="0.00000153004383339703">
            <text:p>0.00000153004383339703</text:p>
          </table:table-cell>
          <table:table-cell office:value-type="float" office:value="26.6210412013">
            <text:p>26.6210412013</text:p>
          </table:table-cell>
          <table:table-cell table:formula="of:=[.D13]*6.02*10^23*1000*(0.529*10^-10)^3" office:value-type="float" office:value="0.00237240343920472">
            <text:p>0.00237240343920472</text:p>
          </table:table-cell>
          <table:table-cell office:value-type="float" office:value="0.0375642707751">
            <text:p>0.0375642707751</text:p>
          </table:table-cell>
          <table:table-cell office:value-type="float" office:value="35.4636124302">
            <text:p>35.4636124302</text:p>
          </table:table-cell>
          <table:table-cell office:value-type="float" office:value="37.1540046151">
            <text:p>37.1540046151</text:p>
          </table:table-cell>
          <table:table-cell office:value-type="float" office:value="77.3154616363">
            <text:p>77.3154616363</text:p>
          </table:table-cell>
          <table:table-cell office:value-type="float" office:value="52.8470911606">
            <text:p>52.8470911606</text:p>
          </table:table-cell>
          <table:table-cell office:value-type="float" office:value="165.726931826">
            <text:p>165.726931826</text:p>
          </table:table-cell>
          <table:table-cell office:value-type="float" office:value="603.704199309">
            <text:p>603.704199309</text:p>
          </table:table-cell>
          <table:table-cell office:value-type="float" office:value="1.15880953684">
            <text:p>1.15880953684</text:p>
          </table:table-cell>
          <table:table-cell office:value-type="float" office:value="57.1197690235">
            <text:p>57.1197690235</text:p>
          </table:table-cell>
          <table:table-cell office:value-type="float" office:value="0.380327975499">
            <text:p>0.380327975499</text:p>
          </table:table-cell>
          <table:table-cell office:value-type="string">
            <text:p>supercritical</text:p>
          </table:table-cell>
        </table:table-row>
        <table:table-row table:style-name="ro1">
          <table:table-cell office:value-type="float" office:value="693">
            <text:p>693</text:p>
          </table:table-cell>
          <table:table-cell office:value-type="float" office:value="50">
            <text:p>50</text:p>
          </table:table-cell>
          <table:table-cell table:formula="of:=[.B14]*10^6/(1.6*10^-19*27.2117)*(0.529*10^-10)^3" office:value-type="float" office:value="0.00000170004870377448">
            <text:p>0.00000170004870377448</text:p>
          </table:table-cell>
          <table:table-cell office:value-type="float" office:value="28.6282324132">
            <text:p>28.6282324132</text:p>
          </table:table-cell>
          <table:table-cell table:formula="of:=[.D14]*6.02*10^23*1000*(0.529*10^-10)^3" office:value-type="float" office:value="0.00255127951314358">
            <text:p>0.00255127951314358</text:p>
          </table:table-cell>
          <table:table-cell office:value-type="float" office:value="0.0349305533631">
            <text:p>0.0349305533631</text:p>
          </table:table-cell>
          <table:table-cell office:value-type="float" office:value="34.6323591484">
            <text:p>34.6323591484</text:p>
          </table:table-cell>
          <table:table-cell office:value-type="float" office:value="36.3788868165">
            <text:p>36.3788868165</text:p>
          </table:table-cell>
          <table:table-cell office:value-type="float" office:value="75.9362042998">
            <text:p>75.9362042998</text:p>
          </table:table-cell>
          <table:table-cell office:value-type="float" office:value="51.9115705261">
            <text:p>51.9115705261</text:p>
          </table:table-cell>
          <table:table-cell office:value-type="float" office:value="141.828633387">
            <text:p>141.828633387</text:p>
          </table:table-cell>
          <table:table-cell office:value-type="float" office:value="667.345331987">
            <text:p>667.345331987</text:p>
          </table:table-cell>
          <table:table-cell office:value-type="float" office:value="0.888222384367">
            <text:p>0.888222384367</text:p>
          </table:table-cell>
          <table:table-cell office:value-type="float" office:value="61.1892881467">
            <text:p>61.1892881467</text:p>
          </table:table-cell>
          <table:table-cell office:value-type="float" office:value="0.405267065677">
            <text:p>0.405267065677</text:p>
          </table:table-cell>
          <table:table-cell office:value-type="string">
            <text:p>supercritical</text:p>
          </table:table-cell>
        </table:table-row>
        <table:table-row table:style-name="ro1">
          <table:table-cell office:value-type="float" office:value="693">
            <text:p>693</text:p>
          </table:table-cell>
          <table:table-cell office:value-type="float" office:value="55">
            <text:p>55</text:p>
          </table:table-cell>
          <table:table-cell table:formula="of:=[.B15]*10^6/(1.6*10^-19*27.2117)*(0.529*10^-10)^3" office:value-type="float" office:value="0.00000187005357415193">
            <text:p>0.00000187005357415193</text:p>
          </table:table-cell>
          <table:table-cell office:value-type="float" office:value="30.1245741367">
            <text:p>30.1245741367</text:p>
          </table:table-cell>
          <table:table-cell table:formula="of:=[.D15]*6.02*10^23*1000*(0.529*10^-10)^3" office:value-type="float" office:value="0.00268462990406982">
            <text:p>0.00268462990406982</text:p>
          </table:table-cell>
          <table:table-cell office:value-type="float" office:value="0.0331954900163">
            <text:p>0.0331954900163</text:p>
          </table:table-cell>
          <table:table-cell office:value-type="float" office:value="34.0187707703">
            <text:p>34.0187707703</text:p>
          </table:table-cell>
          <table:table-cell office:value-type="float" office:value="35.8445227212">
            <text:p>35.8445227212</text:p>
          </table:table-cell>
          <table:table-cell office:value-type="float" office:value="74.9197208601">
            <text:p>74.9197208601</text:p>
          </table:table-cell>
          <table:table-cell office:value-type="float" office:value="51.3305498934">
            <text:p>51.3305498934</text:p>
          </table:table-cell>
          <table:table-cell office:value-type="float" office:value="127.629947085">
            <text:p>127.629947085</text:p>
          </table:table-cell>
          <table:table-cell office:value-type="float" office:value="722.4257704">
            <text:p>722.4257704</text:p>
          </table:table-cell>
          <table:table-cell office:value-type="float" office:value="0.712495182576">
            <text:p>0.712495182576</text:p>
          </table:table-cell>
          <table:table-cell office:value-type="float" office:value="64.3878091549">
            <text:p>64.3878091549</text:p>
          </table:table-cell>
          <table:table-cell office:value-type="float" office:value="0.424552067556">
            <text:p>0.424552067556</text:p>
          </table:table-cell>
          <table:table-cell office:value-type="string">
            <text:p>supercritical</text:p>
          </table:table-cell>
        </table:table-row>
        <table:table-row table:style-name="ro1">
          <table:table-cell office:value-type="float" office:value="693">
            <text:p>693</text:p>
          </table:table-cell>
          <table:table-cell office:value-type="float" office:value="60">
            <text:p>60</text:p>
          </table:table-cell>
          <table:table-cell table:formula="of:=[.B16]*10^6/(1.6*10^-19*27.2117)*(0.529*10^-10)^3" office:value-type="float" office:value="0.00000204005844452938">
            <text:p>0.00000204005844452938</text:p>
          </table:table-cell>
          <table:table-cell office:value-type="float" office:value="31.3189599127">
            <text:p>31.3189599127</text:p>
          </table:table-cell>
          <table:table-cell table:formula="of:=[.D16]*6.02*10^23*1000*(0.529*10^-10)^3" office:value-type="float" office:value="0.00279107070408561">
            <text:p>0.00279107070408561</text:p>
          </table:table-cell>
          <table:table-cell office:value-type="float" office:value="0.0319295405335">
            <text:p>0.0319295405335</text:p>
          </table:table-cell>
          <table:table-cell office:value-type="float" office:value="33.5315305702">
            <text:p>33.5315305702</text:p>
          </table:table-cell>
          <table:table-cell office:value-type="float" office:value="35.4473030022">
            <text:p>35.4473030022</text:p>
          </table:table-cell>
          <table:table-cell office:value-type="float" office:value="74.1118043539">
            <text:p>74.1118043539</text:p>
          </table:table-cell>
          <table:table-cell office:value-type="float" office:value="50.9314402031">
            <text:p>50.9314402031</text:p>
          </table:table-cell>
          <table:table-cell office:value-type="float" office:value="118.179739325">
            <text:p>118.179739325</text:p>
          </table:table-cell>
          <table:table-cell office:value-type="float" office:value="771.094296058">
            <text:p>771.094296058</text:p>
          </table:table-cell>
          <table:table-cell office:value-type="float" office:value="0.588257559595">
            <text:p>0.588257559595</text:p>
          </table:table-cell>
          <table:table-cell office:value-type="float" office:value="67.0536456708">
            <text:p>67.0536456708</text:p>
          </table:table-cell>
          <table:table-cell office:value-type="float" office:value="0.440348017087">
            <text:p>0.440348017087</text:p>
          </table:table-cell>
          <table:table-cell office:value-type="string">
            <text:p>supercritical</text:p>
          </table:table-cell>
        </table:table-row>
        <table:table-row table:style-name="ro1">
          <table:table-cell office:value-type="float" office:value="693">
            <text:p>693</text:p>
          </table:table-cell>
          <table:table-cell office:value-type="float" office:value="65">
            <text:p>65</text:p>
          </table:table-cell>
          <table:table-cell table:formula="of:=[.B17]*10^6/(1.6*10^-19*27.2117)*(0.529*10^-10)^3" office:value-type="float" office:value="0.00000221006331490682">
            <text:p>0.00000221006331490682</text:p>
          </table:table-cell>
          <table:table-cell office:value-type="float" office:value="32.3158697889">
            <text:p>32.3158697889</text:p>
          </table:table-cell>
          <table:table-cell table:formula="of:=[.D17]*6.02*10^23*1000*(0.529*10^-10)^3" office:value-type="float" office:value="0.00287991292483085">
            <text:p>0.00287991292483085</text:p>
          </table:table-cell>
          <table:table-cell office:value-type="float" office:value="0.0309445485">
            <text:p>0.0309445485</text:p>
          </table:table-cell>
          <table:table-cell office:value-type="float" office:value="33.1262328802">
            <text:p>33.1262328802</text:p>
          </table:table-cell>
          <table:table-cell office:value-type="float" office:value="35.1376285327">
            <text:p>35.1376285327</text:p>
          </table:table-cell>
          <table:table-cell office:value-type="float" office:value="73.4382587212">
            <text:p>73.4382587212</text:p>
          </table:table-cell>
          <table:table-cell office:value-type="float" office:value="50.6404785311">
            <text:p>50.6404785311</text:p>
          </table:table-cell>
          <table:table-cell office:value-type="float" office:value="111.436806994">
            <text:p>111.436806994</text:p>
          </table:table-cell>
          <table:table-cell office:value-type="float" office:value="814.684297279">
            <text:p>814.684297279</text:p>
          </table:table-cell>
          <table:table-cell office:value-type="float" office:value="0.495556940632">
            <text:p>0.495556940632</text:p>
          </table:table-cell>
          <table:table-cell office:value-type="float" office:value="69.3616550743">
            <text:p>69.3616550743</text:p>
          </table:table-cell>
          <table:table-cell office:value-type="float" office:value="0.453854953231">
            <text:p>0.453854953231</text:p>
          </table:table-cell>
          <table:table-cell office:value-type="string">
            <text:p>supercritical</text:p>
          </table:table-cell>
        </table:table-row>
        <table:table-row table:style-name="ro1">
          <table:table-cell office:value-type="float" office:value="693">
            <text:p>693</text:p>
          </table:table-cell>
          <table:table-cell office:value-type="float" office:value="70">
            <text:p>70</text:p>
          </table:table-cell>
          <table:table-cell table:formula="of:=[.B18]*10^6/(1.6*10^-19*27.2117)*(0.529*10^-10)^3" office:value-type="float" office:value="0.00000238006818528427">
            <text:p>0.00000238006818528427</text:p>
          </table:table-cell>
          <table:table-cell office:value-type="float" office:value="33.1742416601">
            <text:p>33.1742416601</text:p>
          </table:table-cell>
          <table:table-cell table:formula="of:=[.D18]*6.02*10^23*1000*(0.529*10^-10)^3" office:value-type="float" office:value="0.00295640897034435">
            <text:p>0.00295640897034435</text:p>
          </table:table-cell>
          <table:table-cell office:value-type="float" office:value="0.0301438691574">
            <text:p>0.0301438691574</text:p>
          </table:table-cell>
          <table:table-cell office:value-type="float" office:value="32.7782067033">
            <text:p>32.7782067033</text:p>
          </table:table-cell>
          <table:table-cell office:value-type="float" office:value="34.8882775443">
            <text:p>34.8882775443</text:p>
          </table:table-cell>
          <table:table-cell office:value-type="float" office:value="72.8581593475">
            <text:p>72.8581593475</text:p>
          </table:table-cell>
          <table:table-cell office:value-type="float" office:value="50.4201644629">
            <text:p>50.4201644629</text:p>
          </table:table-cell>
          <table:table-cell office:value-type="float" office:value="106.366633774">
            <text:p>106.366633774</text:p>
          </table:table-cell>
          <table:table-cell office:value-type="float" office:value="854.221709308">
            <text:p>854.221709308</text:p>
          </table:table-cell>
          <table:table-cell office:value-type="float" office:value="0.423501108146">
            <text:p>0.423501108146</text:p>
          </table:table-cell>
          <table:table-cell office:value-type="float" office:value="71.4129009475">
            <text:p>71.4129009475</text:p>
          </table:table-cell>
          <table:table-cell office:value-type="float" office:value="0.465769527123">
            <text:p>0.465769527123</text:p>
          </table:table-cell>
          <table:table-cell office:value-type="string">
            <text:p>supercritical</text:p>
          </table:table-cell>
        </table:table-row>
        <table:table-row table:style-name="ro1">
          <table:table-cell office:value-type="float" office:value="693">
            <text:p>693</text:p>
          </table:table-cell>
          <table:table-cell office:value-type="float" office:value="75">
            <text:p>75</text:p>
          </table:table-cell>
          <table:table-cell table:formula="of:=[.B19]*10^6/(1.6*10^-19*27.2117)*(0.529*10^-10)^3" office:value-type="float" office:value="0.00000255007305566172">
            <text:p>0.00000255007305566172</text:p>
          </table:table-cell>
          <table:table-cell office:value-type="float" office:value="33.9301349725">
            <text:p>33.9301349725</text:p>
          </table:table-cell>
          <table:table-cell table:formula="of:=[.D19]*6.02*10^23*1000*(0.529*10^-10)^3" office:value-type="float" office:value="0.00302377237211551">
            <text:p>0.00302377237211551</text:p>
          </table:table-cell>
          <table:table-cell office:value-type="float" office:value="0.0294723260255">
            <text:p>0.0294723260255</text:p>
          </table:table-cell>
          <table:table-cell office:value-type="float" office:value="32.4724869248">
            <text:p>32.4724869248</text:p>
          </table:table-cell>
          <table:table-cell office:value-type="float" office:value="34.6829113767">
            <text:p>34.6829113767</text:p>
          </table:table-cell>
          <table:table-cell office:value-type="float" office:value="72.3468157674">
            <text:p>72.3468157674</text:p>
          </table:table-cell>
          <table:table-cell office:value-type="float" office:value="50.2491396314">
            <text:p>50.2491396314</text:p>
          </table:table-cell>
          <table:table-cell office:value-type="float" office:value="102.395547549">
            <text:p>102.395547549</text:p>
          </table:table-cell>
          <table:table-cell office:value-type="float" office:value="890.482963375">
            <text:p>890.482963375</text:p>
          </table:table-cell>
          <table:table-cell office:value-type="float" office:value="0.36566699639">
            <text:p>0.36566699639</text:p>
          </table:table-cell>
          <table:table-cell office:value-type="float" office:value="73.2702827037">
            <text:p>73.2702827037</text:p>
          </table:table-cell>
          <table:table-cell office:value-type="float" office:value="0.476522011641">
            <text:p>0.476522011641</text:p>
          </table:table-cell>
          <table:table-cell office:value-type="string">
            <text:p>supercritical</text:p>
          </table:table-cell>
        </table:table-row>
        <table:table-row table:style-name="ro1">
          <table:table-cell office:value-type="float" office:value="693">
            <text:p>693</text:p>
          </table:table-cell>
          <table:table-cell office:value-type="float" office:value="80">
            <text:p>80</text:p>
          </table:table-cell>
          <table:table-cell table:formula="of:=[.B20]*10^6/(1.6*10^-19*27.2117)*(0.529*10^-10)^3" office:value-type="float" office:value="0.00000272007792603917">
            <text:p>0.00000272007792603917</text:p>
          </table:table-cell>
          <table:table-cell office:value-type="float" office:value="34.6070827175">
            <text:p>34.6070827175</text:p>
          </table:table-cell>
          <table:table-cell table:formula="of:=[.D20]*6.02*10^23*1000*(0.529*10^-10)^3" office:value-type="float" office:value="0.00308410033398055">
            <text:p>0.00308410033398055</text:p>
          </table:table-cell>
          <table:table-cell office:value-type="float" office:value="0.0288958190485">
            <text:p>0.0288958190485</text:p>
          </table:table-cell>
          <table:table-cell office:value-type="float" office:value="32.1993579016">
            <text:p>32.1993579016</text:p>
          </table:table-cell>
          <table:table-cell office:value-type="float" office:value="34.5110234255">
            <text:p>34.5110234255</text:p>
          </table:table-cell>
          <table:table-cell office:value-type="float" office:value="71.888267355">
            <text:p>71.888267355</text:p>
          </table:table-cell>
          <table:table-cell office:value-type="float" office:value="50.1141420204">
            <text:p>50.1141420204</text:p>
          </table:table-cell>
          <table:table-cell office:value-type="float" office:value="99.1847975504">
            <text:p>99.1847975504</text:p>
          </table:table-cell>
          <table:table-cell office:value-type="float" office:value="924.047852118">
            <text:p>924.047852118</text:p>
          </table:table-cell>
          <table:table-cell office:value-type="float" office:value="0.318056436628">
            <text:p>0.318056436628</text:p>
          </table:table-cell>
          <table:table-cell office:value-type="float" office:value="74.9753780173">
            <text:p>74.9753780173</text:p>
          </table:table-cell>
          <table:table-cell office:value-type="float" office:value="0.486392812045">
            <text:p>0.486392812045</text:p>
          </table:table-cell>
          <table:table-cell office:value-type="string">
            <text:p>supercritical</text:p>
          </table:table-cell>
        </table:table-row>
        <table:table-row table:style-name="ro1">
          <table:table-cell office:value-type="float" office:value="693">
            <text:p>693</text:p>
          </table:table-cell>
          <table:table-cell office:value-type="float" office:value="85">
            <text:p>85</text:p>
          </table:table-cell>
          <table:table-cell table:formula="of:=[.B21]*10^6/(1.6*10^-19*27.2117)*(0.529*10^-10)^3" office:value-type="float" office:value="0.00000289008279641662">
            <text:p>0.00000289008279641662</text:p>
          </table:table-cell>
          <table:table-cell office:value-type="float" office:value="35.2212660177">
            <text:p>35.2212660177</text:p>
          </table:table-cell>
          <table:table-cell table:formula="of:=[.D21]*6.02*10^23*1000*(0.529*10^-10)^3" office:value-type="float" office:value="0.0031388348788347">
            <text:p>0.0031388348788347</text:p>
          </table:table-cell>
          <table:table-cell office:value-type="float" office:value="0.02839193797">
            <text:p>0.02839193797</text:p>
          </table:table-cell>
          <table:table-cell office:value-type="float" office:value="31.9521610252">
            <text:p>31.9521610252</text:p>
          </table:table-cell>
          <table:table-cell office:value-type="float" office:value="34.3654757527">
            <text:p>34.3654757527</text:p>
          </table:table-cell>
          <table:table-cell office:value-type="float" office:value="71.471614491">
            <text:p>71.471614491</text:p>
          </table:table-cell>
          <table:table-cell office:value-type="float" office:value="50.0063750634">
            <text:p>50.0063750634</text:p>
          </table:table-cell>
          <table:table-cell office:value-type="float" office:value="96.5231071416">
            <text:p>96.5231071416</text:p>
          </table:table-cell>
          <table:table-cell office:value-type="float" office:value="955.353229607">
            <text:p>955.353229607</text:p>
          </table:table-cell>
          <table:table-cell office:value-type="float" office:value="0.278061004896">
            <text:p>0.278061004896</text:p>
          </table:table-cell>
          <table:table-cell office:value-type="float" office:value="76.5570751364">
            <text:p>76.5570751364</text:p>
          </table:table-cell>
          <table:table-cell office:value-type="float" office:value="0.495572311075">
            <text:p>0.495572311075</text:p>
          </table:table-cell>
          <table:table-cell office:value-type="string">
            <text:p>supercritical</text:p>
          </table:table-cell>
        </table:table-row>
        <table:table-row table:style-name="ro1">
          <table:table-cell office:value-type="float" office:value="693">
            <text:p>693</text:p>
          </table:table-cell>
          <table:table-cell office:value-type="float" office:value="90">
            <text:p>90</text:p>
          </table:table-cell>
          <table:table-cell table:formula="of:=[.B22]*10^6/(1.6*10^-19*27.2117)*(0.529*10^-10)^3" office:value-type="float" office:value="0.00000306008766679406">
            <text:p>0.00000306008766679406</text:p>
          </table:table-cell>
          <table:table-cell office:value-type="float" office:value="35.7842892565">
            <text:p>35.7842892565</text:p>
          </table:table-cell>
          <table:table-cell table:formula="of:=[.D22]*6.02*10^23*1000*(0.529*10^-10)^3" office:value-type="float" office:value="0.00318901016153611">
            <text:p>0.00318901016153611</text:p>
          </table:table-cell>
          <table:table-cell office:value-type="float" office:value="0.0279452245881">
            <text:p>0.0279452245881</text:p>
          </table:table-cell>
          <table:table-cell office:value-type="float" office:value="31.7261303992">
            <text:p>31.7261303992</text:p>
          </table:table-cell>
          <table:table-cell office:value-type="float" office:value="34.2412006121">
            <text:p>34.2412006121</text:p>
          </table:table-cell>
          <table:table-cell office:value-type="float" office:value="71.089079424">
            <text:p>71.089079424</text:p>
          </table:table-cell>
          <table:table-cell office:value-type="float" office:value="49.9197071579">
            <text:p>49.9197071579</text:p>
          </table:table-cell>
          <table:table-cell office:value-type="float" office:value="94.2721688672">
            <text:p>94.2721688672</text:p>
          </table:table-cell>
          <table:table-cell office:value-type="float" office:value="984.734855477">
            <text:p>984.734855477</text:p>
          </table:table-cell>
          <table:table-cell office:value-type="float" office:value="0.24390683915">
            <text:p>0.24390683915</text:p>
          </table:table-cell>
          <table:table-cell office:value-type="float" office:value="78.0362806633">
            <text:p>78.0362806633</text:p>
          </table:table-cell>
          <table:table-cell office:value-type="float" office:value="0.504193935412">
            <text:p>0.504193935412</text:p>
          </table:table-cell>
          <table:table-cell office:value-type="string">
            <text:p>supercritical</text:p>
          </table:table-cell>
        </table:table-row>
        <table:table-row table:style-name="ro1">
          <table:table-cell office:value-type="float" office:value="693">
            <text:p>693</text:p>
          </table:table-cell>
          <table:table-cell office:value-type="float" office:value="95">
            <text:p>95</text:p>
          </table:table-cell>
          <table:table-cell table:formula="of:=[.B23]*10^6/(1.6*10^-19*27.2117)*(0.529*10^-10)^3" office:value-type="float" office:value="0.00000323009253717151">
            <text:p>0.00000323009253717151</text:p>
          </table:table-cell>
          <table:table-cell office:value-type="float" office:value="36.3047629773">
            <text:p>36.3047629773</text:p>
          </table:table-cell>
          <table:table-cell table:formula="of:=[.D23]*6.02*10^23*1000*(0.529*10^-10)^3" office:value-type="float" office:value="0.00323539353309189">
            <text:p>0.00323539353309189</text:p>
          </table:table-cell>
          <table:table-cell office:value-type="float" office:value="0.0275445951989">
            <text:p>0.0275445951989</text:p>
          </table:table-cell>
          <table:table-cell office:value-type="float" office:value="31.5177332261">
            <text:p>31.5177332261</text:p>
          </table:table-cell>
          <table:table-cell office:value-type="float" office:value="34.1344697699">
            <text:p>34.1344697699</text:p>
          </table:table-cell>
          <table:table-cell office:value-type="float" office:value="70.7349119242">
            <text:p>70.7349119242</text:p>
          </table:table-cell>
          <table:table-cell office:value-type="float" office:value="49.8497018696">
            <text:p>49.8497018696</text:p>
          </table:table-cell>
          <table:table-cell office:value-type="float" office:value="92.3375647691">
            <text:p>92.3375647691</text:p>
          </table:table-cell>
          <table:table-cell office:value-type="float" office:value="1012.45657741">
            <text:p>1012.45657741</text:p>
          </table:table-cell>
          <table:table-cell office:value-type="float" office:value="0.214343488494">
            <text:p>0.214343488494</text:p>
          </table:table-cell>
          <table:table-cell office:value-type="float" office:value="79.4286357968">
            <text:p>79.4286357968</text:p>
          </table:table-cell>
          <table:table-cell office:value-type="float" office:value="0.512353687238">
            <text:p>0.512353687238</text:p>
          </table:table-cell>
          <table:table-cell office:value-type="string">
            <text:p>supercritical</text:p>
          </table:table-cell>
        </table:table-row>
        <table:table-row table:style-name="ro1">
          <table:table-cell office:value-type="float" office:value="693">
            <text:p>693</text:p>
          </table:table-cell>
          <table:table-cell office:value-type="float" office:value="100">
            <text:p>100</text:p>
          </table:table-cell>
          <table:table-cell table:formula="of:=[.B24]*10^6/(1.6*10^-19*27.2117)*(0.529*10^-10)^3" office:value-type="float" office:value="0.00000340009740754896">
            <text:p>0.00000340009740754896</text:p>
          </table:table-cell>
          <table:table-cell office:value-type="float" office:value="36.7892568244">
            <text:p>36.7892568244</text:p>
          </table:table-cell>
          <table:table-cell table:formula="of:=[.D24]*6.02*10^23*1000*(0.529*10^-10)^3" office:value-type="float" office:value="0.00327857046446892">
            <text:p>0.00327857046446892</text:p>
          </table:table-cell>
          <table:table-cell office:value-type="float" office:value="0.0271818483524">
            <text:p>0.0271818483524</text:p>
          </table:table-cell>
          <table:table-cell office:value-type="float" office:value="31.3242747742">
            <text:p>31.3242747742</text:p>
          </table:table-cell>
          <table:table-cell office:value-type="float" office:value="34.0424596095">
            <text:p>34.0424596095</text:p>
          </table:table-cell>
          <table:table-cell office:value-type="float" office:value="70.4047360118">
            <text:p>70.4047360118</text:p>
          </table:table-cell>
          <table:table-cell office:value-type="float" office:value="49.7930566395">
            <text:p>49.7930566395</text:p>
          </table:table-cell>
          <table:table-cell office:value-type="float" office:value="90.652494279">
            <text:p>90.652494279</text:p>
          </table:table-cell>
          <table:table-cell office:value-type="float" office:value="1038.73001135">
            <text:p>1038.73001135</text:p>
          </table:table-cell>
          <table:table-cell office:value-type="float" office:value="0.188462051438">
            <text:p>0.188462051438</text:p>
          </table:table-cell>
          <table:table-cell office:value-type="float" office:value="80.7461655567">
            <text:p>80.7461655567</text:p>
          </table:table-cell>
          <table:table-cell office:value-type="float" office:value="0.520122292594">
            <text:p>0.520122292594</text:p>
          </table:table-cell>
          <table:table-cell office:value-type="string">
            <text:p>supercritical</text:p>
          </table:table-cell>
        </table:table-row>
        <table:table-row table:style-name="ro1">
          <table:table-cell office:value-type="float" office:value="693">
            <text:p>693</text:p>
          </table:table-cell>
          <table:table-cell office:value-type="float" office:value="105">
            <text:p>105</text:p>
          </table:table-cell>
          <table:table-cell table:formula="of:=[.B25]*10^6/(1.6*10^-19*27.2117)*(0.529*10^-10)^3" office:value-type="float" office:value="0.00000357010227792641">
            <text:p>0.00000357010227792641</text:p>
          </table:table-cell>
          <table:table-cell office:value-type="float" office:value="37.2429005534">
            <text:p>37.2429005534</text:p>
          </table:table-cell>
          <table:table-cell table:formula="of:=[.D25]*6.02*10^23*1000*(0.529*10^-10)^3" office:value-type="float" office:value="0.00331899810720142">
            <text:p>0.00331899810720142</text:p>
          </table:table-cell>
          <table:table-cell office:value-type="float" office:value="0.026850755047">
            <text:p>0.026850755047</text:p>
          </table:table-cell>
          <table:table-cell office:value-type="float" office:value="31.1436502889">
            <text:p>31.1436502889</text:p>
          </table:table-cell>
          <table:table-cell office:value-type="float" office:value="33.9629795688">
            <text:p>33.9629795688</text:p>
          </table:table-cell>
          <table:table-cell office:value-type="float" office:value="70.0951408356">
            <text:p>70.0951408356</text:p>
          </table:table-cell>
          <table:table-cell office:value-type="float" office:value="49.7472576937">
            <text:p>49.7472576937</text:p>
          </table:table-cell>
          <table:table-cell office:value-type="float" office:value="89.1682460664">
            <text:p>89.1682460664</text:p>
          </table:table-cell>
          <table:table-cell office:value-type="float" office:value="1063.72785985">
            <text:p>1063.72785985</text:p>
          </table:table-cell>
          <table:table-cell office:value-type="float" office:value="0.165584495515">
            <text:p>0.165584495515</text:p>
          </table:table-cell>
          <table:table-cell office:value-type="float" office:value="81.9983262641">
            <text:p>81.9983262641</text:p>
          </table:table-cell>
          <table:table-cell office:value-type="float" office:value="0.527553049989">
            <text:p>0.527553049989</text:p>
          </table:table-cell>
          <table:table-cell office:value-type="string">
            <text:p>supercritical</text:p>
          </table:table-cell>
        </table:table-row>
        <table:table-row table:style-name="ro1">
          <table:table-cell office:value-type="float" office:value="693">
            <text:p>693</text:p>
          </table:table-cell>
          <table:table-cell office:value-type="float" office:value="110">
            <text:p>110</text:p>
          </table:table-cell>
          <table:table-cell table:formula="of:=[.B26]*10^6/(1.6*10^-19*27.2117)*(0.529*10^-10)^3" office:value-type="float" office:value="0.00000374010714830386">
            <text:p>0.00000374010714830386</text:p>
          </table:table-cell>
          <table:table-cell office:value-type="float" office:value="37.669778417">
            <text:p>37.669778417</text:p>
          </table:table-cell>
          <table:table-cell table:formula="of:=[.D26]*6.02*10^23*1000*(0.529*10^-10)^3" office:value-type="float" office:value="0.00335704044010895">
            <text:p>0.00335704044010895</text:p>
          </table:table-cell>
          <table:table-cell office:value-type="float" office:value="0.0265464794863">
            <text:p>0.0265464794863</text:p>
          </table:table-cell>
          <table:table-cell office:value-type="float" office:value="30.9741827631">
            <text:p>30.9741827631</text:p>
          </table:table-cell>
          <table:table-cell office:value-type="float" office:value="33.8942955065">
            <text:p>33.8942955065</text:p>
          </table:table-cell>
          <table:table-cell office:value-type="float" office:value="69.8034137978">
            <text:p>69.8034137978</text:p>
          </table:table-cell>
          <table:table-cell office:value-type="float" office:value="49.7103571339">
            <text:p>49.7103571339</text:p>
          </table:table-cell>
          <table:table-cell office:value-type="float" office:value="87.8483789835">
            <text:p>87.8483789835</text:p>
          </table:table-cell>
          <table:table-cell office:value-type="float" office:value="1087.59311445">
            <text:p>1087.59311445</text:p>
          </table:table-cell>
          <table:table-cell office:value-type="float" office:value="0.145193710996">
            <text:p>0.145193710996</text:p>
          </table:table-cell>
          <table:table-cell office:value-type="float" office:value="83.192697259">
            <text:p>83.192697259</text:p>
          </table:table-cell>
          <table:table-cell office:value-type="float" office:value="0.534687044594">
            <text:p>0.534687044594</text:p>
          </table:table-cell>
          <table:table-cell office:value-type="string">
            <text:p>supercritical</text:p>
          </table:table-cell>
        </table:table-row>
        <table:table-row table:style-name="ro1">
          <table:table-cell office:value-type="float" office:value="693">
            <text:p>693</text:p>
          </table:table-cell>
          <table:table-cell office:value-type="float" office:value="115">
            <text:p>115</text:p>
          </table:table-cell>
          <table:table-cell table:formula="of:=[.B27]*10^6/(1.6*10^-19*27.2117)*(0.529*10^-10)^3" office:value-type="float" office:value="0.0000039101120186813">
            <text:p>0.0000039101120186813</text:p>
          </table:table-cell>
          <table:table-cell office:value-type="float" office:value="38.0731968361">
            <text:p>38.0731968361</text:p>
          </table:table-cell>
          <table:table-cell table:formula="of:=[.D27]*6.02*10^23*1000*(0.529*10^-10)^3" office:value-type="float" office:value="0.00339299212350384">
            <text:p>0.00339299212350384</text:p>
          </table:table-cell>
          <table:table-cell office:value-type="float" office:value="0.0262651965976">
            <text:p>0.0262651965976</text:p>
          </table:table-cell>
          <table:table-cell office:value-type="float" office:value="30.8145131468">
            <text:p>30.8145131468</text:p>
          </table:table-cell>
          <table:table-cell office:value-type="float" office:value="33.8350107555">
            <text:p>33.8350107555</text:p>
          </table:table-cell>
          <table:table-cell office:value-type="float" office:value="69.5273603333">
            <text:p>69.5273603333</text:p>
          </table:table-cell>
          <table:table-cell office:value-type="float" office:value="49.6808230962">
            <text:p>49.6808230962</text:p>
          </table:table-cell>
          <table:table-cell office:value-type="float" office:value="86.6650304015">
            <text:p>86.6650304015</text:p>
          </table:table-cell>
          <table:table-cell office:value-type="float" office:value="1110.44559003">
            <text:p>1110.44559003</text:p>
          </table:table-cell>
          <table:table-cell office:value-type="float" office:value="0.126887774364">
            <text:p>0.126887774364</text:p>
          </table:table-cell>
          <table:table-cell office:value-type="float" office:value="84.3354531745">
            <text:p>84.3354531745</text:p>
          </table:table-cell>
          <table:table-cell office:value-type="float" office:value="0.54155668537">
            <text:p>0.54155668537</text:p>
          </table:table-cell>
          <table:table-cell office:value-type="string">
            <text:p>supercritical</text:p>
          </table:table-cell>
        </table:table-row>
        <table:table-row table:style-name="ro1">
          <table:table-cell office:value-type="float" office:value="693">
            <text:p>693</text:p>
          </table:table-cell>
          <table:table-cell office:value-type="float" office:value="120">
            <text:p>120</text:p>
          </table:table-cell>
          <table:table-cell table:formula="of:=[.B28]*10^6/(1.6*10^-19*27.2117)*(0.529*10^-10)^3" office:value-type="float" office:value="0.00000408011688905875">
            <text:p>0.00000408011688905875</text:p>
          </table:table-cell>
          <table:table-cell office:value-type="float" office:value="38.4558713649">
            <text:p>38.4558713649</text:p>
          </table:table-cell>
          <table:table-cell table:formula="of:=[.D28]*6.02*10^23*1000*(0.529*10^-10)^3" office:value-type="float" office:value="0.00342709516107312">
            <text:p>0.00342709516107312</text:p>
          </table:table-cell>
          <table:table-cell office:value-type="float" office:value="0.0260038315219">
            <text:p>0.0260038315219</text:p>
          </table:table-cell>
          <table:table-cell office:value-type="float" office:value="30.6635238323">
            <text:p>30.6635238323</text:p>
          </table:table-cell>
          <table:table-cell office:value-type="float" office:value="33.7839836149">
            <text:p>33.7839836149</text:p>
          </table:table-cell>
          <table:table-cell office:value-type="float" office:value="69.2651785558">
            <text:p>69.2651785558</text:p>
          </table:table-cell>
          <table:table-cell office:value-type="float" office:value="49.6574357437">
            <text:p>49.6574357437</text:p>
          </table:table-cell>
          <table:table-cell office:value-type="float" office:value="85.5964936978">
            <text:p>85.5964936978</text:p>
          </table:table-cell>
          <table:table-cell office:value-type="float" office:value="1132.38669501">
            <text:p>1132.38669501</text:p>
          </table:table-cell>
          <table:table-cell office:value-type="float" office:value="0.110349124024">
            <text:p>0.110349124024</text:p>
          </table:table-cell>
          <table:table-cell office:value-type="float" office:value="85.4316957053">
            <text:p>85.4316957053</text:p>
          </table:table-cell>
          <table:table-cell office:value-type="float" office:value="0.548188143163">
            <text:p>0.548188143163</text:p>
          </table:table-cell>
          <table:table-cell office:value-type="string">
            <text:p>supercritical</text:p>
          </table:table-cell>
        </table:table-row>
        <table:table-row table:style-name="ro1">
          <table:table-cell office:value-type="float" office:value="693">
            <text:p>693</text:p>
          </table:table-cell>
          <table:table-cell office:value-type="float" office:value="125">
            <text:p>125</text:p>
          </table:table-cell>
          <table:table-cell table:formula="of:=[.B29]*10^6/(1.6*10^-19*27.2117)*(0.529*10^-10)^3" office:value-type="float" office:value="0.0000042501217594362">
            <text:p>0.0000042501217594362</text:p>
          </table:table-cell>
          <table:table-cell office:value-type="float" office:value="38.820060549">
            <text:p>38.820060549</text:p>
          </table:table-cell>
          <table:table-cell table:formula="of:=[.D29]*6.02*10^23*1000*(0.529*10^-10)^3" office:value-type="float" office:value="0.00345955082899184">
            <text:p>0.00345955082899184</text:p>
          </table:table-cell>
          <table:table-cell office:value-type="float" office:value="0.0257598773896">
            <text:p>0.0257598773896</text:p>
          </table:table-cell>
          <table:table-cell office:value-type="float" office:value="30.5202839682">
            <text:p>30.5202839682</text:p>
          </table:table-cell>
          <table:table-cell office:value-type="float" office:value="33.7402686419">
            <text:p>33.7402686419</text:p>
          </table:table-cell>
          <table:table-cell office:value-type="float" office:value="69.0153698239">
            <text:p>69.0153698239</text:p>
          </table:table-cell>
          <table:table-cell office:value-type="float" office:value="49.6392131652">
            <text:p>49.6392131652</text:p>
          </table:table-cell>
          <table:table-cell office:value-type="float" office:value="84.6255806555">
            <text:p>84.6255806555</text:p>
          </table:table-cell>
          <table:table-cell office:value-type="float" office:value="1153.50300233">
            <text:p>1153.50300233</text:p>
          </table:table-cell>
          <table:table-cell office:value-type="float" office:value="0.09532322735">
            <text:p>0.09532322735</text:p>
          </table:table-cell>
          <table:table-cell office:value-type="float" office:value="86.4856924408">
            <text:p>86.4856924408</text:p>
          </table:table-cell>
          <table:table-cell office:value-type="float" office:value="0.554603052299">
            <text:p>0.554603052299</text:p>
          </table:table-cell>
          <table:table-cell office:value-type="string">
            <text:p>supercritical</text:p>
          </table:table-cell>
        </table:table-row>
        <table:table-row table:style-name="ro1">
          <table:table-cell office:value-type="float" office:value="693">
            <text:p>693</text:p>
          </table:table-cell>
          <table:table-cell office:value-type="float" office:value="130">
            <text:p>130</text:p>
          </table:table-cell>
          <table:table-cell table:formula="of:=[.B30]*10^6/(1.6*10^-19*27.2117)*(0.529*10^-10)^3" office:value-type="float" office:value="0.00000442012662981365">
            <text:p>0.00000442012662981365</text:p>
          </table:table-cell>
          <table:table-cell office:value-type="float" office:value="39.1676638317">
            <text:p>39.1676638317</text:p>
          </table:table-cell>
          <table:table-cell table:formula="of:=[.D30]*6.02*10^23*1000*(0.529*10^-10)^3" office:value-type="float" office:value="0.00349052840109807">
            <text:p>0.00349052840109807</text:p>
          </table:table-cell>
          <table:table-cell office:value-type="float" office:value="0.0255312648795">
            <text:p>0.0255312648795</text:p>
          </table:table-cell>
          <table:table-cell office:value-type="float" office:value="30.3840095096">
            <text:p>30.3840095096</text:p>
          </table:table-cell>
          <table:table-cell office:value-type="float" office:value="33.7030739439">
            <text:p>33.7030739439</text:p>
          </table:table-cell>
          <table:table-cell office:value-type="float" office:value="68.7766735119">
            <text:p>68.7766735119</text:p>
          </table:table-cell>
          <table:table-cell office:value-type="float" office:value="49.6253574342">
            <text:p>49.6253574342</text:p>
          </table:table-cell>
          <table:table-cell office:value-type="float" office:value="83.7384852981">
            <text:p>83.7384852981</text:p>
          </table:table-cell>
          <table:table-cell office:value-type="float" office:value="1173.8689808">
            <text:p>1173.8689808</text:p>
          </table:table-cell>
          <table:table-cell office:value-type="float" office:value="0.0816034694361">
            <text:p>0.0816034694361</text:p>
          </table:table-cell>
          <table:table-cell office:value-type="float" office:value="87.5010524659">
            <text:p>87.5010524659</text:p>
          </table:table-cell>
          <table:table-cell office:value-type="float" office:value="0.560819709892">
            <text:p>0.560819709892</text:p>
          </table:table-cell>
          <table:table-cell office:value-type="string">
            <text:p>supercritical</text:p>
          </table:table-cell>
        </table:table-row>
        <table:table-row table:style-name="ro1">
          <table:table-cell office:value-type="float" office:value="693">
            <text:p>693</text:p>
          </table:table-cell>
          <table:table-cell office:value-type="float" office:value="135">
            <text:p>135</text:p>
          </table:table-cell>
          <table:table-cell table:formula="of:=[.B31]*10^6/(1.6*10^-19*27.2117)*(0.529*10^-10)^3" office:value-type="float" office:value="0.0000045901315001911">
            <text:p>0.0000045901315001911</text:p>
          </table:table-cell>
          <table:table-cell office:value-type="float" office:value="39.5002945197">
            <text:p>39.5002945197</text:p>
          </table:table-cell>
          <table:table-cell table:formula="of:=[.D31]*6.02*10^23*1000*(0.529*10^-10)^3" office:value-type="float" office:value="0.00352017165142134">
            <text:p>0.00352017165142134</text:p>
          </table:table-cell>
          <table:table-cell office:value-type="float" office:value="0.0253162669332">
            <text:p>0.0253162669332</text:p>
          </table:table-cell>
          <table:table-cell office:value-type="float" office:value="30.2540334696">
            <text:p>30.2540334696</text:p>
          </table:table-cell>
          <table:table-cell office:value-type="float" office:value="33.6717295056">
            <text:p>33.6717295056</text:p>
          </table:table-cell>
          <table:table-cell office:value-type="float" office:value="68.5480185093">
            <text:p>68.5480185093</text:p>
          </table:table-cell>
          <table:table-cell office:value-type="float" office:value="49.615214631">
            <text:p>49.615214631</text:p>
          </table:table-cell>
          <table:table-cell office:value-type="float" office:value="82.9239774477">
            <text:p>82.9239774477</text:p>
          </table:table-cell>
          <table:table-cell office:value-type="float" office:value="1193.54912212">
            <text:p>1193.54912212</text:p>
          </table:table-cell>
          <table:table-cell office:value-type="float" office:value="0.069020228553">
            <text:p>0.069020228553</text:p>
          </table:table-cell>
          <table:table-cell office:value-type="float" office:value="88.4808578721">
            <text:p>88.4808578721</text:p>
          </table:table-cell>
          <table:table-cell office:value-type="float" office:value="0.5668539278">
            <text:p>0.5668539278</text:p>
          </table:table-cell>
          <table:table-cell office:value-type="string">
            <text:p>supercritical</text:p>
          </table:table-cell>
        </table:table-row>
        <table:table-row table:style-name="ro1">
          <table:table-cell office:value-type="float" office:value="693">
            <text:p>693</text:p>
          </table:table-cell>
          <table:table-cell office:value-type="float" office:value="140">
            <text:p>140</text:p>
          </table:table-cell>
          <table:table-cell table:formula="of:=[.B32]*10^6/(1.6*10^-19*27.2117)*(0.529*10^-10)^3" office:value-type="float" office:value="0.00000476013637056854">
            <text:p>0.00000476013637056854</text:p>
          </table:table-cell>
          <table:table-cell office:value-type="float" office:value="39.8193350674">
            <text:p>39.8193350674</text:p>
          </table:table-cell>
          <table:table-cell table:formula="of:=[.D32]*6.02*10^23*1000*(0.529*10^-10)^3" office:value-type="float" office:value="0.00354860378098704">
            <text:p>0.00354860378098704</text:p>
          </table:table-cell>
          <table:table-cell office:value-type="float" office:value="0.025113427894">
            <text:p>0.025113427894</text:p>
          </table:table-cell>
          <table:table-cell office:value-type="float" office:value="30.1297833882">
            <text:p>30.1297833882</text:p>
          </table:table-cell>
          <table:table-cell office:value-type="float" office:value="33.6456632934">
            <text:p>33.6456632934</text:p>
          </table:table-cell>
          <table:table-cell office:value-type="float" office:value="68.3284865383">
            <text:p>68.3284865383</text:p>
          </table:table-cell>
          <table:table-cell office:value-type="float" office:value="49.608244755">
            <text:p>49.608244755</text:p>
          </table:table-cell>
          <table:table-cell office:value-type="float" office:value="82.1728187233">
            <text:p>82.1728187233</text:p>
          </table:table-cell>
          <table:table-cell office:value-type="float" office:value="1212.59962167">
            <text:p>1212.59962167</text:p>
          </table:table-cell>
          <table:table-cell office:value-type="float" office:value="0.0574328350587">
            <text:p>0.0574328350587</text:p>
          </table:table-cell>
          <table:table-cell office:value-type="float" office:value="89.4277638597">
            <text:p>89.4277638597</text:p>
          </table:table-cell>
          <table:table-cell office:value-type="float" office:value="0.572719641734">
            <text:p>0.572719641734</text:p>
          </table:table-cell>
          <table:table-cell office:value-type="string">
            <text:p>supercritical</text:p>
          </table:table-cell>
        </table:table-row>
        <table:table-row table:style-name="ro1">
          <table:table-cell office:value-type="float" office:value="693">
            <text:p>693</text:p>
          </table:table-cell>
          <table:table-cell office:value-type="float" office:value="145">
            <text:p>145</text:p>
          </table:table-cell>
          <table:table-cell table:formula="of:=[.B33]*10^6/(1.6*10^-19*27.2117)*(0.529*10^-10)^3" office:value-type="float" office:value="0.00000493014124094599">
            <text:p>0.00000493014124094599</text:p>
          </table:table-cell>
          <table:table-cell office:value-type="float" office:value="40.1259795866">
            <text:p>40.1259795866</text:p>
          </table:table-cell>
          <table:table-cell table:formula="of:=[.D33]*6.02*10^23*1000*(0.529*10^-10)^3" office:value-type="float" office:value="0.00357593120617911">
            <text:p>0.00357593120617911</text:p>
          </table:table-cell>
          <table:table-cell office:value-type="float" office:value="0.024921509962">
            <text:p>0.024921509962</text:p>
          </table:table-cell>
          <table:table-cell office:value-type="float" office:value="30.0107640086">
            <text:p>30.0107640086</text:p>
          </table:table-cell>
          <table:table-cell office:value-type="float" office:value="33.6243829531">
            <text:p>33.6243829531</text:p>
          </table:table-cell>
          <table:table-cell office:value-type="float" office:value="68.1172839876">
            <text:p>68.1172839876</text:p>
          </table:table-cell>
          <table:table-cell office:value-type="float" office:value="49.6039987792">
            <text:p>49.6039987792</text:p>
          </table:table-cell>
          <table:table-cell office:value-type="float" office:value="81.4773320448">
            <text:p>81.4773320448</text:p>
          </table:table-cell>
          <table:table-cell office:value-type="float" office:value="1231.06972337">
            <text:p>1231.06972337</text:p>
          </table:table-cell>
          <table:table-cell office:value-type="float" office:value="0.046723557425">
            <text:p>0.046723557425</text:p>
          </table:table-cell>
          <table:table-cell office:value-type="float" office:value="90.3440760392">
            <text:p>90.3440760392</text:p>
          </table:table-cell>
          <table:table-cell office:value-type="float" office:value="0.578429349054">
            <text:p>0.578429349054</text:p>
          </table:table-cell>
          <table:table-cell office:value-type="string">
            <text:p>supercritical</text:p>
          </table:table-cell>
        </table:table-row>
        <table:table-row table:style-name="ro1">
          <table:table-cell office:value-type="float" office:value="693">
            <text:p>693</text:p>
          </table:table-cell>
          <table:table-cell office:value-type="float" office:value="150">
            <text:p>150</text:p>
          </table:table-cell>
          <table:table-cell table:formula="of:=[.B34]*10^6/(1.6*10^-19*27.2117)*(0.529*10^-10)^3" office:value-type="float" office:value="0.00000510014611132344">
            <text:p>0.00000510014611132344</text:p>
          </table:table-cell>
          <table:table-cell office:value-type="float" office:value="40.4212669696">
            <text:p>40.4212669696</text:p>
          </table:table-cell>
          <table:table-cell table:formula="of:=[.D34]*6.02*10^23*1000*(0.529*10^-10)^3" office:value-type="float" office:value="0.00360224651059135">
            <text:p>0.00360224651059135</text:p>
          </table:table-cell>
          <table:table-cell office:value-type="float" office:value="0.0247394521491">
            <text:p>0.0247394521491</text:p>
          </table:table-cell>
          <table:table-cell office:value-type="float" office:value="29.8965437766">
            <text:p>29.8965437766</text:p>
          </table:table-cell>
          <table:table-cell office:value-type="float" office:value="33.607461599">
            <text:p>33.607461599</text:p>
          </table:table-cell>
          <table:table-cell office:value-type="float" office:value="67.9137199878">
            <text:p>67.9137199878</text:p>
          </table:table-cell>
          <table:table-cell office:value-type="float" office:value="49.6021009447">
            <text:p>49.6021009447</text:p>
          </table:table-cell>
          <table:table-cell office:value-type="float" office:value="80.8310792329">
            <text:p>80.8310792329</text:p>
          </table:table-cell>
          <table:table-cell office:value-type="float" office:value="1249.00280669">
            <text:p>1249.00280669</text:p>
          </table:table-cell>
          <table:table-cell office:value-type="float" office:value="0.0367930396365">
            <text:p>0.0367930396365</text:p>
          </table:table-cell>
          <table:table-cell office:value-type="float" office:value="91.2318109">
            <text:p>91.2318109</text:p>
          </table:table-cell>
          <table:table-cell office:value-type="float" office:value="0.583994424928">
            <text:p>0.583994424928</text:p>
          </table:table-cell>
          <table:table-cell office:value-type="string">
            <text:p>supercritical</text:p>
          </table:table-cell>
        </table:table-row>
        <table:table-row table:style-name="ro1">
          <table:table-cell office:value-type="float" office:value="693">
            <text:p>693</text:p>
          </table:table-cell>
          <table:table-cell office:value-type="float" office:value="155">
            <text:p>155</text:p>
          </table:table-cell>
          <table:table-cell table:formula="of:=[.B35]*10^6/(1.6*10^-19*27.2117)*(0.529*10^-10)^3" office:value-type="float" office:value="0.00000527015098170089">
            <text:p>0.00000527015098170089</text:p>
          </table:table-cell>
          <table:table-cell office:value-type="float" office:value="40.7061070083">
            <text:p>40.7061070083</text:p>
          </table:table-cell>
          <table:table-cell table:formula="of:=[.D35]*6.02*10^23*1000*(0.529*10^-10)^3" office:value-type="float" office:value="0.0036276307726991">
            <text:p>0.0036276307726991</text:p>
          </table:table-cell>
          <table:table-cell office:value-type="float" office:value="0.0245663384071">
            <text:p>0.0245663384071</text:p>
          </table:table-cell>
          <table:table-cell office:value-type="float" office:value="29.7867441896">
            <text:p>29.7867441896</text:p>
          </table:table-cell>
          <table:table-cell office:value-type="float" office:value="33.5945266427">
            <text:p>33.5945266427</text:p>
          </table:table-cell>
          <table:table-cell office:value-type="float" office:value="67.7171891362">
            <text:p>67.7171891362</text:p>
          </table:table-cell>
          <table:table-cell office:value-type="float" office:value="49.6022349592">
            <text:p>49.6022349592</text:p>
          </table:table-cell>
          <table:table-cell office:value-type="float" office:value="80.2286161047">
            <text:p>80.2286161047</text:p>
          </table:table-cell>
          <table:table-cell office:value-type="float" office:value="1266.43727318">
            <text:p>1266.43727318</text:p>
          </table:table-cell>
          <table:table-cell office:value-type="float" office:value="0.0275567948459">
            <text:p>0.0275567948459</text:p>
          </table:table-cell>
          <table:table-cell office:value-type="float" office:value="92.092743669">
            <text:p>92.092743669</text:p>
          </table:table-cell>
          <table:table-cell office:value-type="float" office:value="0.589425351665">
            <text:p>0.589425351665</text:p>
          </table:table-cell>
          <table:table-cell office:value-type="string">
            <text:p>supercritical</text:p>
          </table:table-cell>
        </table:table-row>
        <table:table-row table:style-name="ro1">
          <table:table-cell office:value-type="float" office:value="693">
            <text:p>693</text:p>
          </table:table-cell>
          <table:table-cell office:value-type="float" office:value="160">
            <text:p>160</text:p>
          </table:table-cell>
          <table:table-cell table:formula="of:=[.B36]*10^6/(1.6*10^-19*27.2117)*(0.529*10^-10)^3" office:value-type="float" office:value="0.00000544015585207834">
            <text:p>0.00000544015585207834</text:p>
          </table:table-cell>
          <table:table-cell office:value-type="float" office:value="40.9813012156">
            <text:p>40.9813012156</text:p>
          </table:table-cell>
          <table:table-cell table:formula="of:=[.D36]*6.02*10^23*1000*(0.529*10^-10)^3" office:value-type="float" office:value="0.00365215542141253">
            <text:p>0.00365215542141253</text:p>
          </table:table-cell>
          <table:table-cell office:value-type="float" office:value="0.0244013725855">
            <text:p>0.0244013725855</text:p>
          </table:table-cell>
          <table:table-cell office:value-type="float" office:value="29.6810313001">
            <text:p>29.6810313001</text:p>
          </table:table-cell>
          <table:table-cell office:value-type="float" office:value="33.5852509138">
            <text:p>33.5852509138</text:p>
          </table:table-cell>
          <table:table-cell office:value-type="float" office:value="67.5271577315">
            <text:p>67.5271577315</text:p>
          </table:table-cell>
          <table:table-cell office:value-type="float" office:value="49.6041331355">
            <text:p>49.6041331355</text:p>
          </table:table-cell>
          <table:table-cell office:value-type="float" office:value="79.6653040373">
            <text:p>79.6653040373</text:p>
          </table:table-cell>
          <table:table-cell office:value-type="float" office:value="1283.407275">
            <text:p>1283.407275</text:p>
          </table:table-cell>
          <table:table-cell office:value-type="float" office:value="0.0189424791069">
            <text:p>0.0189424791069</text:p>
          </table:table-cell>
          <table:table-cell office:value-type="float" office:value="92.9284465898">
            <text:p>92.9284465898</text:p>
          </table:table-cell>
          <table:table-cell office:value-type="float" office:value="0.594731885834">
            <text:p>0.594731885834</text:p>
          </table:table-cell>
          <table:table-cell office:value-type="string">
            <text:p>supercritical</text:p>
          </table:table-cell>
        </table:table-row>
        <table:table-row table:style-name="ro1">
          <table:table-cell office:value-type="float" office:value="693">
            <text:p>693</text:p>
          </table:table-cell>
          <table:table-cell office:value-type="float" office:value="165">
            <text:p>165</text:p>
          </table:table-cell>
          <table:table-cell table:formula="of:=[.B37]*10^6/(1.6*10^-19*27.2117)*(0.529*10^-10)^3" office:value-type="float" office:value="0.00000561016072245578">
            <text:p>0.00000561016072245578</text:p>
          </table:table-cell>
          <table:table-cell office:value-type="float" office:value="41.24755959">
            <text:p>41.24755959</text:p>
          </table:table-cell>
          <table:table-cell table:formula="of:=[.D37]*6.02*10^23*1000*(0.529*10^-10)^3" office:value-type="float" office:value="0.00367588373009765">
            <text:p>0.00367588373009765</text:p>
          </table:table-cell>
          <table:table-cell office:value-type="float" office:value="0.0242438585444">
            <text:p>0.0242438585444</text:p>
          </table:table-cell>
          <table:table-cell office:value-type="float" office:value="29.5791088696">
            <text:p>29.5791088696</text:p>
          </table:table-cell>
          <table:table-cell office:value-type="float" office:value="33.5793455294">
            <text:p>33.5793455294</text:p>
          </table:table-cell>
          <table:table-cell office:value-type="float" office:value="67.3431526944">
            <text:p>67.3431526944</text:p>
          </table:table-cell>
          <table:table-cell office:value-type="float" office:value="49.6075677739">
            <text:p>49.6075677739</text:p>
          </table:table-cell>
          <table:table-cell office:value-type="float" office:value="79.1371632754">
            <text:p>79.1371632754</text:p>
          </table:table-cell>
          <table:table-cell office:value-type="float" office:value="1299.9433178">
            <text:p>1299.9433178</text:p>
          </table:table-cell>
          <table:table-cell office:value-type="float" office:value="0.0108877489236">
            <text:p>0.0108877489236</text:p>
          </table:table-cell>
          <table:table-cell office:value-type="float" office:value="93.7403198393">
            <text:p>93.7403198393</text:p>
          </table:table-cell>
          <table:table-cell office:value-type="float" office:value="0.599923180719">
            <text:p>0.599923180719</text:p>
          </table:table-cell>
          <table:table-cell office:value-type="string">
            <text:p>supercritical</text:p>
          </table:table-cell>
        </table:table-row>
        <table:table-row table:style-name="ro1">
          <table:table-cell office:value-type="float" office:value="693">
            <text:p>693</text:p>
          </table:table-cell>
          <table:table-cell office:value-type="float" office:value="170">
            <text:p>170</text:p>
          </table:table-cell>
          <table:table-cell table:formula="of:=[.B38]*10^6/(1.6*10^-19*27.2117)*(0.529*10^-10)^3" office:value-type="float" office:value="0.00000578016559283323">
            <text:p>0.00000578016559283323</text:p>
          </table:table-cell>
          <table:table-cell office:value-type="float" office:value="41.5055142375">
            <text:p>41.5055142375</text:p>
          </table:table-cell>
          <table:table-cell table:formula="of:=[.D38]*6.02*10^23*1000*(0.529*10^-10)^3" office:value-type="float" office:value="0.00369887203052738">
            <text:p>0.00369887203052738</text:p>
          </table:table-cell>
          <table:table-cell office:value-type="float" office:value="0.0240931842038">
            <text:p>0.0240931842038</text:p>
          </table:table-cell>
          <table:table-cell office:value-type="float" office:value="29.4807128004">
            <text:p>29.4807128004</text:p>
          </table:table-cell>
          <table:table-cell office:value-type="float" office:value="33.5765541151">
            <text:p>33.5765541151</text:p>
          </table:table-cell>
          <table:table-cell office:value-type="float" office:value="67.1647525659">
            <text:p>67.1647525659</text:p>
          </table:table-cell>
          <table:table-cell office:value-type="float" office:value="49.6123442708">
            <text:p>49.6123442708</text:p>
          </table:table-cell>
          <table:table-cell office:value-type="float" office:value="78.6407575145">
            <text:p>78.6407575145</text:p>
          </table:table-cell>
          <table:table-cell office:value-type="float" office:value="1316.07276271">
            <text:p>1316.07276271</text:p>
          </table:table-cell>
          <table:table-cell office:value-type="float" office:value="0.00333856105319">
            <text:p>0.00333856105319</text:p>
          </table:table-cell>
          <table:table-cell office:value-type="float" office:value="94.5296167205">
            <text:p>94.5296167205</text:p>
          </table:table-cell>
          <table:table-cell office:value-type="float" office:value="0.605007876648">
            <text:p>0.605007876648</text:p>
          </table:table-cell>
          <table:table-cell office:value-type="string">
            <text:p>supercritical</text:p>
          </table:table-cell>
        </table:table-row>
        <table:table-row table:style-name="ro1">
          <table:table-cell office:value-type="float" office:value="693">
            <text:p>693</text:p>
          </table:table-cell>
          <table:table-cell office:value-type="float" office:value="175">
            <text:p>175</text:p>
          </table:table-cell>
          <table:table-cell table:formula="of:=[.B39]*10^6/(1.6*10^-19*27.2117)*(0.529*10^-10)^3" office:value-type="float" office:value="0.00000595017046321068">
            <text:p>0.00000595017046321068</text:p>
          </table:table-cell>
          <table:table-cell office:value-type="float" office:value="41.755730533">
            <text:p>41.755730533</text:p>
          </table:table-cell>
          <table:table-cell table:formula="of:=[.D39]*6.02*10^23*1000*(0.529*10^-10)^3" office:value-type="float" office:value="0.00372117070755885">
            <text:p>0.00372117070755885</text:p>
          </table:table-cell>
          <table:table-cell office:value-type="float" office:value="0.0239488086362">
            <text:p>0.0239488086362</text:p>
          </table:table-cell>
          <table:table-cell office:value-type="float" office:value="29.3856065685">
            <text:p>29.3856065685</text:p>
          </table:table-cell>
          <table:table-cell office:value-type="float" office:value="33.5766480799">
            <text:p>33.5766480799</text:p>
          </table:table-cell>
          <table:table-cell office:value-type="float" office:value="66.9915801314">
            <text:p>66.9915801314</text:p>
          </table:table-cell>
          <table:table-cell office:value-type="float" office:value="49.6182955693">
            <text:p>49.6182955693</text:p>
          </table:table-cell>
          <table:table-cell office:value-type="float" office:value="78.1731021971">
            <text:p>78.1731021971</text:p>
          </table:table-cell>
          <table:table-cell office:value-type="float" office:value="1331.82024657">
            <text:p>1331.82024657</text:p>
          </table:table-cell>
          <table:table-cell office:value-type="float" office:value="-0.0037521889434">
            <text:p>-0.0037521889434</text:p>
          </table:table-cell>
          <table:table-cell office:value-type="float" office:value="95.2974643608">
            <text:p>95.2974643608</text:p>
          </table:table-cell>
          <table:table-cell office:value-type="float" office:value="0.609994168215">
            <text:p>0.609994168215</text:p>
          </table:table-cell>
          <table:table-cell office:value-type="string">
            <text:p>supercritical</text:p>
          </table:table-cell>
        </table:table-row>
        <table:table-row table:style-name="ro1">
          <table:table-cell office:value-type="float" office:value="693">
            <text:p>693</text:p>
          </table:table-cell>
          <table:table-cell office:value-type="float" office:value="180">
            <text:p>180</text:p>
          </table:table-cell>
          <table:table-cell table:formula="of:=[.B40]*10^6/(1.6*10^-19*27.2117)*(0.529*10^-10)^3" office:value-type="float" office:value="0.00000612017533358813">
            <text:p>0.00000612017533358813</text:p>
          </table:table-cell>
          <table:table-cell office:value-type="float" office:value="41.9987163371">
            <text:p>41.9987163371</text:p>
          </table:table-cell>
          <table:table-cell table:formula="of:=[.D40]*6.02*10^23*1000*(0.529*10^-10)^3" office:value-type="float" office:value="0.0037428250205125">
            <text:p>0.0037428250205125</text:p>
          </table:table-cell>
          <table:table-cell office:value-type="float" office:value="0.0238102515318">
            <text:p>0.0238102515318</text:p>
          </table:table-cell>
          <table:table-cell office:value-type="float" office:value="29.2935774476">
            <text:p>29.2935774476</text:p>
          </table:table-cell>
          <table:table-cell office:value-type="float" office:value="33.5794227233">
            <text:p>33.5794227233</text:p>
          </table:table-cell>
          <table:table-cell office:value-type="float" office:value="66.8232963283">
            <text:p>66.8232963283</text:p>
          </table:table-cell>
          <table:table-cell office:value-type="float" office:value="49.6252776611">
            <text:p>49.6252776611</text:p>
          </table:table-cell>
          <table:table-cell office:value-type="float" office:value="77.7315909899">
            <text:p>77.7315909899</text:p>
          </table:table-cell>
          <table:table-cell office:value-type="float" office:value="1347.20803577">
            <text:p>1347.20803577</text:p>
          </table:table-cell>
          <table:table-cell office:value-type="float" office:value="-0.0104257660241">
            <text:p>-0.0104257660241</text:p>
          </table:table-cell>
          <table:table-cell office:value-type="float" office:value="96.0448808463">
            <text:p>96.0448808463</text:p>
          </table:table-cell>
          <table:table-cell office:value-type="float" office:value="0.614889854905">
            <text:p>0.614889854905</text:p>
          </table:table-cell>
          <table:table-cell office:value-type="string">
            <text:p>supercritical</text:p>
          </table:table-cell>
        </table:table-row>
        <table:table-row table:style-name="ro1">
          <table:table-cell office:value-type="float" office:value="693">
            <text:p>693</text:p>
          </table:table-cell>
          <table:table-cell office:value-type="float" office:value="185">
            <text:p>185</text:p>
          </table:table-cell>
          <table:table-cell table:formula="of:=[.B41]*10^6/(1.6*10^-19*27.2117)*(0.529*10^-10)^3" office:value-type="float" office:value="0.00000629018020396558">
            <text:p>0.00000629018020396558</text:p>
          </table:table-cell>
          <table:table-cell office:value-type="float" office:value="42.2349296628">
            <text:p>42.2349296628</text:p>
          </table:table-cell>
          <table:table-cell table:formula="of:=[.D41]*6.02*10^23*1000*(0.529*10^-10)^3" office:value-type="float" office:value="0.00376387578641001">
            <text:p>0.00376387578641001</text:p>
          </table:table-cell>
          <table:table-cell office:value-type="float" office:value="0.0236770845361">
            <text:p>0.0236770845361</text:p>
          </table:table-cell>
          <table:table-cell office:value-type="float" office:value="29.2044333648">
            <text:p>29.2044333648</text:p>
          </table:table-cell>
          <table:table-cell office:value-type="float" office:value="33.584694004">
            <text:p>33.584694004</text:p>
          </table:table-cell>
          <table:table-cell office:value-type="float" office:value="66.6595951786">
            <text:p>66.6595951786</text:p>
          </table:table-cell>
          <table:table-cell office:value-type="float" office:value="49.6331659185">
            <text:p>49.6331659185</text:p>
          </table:table-cell>
          <table:table-cell office:value-type="float" office:value="77.3139363438">
            <text:p>77.3139363438</text:p>
          </table:table-cell>
          <table:table-cell office:value-type="float" office:value="1362.25632547">
            <text:p>1362.25632547</text:p>
          </table:table-cell>
          <table:table-cell office:value-type="float" office:value="-0.0167184902307">
            <text:p>-0.0167184902307</text:p>
          </table:table-cell>
          <table:table-cell office:value-type="float" office:value="96.7727895075">
            <text:p>96.7727895075</text:p>
          </table:table-cell>
          <table:table-cell office:value-type="float" office:value="0.619702379799">
            <text:p>0.619702379799</text:p>
          </table:table-cell>
          <table:table-cell office:value-type="string">
            <text:p>supercritical</text:p>
          </table:table-cell>
        </table:table-row>
        <table:table-row table:style-name="ro1">
          <table:table-cell office:value-type="float" office:value="693">
            <text:p>693</text:p>
          </table:table-cell>
          <table:table-cell office:value-type="float" office:value="190">
            <text:p>190</text:p>
          </table:table-cell>
          <table:table-cell table:formula="of:=[.B42]*10^6/(1.6*10^-19*27.2117)*(0.529*10^-10)^3" office:value-type="float" office:value="0.00000646018507434302">
            <text:p>0.00000646018507434302</text:p>
          </table:table-cell>
          <table:table-cell office:value-type="float" office:value="42.4647850951">
            <text:p>42.4647850951</text:p>
          </table:table-cell>
          <table:table-cell table:formula="of:=[.D42]*6.02*10^23*1000*(0.529*10^-10)^3" office:value-type="float" office:value="0.00378435995207374">
            <text:p>0.00378435995207374</text:p>
          </table:table-cell>
          <table:table-cell office:value-type="float" office:value="0.0235489240734">
            <text:p>0.0235489240734</text:p>
          </table:table-cell>
          <table:table-cell office:value-type="float" office:value="29.1180002644">
            <text:p>29.1180002644</text:p>
          </table:table-cell>
          <table:table-cell office:value-type="float" office:value="33.5922958383">
            <text:p>33.5922958383</text:p>
          </table:table-cell>
          <table:table-cell office:value-type="float" office:value="66.5001995427">
            <text:p>66.5001995427</text:p>
          </table:table-cell>
          <table:table-cell office:value-type="float" office:value="49.6418520856">
            <text:p>49.6418520856</text:p>
          </table:table-cell>
          <table:table-cell office:value-type="float" office:value="76.9181210646">
            <text:p>76.9181210646</text:p>
          </table:table-cell>
          <table:table-cell office:value-type="float" office:value="1376.98349382">
            <text:p>1376.98349382</text:p>
          </table:table-cell>
          <table:table-cell office:value-type="float" office:value="-0.0226624699045">
            <text:p>-0.0226624699045</text:p>
          </table:table-cell>
          <table:table-cell office:value-type="float" office:value="97.4820309078">
            <text:p>97.4820309078</text:p>
          </table:table-cell>
          <table:table-cell office:value-type="float" office:value="0.624438859753">
            <text:p>0.624438859753</text:p>
          </table:table-cell>
          <table:table-cell office:value-type="string">
            <text:p>supercritical</text:p>
          </table:table-cell>
        </table:table-row>
        <table:table-row table:style-name="ro1">
          <table:table-cell office:value-type="float" office:value="693">
            <text:p>693</text:p>
          </table:table-cell>
          <table:table-cell office:value-type="float" office:value="195">
            <text:p>195</text:p>
          </table:table-cell>
          <table:table-cell table:formula="of:=[.B43]*10^6/(1.6*10^-19*27.2117)*(0.529*10^-10)^3" office:value-type="float" office:value="0.00000663018994472047">
            <text:p>0.00000663018994472047</text:p>
          </table:table-cell>
          <table:table-cell office:value-type="float" office:value="42.6886592005">
            <text:p>42.6886592005</text:p>
          </table:table-cell>
          <table:table-cell table:formula="of:=[.D43]*6.02*10^23*1000*(0.529*10^-10)^3" office:value-type="float" office:value="0.00380431107620836">
            <text:p>0.00380431107620836</text:p>
          </table:table-cell>
          <table:table-cell office:value-type="float" office:value="0.0234254253642">
            <text:p>0.0234254253642</text:p>
          </table:table-cell>
          <table:table-cell office:value-type="float" office:value="29.0341198837">
            <text:p>29.0341198837</text:p>
          </table:table-cell>
          <table:table-cell office:value-type="float" office:value="33.6020778297">
            <text:p>33.6020778297</text:p>
          </table:table-cell>
          <table:table-cell office:value-type="float" office:value="66.3448575412">
            <text:p>66.3448575412</text:p>
          </table:table-cell>
          <table:table-cell office:value-type="float" office:value="49.6512417985">
            <text:p>49.6512417985</text:p>
          </table:table-cell>
          <table:table-cell office:value-type="float" office:value="76.5423585697">
            <text:p>76.5423585697</text:p>
          </table:table-cell>
          <table:table-cell office:value-type="float" office:value="1391.40631903">
            <text:p>1391.40631903</text:p>
          </table:table-cell>
          <table:table-cell office:value-type="float" office:value="-0.0282862067178">
            <text:p>-0.0282862067178</text:p>
          </table:table-cell>
          <table:table-cell office:value-type="float" office:value="98.1733729674">
            <text:p>98.1733729674</text:p>
          </table:table-cell>
          <table:table-cell office:value-type="float" office:value="0.629106109479">
            <text:p>0.629106109479</text:p>
          </table:table-cell>
          <table:table-cell office:value-type="string">
            <text:p>supercritical</text:p>
          </table:table-cell>
        </table:table-row>
        <table:table-row table:style-name="ro1">
          <table:table-cell office:value-type="float" office:value="693">
            <text:p>693</text:p>
          </table:table-cell>
          <table:table-cell office:value-type="float" office:value="200">
            <text:p>200</text:p>
          </table:table-cell>
          <table:table-cell table:formula="of:=[.B44]*10^6/(1.6*10^-19*27.2117)*(0.529*10^-10)^3" office:value-type="float" office:value="0.00000680019481509792">
            <text:p>0.00000680019481509792</text:p>
          </table:table-cell>
          <table:table-cell office:value-type="float" office:value="42.9068951115">
            <text:p>42.9068951115</text:p>
          </table:table-cell>
          <table:table-cell table:formula="of:=[.D44]*6.02*10^23*1000*(0.529*10^-10)^3" office:value-type="float" office:value="0.00382375973796052">
            <text:p>0.00382375973796052</text:p>
          </table:table-cell>
          <table:table-cell office:value-type="float" office:value="0.0233062774037">
            <text:p>0.0233062774037</text:p>
          </table:table-cell>
          <table:table-cell office:value-type="float" office:value="28.9526478656">
            <text:p>28.9526478656</text:p>
          </table:table-cell>
          <table:table-cell office:value-type="float" office:value="33.6139033463">
            <text:p>33.6139033463</text:p>
          </table:table-cell>
          <table:table-cell office:value-type="float" office:value="66.1933395207">
            <text:p>66.1933395207</text:p>
          </table:table-cell>
          <table:table-cell office:value-type="float" office:value="49.6612525296">
            <text:p>49.6612525296</text:p>
          </table:table-cell>
          <table:table-cell office:value-type="float" office:value="76.1850600512">
            <text:p>76.1850600512</text:p>
          </table:table-cell>
          <table:table-cell office:value-type="float" office:value="1405.54016523">
            <text:p>1405.54016523</text:p>
          </table:table-cell>
          <table:table-cell office:value-type="float" office:value="-0.0336150980924">
            <text:p>-0.0336150980924</text:p>
          </table:table-cell>
          <table:table-cell office:value-type="float" office:value="98.8475195604">
            <text:p>98.8475195604</text:p>
          </table:table-cell>
          <table:table-cell office:value-type="float" office:value="0.633710661289">
            <text:p>0.633710661289</text:p>
          </table:table-cell>
          <table:table-cell office:value-type="string">
            <text:p>supercritical</text:p>
          </table:table-cell>
        </table:table-row>
        <table:table-row table:style-name="ro1">
          <table:table-cell office:value-type="float" office:value="693">
            <text:p>693</text:p>
          </table:table-cell>
          <table:table-cell office:value-type="float" office:value="205">
            <text:p>205</text:p>
          </table:table-cell>
          <table:table-cell table:formula="of:=[.B45]*10^6/(1.6*10^-19*27.2117)*(0.529*10^-10)^3" office:value-type="float" office:value="0.00000697019968547537">
            <text:p>0.00000697019968547537</text:p>
          </table:table-cell>
          <table:table-cell office:value-type="float" office:value="43.1198064341">
            <text:p>43.1198064341</text:p>
          </table:table-cell>
          <table:table-cell table:formula="of:=[.D45]*6.02*10^23*1000*(0.529*10^-10)^3" office:value-type="float" office:value="0.00384273388514591">
            <text:p>0.00384273388514591</text:p>
          </table:table-cell>
          <table:table-cell office:value-type="float" office:value="0.0231911987251">
            <text:p>0.0231911987251</text:p>
          </table:table-cell>
          <table:table-cell office:value-type="float" office:value="28.873452148">
            <text:p>28.873452148</text:p>
          </table:table-cell>
          <table:table-cell office:value-type="float" office:value="33.6276478866">
            <text:p>33.6276478866</text:p>
          </table:table-cell>
          <table:table-cell office:value-type="float" office:value="66.0454354665">
            <text:p>66.0454354665</text:p>
          </table:table-cell>
          <table:table-cell office:value-type="float" office:value="49.6718118768">
            <text:p>49.6718118768</text:p>
          </table:table-cell>
          <table:table-cell office:value-type="float" office:value="75.8448071749">
            <text:p>75.8448071749</text:p>
          </table:table-cell>
          <table:table-cell office:value-type="float" office:value="1419.39914246">
            <text:p>1419.39914246</text:p>
          </table:table-cell>
          <table:table-cell office:value-type="float" office:value="-0.0386718568848">
            <text:p>-0.0386718568848</text:p>
          </table:table-cell>
          <table:table-cell office:value-type="float" office:value="99.5051178566">
            <text:p>99.5051178566</text:p>
          </table:table-cell>
          <table:table-cell office:value-type="float" office:value="0.63825878176">
            <text:p>0.63825878176</text:p>
          </table:table-cell>
          <table:table-cell office:value-type="string">
            <text:p>supercritical</text:p>
          </table:table-cell>
        </table:table-row>
        <table:table-row table:style-name="ro1">
          <table:table-cell office:value-type="float" office:value="693">
            <text:p>693</text:p>
          </table:table-cell>
          <table:table-cell office:value-type="float" office:value="210">
            <text:p>210</text:p>
          </table:table-cell>
          <table:table-cell table:formula="of:=[.B46]*10^6/(1.6*10^-19*27.2117)*(0.529*10^-10)^3" office:value-type="float" office:value="0.00000714020455585282">
            <text:p>0.00000714020455585282</text:p>
          </table:table-cell>
          <table:table-cell office:value-type="float" office:value="43.3276805949">
            <text:p>43.3276805949</text:p>
          </table:table-cell>
          <table:table-cell table:formula="of:=[.D46]*6.02*10^23*1000*(0.529*10^-10)^3" office:value-type="float" office:value="0.00386125913253479">
            <text:p>0.00386125913253479</text:p>
          </table:table-cell>
          <table:table-cell office:value-type="float" office:value="0.0230799338037">
            <text:p>0.0230799338037</text:p>
          </table:table-cell>
          <table:table-cell office:value-type="float" office:value="28.7964115823">
            <text:p>28.7964115823</text:p>
          </table:table-cell>
          <table:table-cell office:value-type="float" office:value="33.6431976811">
            <text:p>33.6431976811</text:p>
          </table:table-cell>
          <table:table-cell office:value-type="float" office:value="65.9009527855">
            <text:p>65.9009527855</text:p>
          </table:table-cell>
          <table:table-cell office:value-type="float" office:value="49.6828561323">
            <text:p>49.6828561323</text:p>
          </table:table-cell>
          <table:table-cell office:value-type="float" office:value="75.5203292457">
            <text:p>75.5203292457</text:p>
          </table:table-cell>
          <table:table-cell office:value-type="float" office:value="1432.99624479">
            <text:p>1432.99624479</text:p>
          </table:table-cell>
          <table:table-cell office:value-type="float" office:value="-0.0434768639219">
            <text:p>-0.0434768639219</text:p>
          </table:table-cell>
          <table:table-cell office:value-type="float" office:value="100.146764622">
            <text:p>100.146764622</text:p>
          </table:table-cell>
          <table:table-cell office:value-type="float" office:value="0.642756486209">
            <text:p>0.642756486209</text:p>
          </table:table-cell>
          <table:table-cell office:value-type="string">
            <text:p>supercritical</text:p>
          </table:table-cell>
        </table:table-row>
        <table:table-row table:style-name="ro1">
          <table:table-cell office:value-type="float" office:value="693">
            <text:p>693</text:p>
          </table:table-cell>
          <table:table-cell office:value-type="float" office:value="215">
            <text:p>215</text:p>
          </table:table-cell>
          <table:table-cell table:formula="of:=[.B47]*10^6/(1.6*10^-19*27.2117)*(0.529*10^-10)^3" office:value-type="float" office:value="0.00000731020942623026">
            <text:p>0.00000731020942623026</text:p>
          </table:table-cell>
          <table:table-cell office:value-type="float" office:value="43.5307817219">
            <text:p>43.5307817219</text:p>
          </table:table-cell>
          <table:table-cell table:formula="of:=[.D47]*6.02*10^23*1000*(0.529*10^-10)^3" office:value-type="float" office:value="0.00387935901858198">
            <text:p>0.00387935901858198</text:p>
          </table:table-cell>
          <table:table-cell office:value-type="float" office:value="0.0229722499905">
            <text:p>0.0229722499905</text:p>
          </table:table-cell>
          <table:table-cell office:value-type="float" office:value="28.721414743">
            <text:p>28.721414743</text:p>
          </table:table-cell>
          <table:table-cell office:value-type="float" office:value="33.660448491">
            <text:p>33.660448491</text:p>
          </table:table-cell>
          <table:table-cell office:value-type="float" office:value="65.7597143971">
            <text:p>65.7597143971</text:p>
          </table:table-cell>
          <table:table-cell office:value-type="float" office:value="49.6943290812">
            <text:p>49.6943290812</text:p>
          </table:table-cell>
          <table:table-cell office:value-type="float" office:value="75.2104840034">
            <text:p>75.2104840034</text:p>
          </table:table-cell>
          <table:table-cell office:value-type="float" office:value="1446.34347004">
            <text:p>1446.34347004</text:p>
          </table:table-cell>
          <table:table-cell office:value-type="float" office:value="-0.0480484656877">
            <text:p>-0.0480484656877</text:p>
          </table:table-cell>
          <table:table-cell office:value-type="float" office:value="100.773011654">
            <text:p>100.773011654</text:p>
          </table:table-cell>
          <table:table-cell office:value-type="float" office:value="0.647209551606">
            <text:p>0.647209551606</text:p>
          </table:table-cell>
          <table:table-cell office:value-type="string">
            <text:p>supercritical</text:p>
          </table:table-cell>
        </table:table-row>
        <table:table-row table:style-name="ro1">
          <table:table-cell office:value-type="float" office:value="693">
            <text:p>693</text:p>
          </table:table-cell>
          <table:table-cell office:value-type="float" office:value="220">
            <text:p>220</text:p>
          </table:table-cell>
          <table:table-cell table:formula="of:=[.B48]*10^6/(1.6*10^-19*27.2117)*(0.529*10^-10)^3" office:value-type="float" office:value="0.00000748021429660771">
            <text:p>0.00000748021429660771</text:p>
          </table:table-cell>
          <table:table-cell office:value-type="float" office:value="43.7293531359">
            <text:p>43.7293531359</text:p>
          </table:table-cell>
          <table:table-cell table:formula="of:=[.D48]*6.02*10^23*1000*(0.529*10^-10)^3" office:value-type="float" office:value="0.00389705522745447">
            <text:p>0.00389705522745447</text:p>
          </table:table-cell>
          <table:table-cell office:value-type="float" office:value="0.0228679348833">
            <text:p>0.0228679348833</text:p>
          </table:table-cell>
          <table:table-cell office:value-type="float" office:value="28.6483588969">
            <text:p>28.6483588969</text:p>
          </table:table-cell>
          <table:table-cell office:value-type="float" office:value="33.6793045712">
            <text:p>33.6793045712</text:p>
          </table:table-cell>
          <table:table-cell office:value-type="float" office:value="65.6215570809">
            <text:p>65.6215570809</text:p>
          </table:table-cell>
          <table:table-cell office:value-type="float" office:value="49.7061809881">
            <text:p>49.7061809881</text:p>
          </table:table-cell>
          <table:table-cell office:value-type="float" office:value="74.914241386">
            <text:p>74.914241386</text:p>
          </table:table-cell>
          <table:table-cell office:value-type="float" office:value="1459.45192381">
            <text:p>1459.45192381</text:p>
          </table:table-cell>
          <table:table-cell office:value-type="float" office:value="-0.0524032269426">
            <text:p>-0.0524032269426</text:p>
          </table:table-cell>
          <table:table-cell office:value-type="float" office:value="101.384370486">
            <text:p>101.384370486</text:p>
          </table:table-cell>
          <table:table-cell office:value-type="float" office:value="0.65162352839">
            <text:p>0.65162352839</text:p>
          </table:table-cell>
          <table:table-cell office:value-type="string">
            <text:p>supercritical</text:p>
          </table:table-cell>
        </table:table-row>
        <table:table-row table:style-name="ro1">
          <table:table-cell office:value-type="float" office:value="693">
            <text:p>693</text:p>
          </table:table-cell>
          <table:table-cell office:value-type="float" office:value="225">
            <text:p>225</text:p>
          </table:table-cell>
          <table:table-cell table:formula="of:=[.B49]*10^6/(1.6*10^-19*27.2117)*(0.529*10^-10)^3" office:value-type="float" office:value="0.00000765021916698516">
            <text:p>0.00000765021916698516</text:p>
          </table:table-cell>
          <table:table-cell office:value-type="float" office:value="43.9236195135">
            <text:p>43.9236195135</text:p>
          </table:table-cell>
          <table:table-cell table:formula="of:=[.D49]*6.02*10^23*1000*(0.529*10^-10)^3" office:value-type="float" office:value="0.00391436778179279">
            <text:p>0.00391436778179279</text:p>
          </table:table-cell>
          <table:table-cell office:value-type="float" office:value="0.0227667940638">
            <text:p>0.0227667940638</text:p>
          </table:table-cell>
          <table:table-cell office:value-type="float" office:value="28.577149107">
            <text:p>28.577149107</text:p>
          </table:table-cell>
          <table:table-cell office:value-type="float" office:value="33.6996777714">
            <text:p>33.6996777714</text:p>
          </table:table-cell>
          <table:table-cell office:value-type="float" office:value="65.4863300421">
            <text:p>65.4863300421</text:p>
          </table:table-cell>
          <table:table-cell office:value-type="float" office:value="49.7183677391">
            <text:p>49.7183677391</text:p>
          </table:table-cell>
          <table:table-cell office:value-type="float" office:value="74.6306697349">
            <text:p>74.6306697349</text:p>
          </table:table-cell>
          <table:table-cell office:value-type="float" office:value="1472.33191038">
            <text:p>1472.33191038</text:p>
          </table:table-cell>
          <table:table-cell office:value-type="float" office:value="-0.0565561461044">
            <text:p>-0.0565561461044</text:p>
          </table:table-cell>
          <table:table-cell office:value-type="float" office:value="101.981316488">
            <text:p>101.981316488</text:p>
          </table:table-cell>
          <table:table-cell office:value-type="float" office:value="0.65600375147">
            <text:p>0.65600375147</text:p>
          </table:table-cell>
          <table:table-cell office:value-type="string">
            <text:p>supercritical</text:p>
          </table:table-cell>
        </table:table-row>
        <table:table-row table:style-name="ro1">
          <table:table-cell office:value-type="float" office:value="693">
            <text:p>693</text:p>
          </table:table-cell>
          <table:table-cell office:value-type="float" office:value="230">
            <text:p>230</text:p>
          </table:table-cell>
          <table:table-cell table:formula="of:=[.B50]*10^6/(1.6*10^-19*27.2117)*(0.529*10^-10)^3" office:value-type="float" office:value="0.00000782022403736261">
            <text:p>0.00000782022403736261</text:p>
          </table:table-cell>
          <table:table-cell office:value-type="float" office:value="44.1137887738">
            <text:p>44.1137887738</text:p>
          </table:table-cell>
          <table:table-cell table:formula="of:=[.D50]*6.02*10^23*1000*(0.529*10^-10)^3" office:value-type="float" office:value="0.0039313152108492">
            <text:p>0.0039313152108492</text:p>
          </table:table-cell>
          <table:table-cell office:value-type="float" office:value="0.0226686491411">
            <text:p>0.0226686491411</text:p>
          </table:table-cell>
          <table:table-cell office:value-type="float" office:value="28.5076974505">
            <text:p>28.5076974505</text:p>
          </table:table-cell>
          <table:table-cell office:value-type="float" office:value="33.7214867529">
            <text:p>33.7214867529</text:p>
          </table:table-cell>
          <table:table-cell office:value-type="float" office:value="65.3538936591">
            <text:p>65.3538936591</text:p>
          </table:table-cell>
          <table:table-cell office:value-type="float" office:value="49.7308501134">
            <text:p>49.7308501134</text:p>
          </table:table-cell>
          <table:table-cell office:value-type="float" office:value="74.3589240185">
            <text:p>74.3589240185</text:p>
          </table:table-cell>
          <table:table-cell office:value-type="float" office:value="1484.99301212">
            <text:p>1484.99301212</text:p>
          </table:table-cell>
          <table:table-cell office:value-type="float" office:value="-0.0605208396962">
            <text:p>-0.0605208396962</text:p>
          </table:table-cell>
          <table:table-cell office:value-type="float" office:value="102.564292439">
            <text:p>102.564292439</text:p>
          </table:table-cell>
          <table:table-cell office:value-type="float" office:value="0.660355350627">
            <text:p>0.660355350627</text:p>
          </table:table-cell>
          <table:table-cell office:value-type="string">
            <text:p>supercritical</text:p>
          </table:table-cell>
        </table:table-row>
        <table:table-row table:style-name="ro1">
          <table:table-cell office:value-type="float" office:value="693">
            <text:p>693</text:p>
          </table:table-cell>
          <table:table-cell office:value-type="float" office:value="235">
            <text:p>235</text:p>
          </table:table-cell>
          <table:table-cell table:formula="of:=[.B51]*10^6/(1.6*10^-19*27.2117)*(0.529*10^-10)^3" office:value-type="float" office:value="0.00000799022890774006">
            <text:p>0.00000799022890774006</text:p>
          </table:table-cell>
          <table:table-cell office:value-type="float" office:value="44.3000537292">
            <text:p>44.3000537292</text:p>
          </table:table-cell>
          <table:table-cell table:formula="of:=[.D51]*6.02*10^23*1000*(0.529*10^-10)^3" office:value-type="float" office:value="0.00394791469760303">
            <text:p>0.00394791469760303</text:p>
          </table:table-cell>
          <table:table-cell office:value-type="float" office:value="0.0225733360531">
            <text:p>0.0225733360531</text:p>
          </table:table-cell>
          <table:table-cell office:value-type="float" office:value="28.4399223327">
            <text:p>28.4399223327</text:p>
          </table:table-cell>
          <table:table-cell office:value-type="float" office:value="33.7446563052">
            <text:p>33.7446563052</text:p>
          </table:table-cell>
          <table:table-cell office:value-type="float" office:value="65.2241183875">
            <text:p>65.2241183875</text:p>
          </table:table-cell>
          <table:table-cell office:value-type="float" office:value="49.7435931618">
            <text:p>49.7435931618</text:p>
          </table:table-cell>
          <table:table-cell office:value-type="float" office:value="74.0982357355">
            <text:p>74.0982357355</text:p>
          </table:table-cell>
          <table:table-cell office:value-type="float" office:value="1497.44415934">
            <text:p>1497.44415934</text:p>
          </table:table-cell>
          <table:table-cell office:value-type="float" office:value="-0.0643097009665">
            <text:p>-0.0643097009665</text:p>
          </table:table-cell>
          <table:table-cell office:value-type="float" office:value="103.133711666">
            <text:p>103.133711666</text:p>
          </table:table-cell>
          <table:table-cell office:value-type="float" office:value="0.664683260474">
            <text:p>0.664683260474</text:p>
          </table:table-cell>
          <table:table-cell office:value-type="string">
            <text:p>supercritical</text:p>
          </table:table-cell>
        </table:table-row>
        <table:table-row table:style-name="ro1">
          <table:table-cell office:value-type="float" office:value="693">
            <text:p>693</text:p>
          </table:table-cell>
          <table:table-cell office:value-type="float" office:value="240">
            <text:p>240</text:p>
          </table:table-cell>
          <table:table-cell table:formula="of:=[.B52]*10^6/(1.6*10^-19*27.2117)*(0.529*10^-10)^3" office:value-type="float" office:value="0.0000081602337781175">
            <text:p>0.0000081602337781175</text:p>
          </table:table-cell>
          <table:table-cell office:value-type="float" office:value="44.4825935359">
            <text:p>44.4825935359</text:p>
          </table:table-cell>
          <table:table-cell table:formula="of:=[.D52]*6.02*10^23*1000*(0.529*10^-10)^3" office:value-type="float" office:value="0.00396418220802579">
            <text:p>0.00396418220802579</text:p>
          </table:table-cell>
          <table:table-cell office:value-type="float" office:value="0.0224807035856">
            <text:p>0.0224807035856</text:p>
          </table:table-cell>
          <table:table-cell office:value-type="float" office:value="28.373747885">
            <text:p>28.373747885</text:p>
          </table:table-cell>
          <table:table-cell office:value-type="float" office:value="33.7691167456">
            <text:p>33.7691167456</text:p>
          </table:table-cell>
          <table:table-cell office:value-type="float" office:value="65.0968837963">
            <text:p>65.0968837963</text:p>
          </table:table-cell>
          <table:table-cell office:value-type="float" office:value="49.756565675">
            <text:p>49.756565675</text:p>
          </table:table-cell>
          <table:table-cell office:value-type="float" office:value="73.8479042221">
            <text:p>73.8479042221</text:p>
          </table:table-cell>
          <table:table-cell office:value-type="float" office:value="1509.69369174">
            <text:p>1509.69369174</text:p>
          </table:table-cell>
          <table:table-cell office:value-type="float" office:value="-0.0679340368451">
            <text:p>-0.0679340368451</text:p>
          </table:table-cell>
          <table:table-cell office:value-type="float" office:value="103.689960809">
            <text:p>103.689960809</text:p>
          </table:table-cell>
          <table:table-cell office:value-type="float" office:value="0.668992230034">
            <text:p>0.668992230034</text:p>
          </table:table-cell>
          <table:table-cell office:value-type="string">
            <text:p>supercritical</text:p>
          </table:table-cell>
        </table:table-row>
        <table:table-row table:style-name="ro1">
          <table:table-cell office:value-type="float" office:value="693">
            <text:p>693</text:p>
          </table:table-cell>
          <table:table-cell office:value-type="float" office:value="245">
            <text:p>245</text:p>
          </table:table-cell>
          <table:table-cell table:formula="of:=[.B53]*10^6/(1.6*10^-19*27.2117)*(0.529*10^-10)^3" office:value-type="float" office:value="0.00000833023864849495">
            <text:p>0.00000833023864849495</text:p>
          </table:table-cell>
          <table:table-cell office:value-type="float" office:value="44.6615749722">
            <text:p>44.6615749722</text:p>
          </table:table-cell>
          <table:table-cell table:formula="of:=[.D53]*6.02*10^23*1000*(0.529*10^-10)^3" office:value-type="float" office:value="0.00398013260500017">
            <text:p>0.00398013260500017</text:p>
          </table:table-cell>
          <table:table-cell office:value-type="float" office:value="0.0223906120781">
            <text:p>0.0223906120781</text:p>
          </table:table-cell>
          <table:table-cell office:value-type="float" office:value="28.3091034325">
            <text:p>28.3091034325</text:p>
          </table:table-cell>
          <table:table-cell office:value-type="float" office:value="33.7948033917">
            <text:p>33.7948033917</text:p>
          </table:table-cell>
          <table:table-cell office:value-type="float" office:value="64.9720777183">
            <text:p>64.9720777183</text:p>
          </table:table-cell>
          <table:table-cell office:value-type="float" office:value="49.7697397278">
            <text:p>49.7697397278</text:p>
          </table:table-cell>
          <table:table-cell office:value-type="float" office:value="73.6072891373">
            <text:p>73.6072891373</text:p>
          </table:table-cell>
          <table:table-cell office:value-type="float" office:value="1521.74941269">
            <text:p>1521.74941269</text:p>
          </table:table-cell>
          <table:table-cell office:value-type="float" office:value="-0.0714041866408">
            <text:p>-0.0714041866408</text:p>
          </table:table-cell>
          <table:table-cell office:value-type="float" office:value="104.233402257">
            <text:p>104.233402257</text:p>
          </table:table-cell>
          <table:table-cell office:value-type="float" office:value="0.673286832019">
            <text:p>0.673286832019</text:p>
          </table:table-cell>
          <table:table-cell office:value-type="string">
            <text:p>supercritical</text:p>
          </table:table-cell>
        </table:table-row>
        <table:table-row table:style-name="ro1">
          <table:table-cell office:value-type="float" office:value="693">
            <text:p>693</text:p>
          </table:table-cell>
          <table:table-cell office:value-type="float" office:value="250">
            <text:p>250</text:p>
          </table:table-cell>
          <table:table-cell table:formula="of:=[.B54]*10^6/(1.6*10^-19*27.2117)*(0.529*10^-10)^3" office:value-type="float" office:value="0.0000085002435188724">
            <text:p>0.0000085002435188724</text:p>
          </table:table-cell>
          <table:table-cell office:value-type="float" office:value="44.8371535692">
            <text:p>44.8371535692</text:p>
          </table:table-cell>
          <table:table-cell table:formula="of:=[.D54]*6.02*10^23*1000*(0.529*10^-10)^3" office:value-type="float" office:value="0.00399577974908532">
            <text:p>0.00399577974908532</text:p>
          </table:table-cell>
          <table:table-cell office:value-type="float" office:value="0.0223029322871">
            <text:p>0.0223029322871</text:p>
          </table:table-cell>
          <table:table-cell office:value-type="float" office:value="28.2459230232">
            <text:p>28.2459230232</text:p>
          </table:table-cell>
          <table:table-cell office:value-type="float" office:value="33.8216560949">
            <text:p>33.8216560949</text:p>
          </table:table-cell>
          <table:table-cell office:value-type="float" office:value="64.8495954984">
            <text:p>64.8495954984</text:p>
          </table:table-cell>
          <table:table-cell office:value-type="float" office:value="49.7830902859">
            <text:p>49.7830902859</text:p>
          </table:table-cell>
          <table:table-cell office:value-type="float" office:value="73.3758039422">
            <text:p>73.3758039422</text:p>
          </table:table-cell>
          <table:table-cell office:value-type="float" office:value="1533.61863731">
            <text:p>1533.61863731</text:p>
          </table:table-cell>
          <table:table-cell office:value-type="float" office:value="-0.0747296252871">
            <text:p>-0.0747296252871</text:p>
          </table:table-cell>
          <table:table-cell office:value-type="float" office:value="104.764376308">
            <text:p>104.764376308</text:p>
          </table:table-cell>
          <table:table-cell office:value-type="float" office:value="0.677571471828">
            <text:p>0.677571471828</text:p>
          </table:table-cell>
          <table:table-cell office:value-type="string">
            <text:p>supercritical</text:p>
          </table:table-cell>
        </table:table-row>
        <table:table-row table:style-name="ro1">
          <table:table-cell office:value-type="float" office:value="693">
            <text:p>693</text:p>
          </table:table-cell>
          <table:table-cell office:value-type="float" office:value="255">
            <text:p>255</text:p>
          </table:table-cell>
          <table:table-cell table:formula="of:=[.B55]*10^6/(1.6*10^-19*27.2117)*(0.529*10^-10)^3" office:value-type="float" office:value="0.00000867024838924985">
            <text:p>0.00000867024838924985</text:p>
          </table:table-cell>
          <table:table-cell office:value-type="float" office:value="45.0094746143">
            <text:p>45.0094746143</text:p>
          </table:table-cell>
          <table:table-cell table:formula="of:=[.D55]*6.02*10^23*1000*(0.529*10^-10)^3" office:value-type="float" office:value="0.0040111365879464">
            <text:p>0.0040111365879464</text:p>
          </table:table-cell>
          <table:table-cell office:value-type="float" office:value="0.0222175443853">
            <text:p>0.0222175443853</text:p>
          </table:table-cell>
          <table:table-cell office:value-type="float" office:value="28.1841450097">
            <text:p>28.1841450097</text:p>
          </table:table-cell>
          <table:table-cell office:value-type="float" office:value="33.8496188279">
            <text:p>33.8496188279</text:p>
          </table:table-cell>
          <table:table-cell office:value-type="float" office:value="64.7293393259">
            <text:p>64.7293393259</text:p>
          </table:table-cell>
          <table:table-cell office:value-type="float" office:value="49.7965948666">
            <text:p>49.7965948666</text:p>
          </table:table-cell>
          <table:table-cell office:value-type="float" office:value="73.1529102226">
            <text:p>73.1529102226</text:p>
          </table:table-cell>
          <table:table-cell office:value-type="float" office:value="1545.30823515">
            <text:p>1545.30823515</text:p>
          </table:table-cell>
          <table:table-cell office:value-type="float" office:value="-0.0779190534548">
            <text:p>-0.0779190534548</text:p>
          </table:table-cell>
          <table:table-cell office:value-type="float" office:value="105.283203092">
            <text:p>105.283203092</text:p>
          </table:table-cell>
          <table:table-cell office:value-type="float" office:value="0.681850396287">
            <text:p>0.681850396287</text:p>
          </table:table-cell>
          <table:table-cell office:value-type="string">
            <text:p>supercritical</text:p>
          </table:table-cell>
        </table:table-row>
        <table:table-row table:style-name="ro1">
          <table:table-cell office:value-type="float" office:value="693">
            <text:p>693</text:p>
          </table:table-cell>
          <table:table-cell office:value-type="float" office:value="260">
            <text:p>260</text:p>
          </table:table-cell>
          <table:table-cell table:formula="of:=[.B56]*10^6/(1.6*10^-19*27.2117)*(0.529*10^-10)^3" office:value-type="float" office:value="0.0000088402532596273">
            <text:p>0.0000088402532596273</text:p>
          </table:table-cell>
          <table:table-cell office:value-type="float" office:value="45.1786740429">
            <text:p>45.1786740429</text:p>
          </table:table-cell>
          <table:table-cell table:formula="of:=[.D56]*6.02*10^23*1000*(0.529*10^-10)^3" office:value-type="float" office:value="0.00402621523582072">
            <text:p>0.00402621523582072</text:p>
          </table:table-cell>
          <table:table-cell office:value-type="float" office:value="0.022134337078">
            <text:p>0.022134337078</text:p>
          </table:table-cell>
          <table:table-cell office:value-type="float" office:value="28.1237116773">
            <text:p>28.1237116773</text:p>
          </table:table-cell>
          <table:table-cell office:value-type="float" office:value="33.8786393176">
            <text:p>33.8786393176</text:p>
          </table:table-cell>
          <table:table-cell office:value-type="float" office:value="64.6112176411">
            <text:p>64.6112176411</text:p>
          </table:table-cell>
          <table:table-cell office:value-type="float" office:value="49.8102332455">
            <text:p>49.8102332455</text:p>
          </table:table-cell>
          <table:table-cell office:value-type="float" office:value="72.9381127273">
            <text:p>72.9381127273</text:p>
          </table:table-cell>
          <table:table-cell office:value-type="float" office:value="1556.82466826">
            <text:p>1556.82466826</text:p>
          </table:table-cell>
          <table:table-cell office:value-type="float" office:value="-0.0809804764605">
            <text:p>-0.0809804764605</text:p>
          </table:table-cell>
          <table:table-cell office:value-type="float" office:value="105.790184285">
            <text:p>105.790184285</text:p>
          </table:table-cell>
          <table:table-cell office:value-type="float" office:value="0.68612770214">
            <text:p>0.68612770214</text:p>
          </table:table-cell>
          <table:table-cell office:value-type="string">
            <text:p>supercritical</text:p>
          </table:table-cell>
        </table:table-row>
        <table:table-row table:style-name="ro1">
          <table:table-cell office:value-type="float" office:value="693">
            <text:p>693</text:p>
          </table:table-cell>
          <table:table-cell office:value-type="float" office:value="265">
            <text:p>265</text:p>
          </table:table-cell>
          <table:table-cell table:formula="of:=[.B57]*10^6/(1.6*10^-19*27.2117)*(0.529*10^-10)^3" office:value-type="float" office:value="0.00000901025813000474">
            <text:p>0.00000901025813000474</text:p>
          </table:table-cell>
          <table:table-cell office:value-type="float" office:value="45.3448792352">
            <text:p>45.3448792352</text:p>
          </table:table-cell>
          <table:table-cell table:formula="of:=[.D57]*6.02*10^23*1000*(0.529*10^-10)^3" office:value-type="float" office:value="0.00404102704452664">
            <text:p>0.00404102704452664</text:p>
          </table:table-cell>
          <table:table-cell office:value-type="float" office:value="0.0220532068199">
            <text:p>0.0220532068199</text:p>
          </table:table-cell>
          <table:table-cell office:value-type="float" office:value="28.064568911">
            <text:p>28.064568911</text:p>
          </table:table-cell>
          <table:table-cell office:value-type="float" office:value="33.9086687183">
            <text:p>33.9086687183</text:p>
          </table:table-cell>
          <table:table-cell office:value-type="float" office:value="64.4951446048">
            <text:p>64.4951446048</text:p>
          </table:table-cell>
          <table:table-cell office:value-type="float" office:value="49.8239872009">
            <text:p>49.8239872009</text:p>
          </table:table-cell>
          <table:table-cell office:value-type="float" office:value="72.7309550191">
            <text:p>72.7309550191</text:p>
          </table:table-cell>
          <table:table-cell office:value-type="float" office:value="1568.17402507">
            <text:p>1568.17402507</text:p>
          </table:table-cell>
          <table:table-cell office:value-type="float" office:value="-0.08392127358">
            <text:p>-0.08392127358</text:p>
          </table:table-cell>
          <table:table-cell office:value-type="float" office:value="106.285604637">
            <text:p>106.285604637</text:p>
          </table:table-cell>
          <table:table-cell office:value-type="float" office:value="0.690407344287">
            <text:p>0.690407344287</text:p>
          </table:table-cell>
          <table:table-cell office:value-type="string">
            <text:p>supercritical</text:p>
          </table:table-cell>
        </table:table-row>
        <table:table-row table:style-name="ro1">
          <table:table-cell office:value-type="float" office:value="693">
            <text:p>693</text:p>
          </table:table-cell>
          <table:table-cell office:value-type="float" office:value="270">
            <text:p>270</text:p>
          </table:table-cell>
          <table:table-cell table:formula="of:=[.B58]*10^6/(1.6*10^-19*27.2117)*(0.529*10^-10)^3" office:value-type="float" office:value="0.00000918026300038219">
            <text:p>0.00000918026300038219</text:p>
          </table:table-cell>
          <table:table-cell office:value-type="float" office:value="45.5082097288">
            <text:p>45.5082097288</text:p>
          </table:table-cell>
          <table:table-cell table:formula="of:=[.D58]*6.02*10^23*1000*(0.529*10^-10)^3" office:value-type="float" office:value="0.00405558266696882">
            <text:p>0.00405558266696882</text:p>
          </table:table-cell>
          <table:table-cell office:value-type="float" office:value="0.0219740571198">
            <text:p>0.0219740571198</text:p>
          </table:table-cell>
          <table:table-cell office:value-type="float" office:value="28.0066658979">
            <text:p>28.0066658979</text:p>
          </table:table-cell>
          <table:table-cell office:value-type="float" office:value="33.9396613203">
            <text:p>33.9396613203</text:p>
          </table:table-cell>
          <table:table-cell office:value-type="float" office:value="64.3810396237">
            <text:p>64.3810396237</text:p>
          </table:table-cell>
          <table:table-cell office:value-type="float" office:value="49.8378402917">
            <text:p>49.8378402917</text:p>
          </table:table-cell>
          <table:table-cell office:value-type="float" office:value="72.53101565">
            <text:p>72.53101565</text:p>
          </table:table-cell>
          <table:table-cell office:value-type="float" office:value="1579.36205082">
            <text:p>1579.36205082</text:p>
          </table:table-cell>
          <table:table-cell office:value-type="float" office:value="-0.0867482591141">
            <text:p>-0.0867482591141</text:p>
          </table:table-cell>
          <table:table-cell office:value-type="float" office:value="106.769733348">
            <text:p>106.769733348</text:p>
          </table:table-cell>
          <table:table-cell office:value-type="float" office:value="0.694693143782">
            <text:p>0.694693143782</text:p>
          </table:table-cell>
          <table:table-cell office:value-type="string">
            <text:p>supercritical</text:p>
          </table:table-cell>
        </table:table-row>
        <table:table-row table:style-name="ro1">
          <table:table-cell office:value-type="float" office:value="693">
            <text:p>693</text:p>
          </table:table-cell>
          <table:table-cell office:value-type="float" office:value="275">
            <text:p>275</text:p>
          </table:table-cell>
          <table:table-cell table:formula="of:=[.B59]*10^6/(1.6*10^-19*27.2117)*(0.529*10^-10)^3" office:value-type="float" office:value="0.00000935026787075964">
            <text:p>0.00000935026787075964</text:p>
          </table:table-cell>
          <table:table-cell office:value-type="float" office:value="45.6687778571">
            <text:p>45.6687778571</text:p>
          </table:table-cell>
          <table:table-cell table:formula="of:=[.D59]*6.02*10^23*1000*(0.529*10^-10)^3" office:value-type="float" office:value="0.00406989211403083">
            <text:p>0.00406989211403083</text:p>
          </table:table-cell>
          <table:table-cell office:value-type="float" office:value="0.0218967979202">
            <text:p>0.0218967979202</text:p>
          </table:table-cell>
          <table:table-cell office:value-type="float" office:value="27.9499548599">
            <text:p>27.9499548599</text:p>
          </table:table-cell>
          <table:table-cell office:value-type="float" office:value="33.971574288">
            <text:p>33.971574288</text:p>
          </table:table-cell>
          <table:table-cell office:value-type="float" office:value="64.2688269251">
            <text:p>64.2688269251</text:p>
          </table:table-cell>
          <table:table-cell office:value-type="float" office:value="49.8517776634">
            <text:p>49.8517776634</text:p>
          </table:table-cell>
          <table:table-cell office:value-type="float" office:value="72.3379047886">
            <text:p>72.3379047886</text:p>
          </table:table-cell>
          <table:table-cell office:value-type="float" office:value="1590.39417477">
            <text:p>1590.39417477</text:p>
          </table:table-cell>
          <table:table-cell office:value-type="float" office:value="-0.0894677363418">
            <text:p>-0.0894677363418</text:p>
          </table:table-cell>
          <table:table-cell office:value-type="float" office:value="107.242825302">
            <text:p>107.242825302</text:p>
          </table:table-cell>
          <table:table-cell office:value-type="float" office:value="0.698988795569">
            <text:p>0.698988795569</text:p>
          </table:table-cell>
          <table:table-cell office:value-type="string">
            <text:p>supercritical</text:p>
          </table:table-cell>
        </table:table-row>
        <table:table-row table:style-name="ro1">
          <table:table-cell office:value-type="float" office:value="693">
            <text:p>693</text:p>
          </table:table-cell>
          <table:table-cell office:value-type="float" office:value="280">
            <text:p>280</text:p>
          </table:table-cell>
          <table:table-cell table:formula="of:=[.B60]*10^6/(1.6*10^-19*27.2117)*(0.529*10^-10)^3" office:value-type="float" office:value="0.00000952027274113709">
            <text:p>0.00000952027274113709</text:p>
          </table:table-cell>
          <table:table-cell office:value-type="float" office:value="45.8266893243">
            <text:p>45.8266893243</text:p>
          </table:table-cell>
          <table:table-cell table:formula="of:=[.D60]*6.02*10^23*1000*(0.529*10^-10)^3" office:value-type="float" office:value="0.00408396480581784">
            <text:p>0.00408396480581784</text:p>
          </table:table-cell>
          <table:table-cell office:value-type="float" office:value="0.0218213450447">
            <text:p>0.0218213450447</text:p>
          </table:table-cell>
          <table:table-cell office:value-type="float" office:value="27.8943908132">
            <text:p>27.8943908132</text:p>
          </table:table-cell>
          <table:table-cell office:value-type="float" office:value="34.0043674257">
            <text:p>34.0043674257</text:p>
          </table:table-cell>
          <table:table-cell office:value-type="float" office:value="64.1584351735">
            <text:p>64.1584351735</text:p>
          </table:table-cell>
          <table:table-cell office:value-type="float" office:value="49.8657858782">
            <text:p>49.8657858782</text:p>
          </table:table-cell>
          <table:table-cell office:value-type="float" office:value="72.1512612361">
            <text:p>72.1512612361</text:p>
          </table:table-cell>
          <table:table-cell office:value-type="float" office:value="1601.27553471">
            <text:p>1601.27553471</text:p>
          </table:table-cell>
          <table:table-cell office:value-type="float" office:value="-0.0920855453197">
            <text:p>-0.0920855453197</text:p>
          </table:table-cell>
          <table:table-cell office:value-type="float" office:value="107.705122177">
            <text:p>107.705122177</text:p>
          </table:table-cell>
          <table:table-cell office:value-type="float" office:value="0.703297875969">
            <text:p>0.703297875969</text:p>
          </table:table-cell>
          <table:table-cell office:value-type="string">
            <text:p>supercritical</text:p>
          </table:table-cell>
        </table:table-row>
        <table:table-row table:style-name="ro1">
          <table:table-cell office:value-type="float" office:value="693">
            <text:p>693</text:p>
          </table:table-cell>
          <table:table-cell office:value-type="float" office:value="285">
            <text:p>285</text:p>
          </table:table-cell>
          <table:table-cell table:formula="of:=[.B61]*10^6/(1.6*10^-19*27.2117)*(0.529*10^-10)^3" office:value-type="float" office:value="0.00000969027761151454">
            <text:p>0.00000969027761151454</text:p>
          </table:table-cell>
          <table:table-cell office:value-type="float" office:value="45.9820437231">
            <text:p>45.9820437231</text:p>
          </table:table-cell>
          <table:table-cell table:formula="of:=[.D61]*6.02*10^23*1000*(0.529*10^-10)^3" office:value-type="float" office:value="0.00409780961779276">
            <text:p>0.00409780961779276</text:p>
          </table:table-cell>
          <table:table-cell office:value-type="float" office:value="0.0217476197017">
            <text:p>0.0217476197017</text:p>
          </table:table-cell>
          <table:table-cell office:value-type="float" office:value="27.8399313514">
            <text:p>27.8399313514</text:p>
          </table:table-cell>
          <table:table-cell office:value-type="float" office:value="34.0380029664">
            <text:p>34.0380029664</text:p>
          </table:table-cell>
          <table:table-cell office:value-type="float" office:value="64.0497971257">
            <text:p>64.0497971257</text:p>
          </table:table-cell>
          <table:table-cell office:value-type="float" office:value="49.8798527658">
            <text:p>49.8798527658</text:p>
          </table:table-cell>
          <table:table-cell office:value-type="float" office:value="71.9707497806">
            <text:p>71.9707497806</text:p>
          </table:table-cell>
          <table:table-cell office:value-type="float" office:value="1612.01099908">
            <text:p>1612.01099908</text:p>
          </table:table-cell>
          <table:table-cell office:value-type="float" office:value="-0.0946071053401">
            <text:p>-0.0946071053401</text:p>
          </table:table-cell>
          <table:table-cell office:value-type="float" office:value="108.156853452">
            <text:p>108.156853452</text:p>
          </table:table-cell>
          <table:table-cell office:value-type="float" office:value="0.707623849909">
            <text:p>0.707623849909</text:p>
          </table:table-cell>
          <table:table-cell office:value-type="string">
            <text:p>supercritical</text:p>
          </table:table-cell>
        </table:table-row>
        <table:table-row table:style-name="ro1">
          <table:table-cell office:value-type="float" office:value="693">
            <text:p>693</text:p>
          </table:table-cell>
          <table:table-cell office:value-type="float" office:value="290">
            <text:p>290</text:p>
          </table:table-cell>
          <table:table-cell table:formula="of:=[.B62]*10^6/(1.6*10^-19*27.2117)*(0.529*10^-10)^3" office:value-type="float" office:value="0.00000986028248189198">
            <text:p>0.00000986028248189198</text:p>
          </table:table-cell>
          <table:table-cell office:value-type="float" office:value="46.1349350025">
            <text:p>46.1349350025</text:p>
          </table:table-cell>
          <table:table-cell table:formula="of:=[.D62]*6.02*10^23*1000*(0.529*10^-10)^3" office:value-type="float" office:value="0.00411143492246549">
            <text:p>0.00411143492246549</text:p>
          </table:table-cell>
          <table:table-cell office:value-type="float" office:value="0.0216755480407">
            <text:p>0.0216755480407</text:p>
          </table:table-cell>
          <table:table-cell office:value-type="float" office:value="27.7865364493">
            <text:p>27.7865364493</text:p>
          </table:table-cell>
          <table:table-cell office:value-type="float" office:value="34.0724453811">
            <text:p>34.0724453811</text:p>
          </table:table-cell>
          <table:table-cell office:value-type="float" office:value="63.9428493185">
            <text:p>63.9428493185</text:p>
          </table:table-cell>
          <table:table-cell office:value-type="float" office:value="49.8939672925">
            <text:p>49.8939672925</text:p>
          </table:table-cell>
          <table:table-cell office:value-type="float" office:value="71.7960588447">
            <text:p>71.7960588447</text:p>
          </table:table-cell>
          <table:table-cell office:value-type="float" office:value="1622.60518686">
            <text:p>1622.60518686</text:p>
          </table:table-cell>
          <table:table-cell office:value-type="float" office:value="-0.0970374527375">
            <text:p>-0.0970374527375</text:p>
          </table:table-cell>
          <table:table-cell office:value-type="float" office:value="108.598237314">
            <text:p>108.598237314</text:p>
          </table:table-cell>
          <table:table-cell office:value-type="float" office:value="0.711970077897">
            <text:p>0.711970077897</text:p>
          </table:table-cell>
          <table:table-cell office:value-type="string">
            <text:p>supercritical</text:p>
          </table:table-cell>
        </table:table-row>
        <table:table-row table:style-name="ro1">
          <table:table-cell office:value-type="float" office:value="693">
            <text:p>693</text:p>
          </table:table-cell>
          <table:table-cell office:value-type="float" office:value="295">
            <text:p>295</text:p>
          </table:table-cell>
          <table:table-cell table:formula="of:=[.B63]*10^6/(1.6*10^-19*27.2117)*(0.529*10^-10)^3" office:value-type="float" office:value="0.0000100302873522694">
            <text:p>0.0000100302873522694</text:p>
          </table:table-cell>
          <table:table-cell office:value-type="float" office:value="46.285451891">
            <text:p>46.285451891</text:p>
          </table:table-cell>
          <table:table-cell table:formula="of:=[.D63]*6.02*10^23*1000*(0.529*10^-10)^3" office:value-type="float" office:value="0.00412484862710745">
            <text:p>0.00412484862710745</text:p>
          </table:table-cell>
          <table:table-cell office:value-type="float" office:value="0.0216050607511">
            <text:p>0.0216050607511</text:p>
          </table:table-cell>
          <table:table-cell office:value-type="float" office:value="27.7341682855">
            <text:p>27.7341682855</text:p>
          </table:table-cell>
          <table:table-cell office:value-type="float" office:value="34.1076612071">
            <text:p>34.1076612071</text:p>
          </table:table-cell>
          <table:table-cell office:value-type="float" office:value="63.8375317864">
            <text:p>63.8375317864</text:p>
          </table:table-cell>
          <table:table-cell office:value-type="float" office:value="49.9081194453">
            <text:p>49.9081194453</text:p>
          </table:table-cell>
          <table:table-cell office:value-type="float" office:value="71.6268983877">
            <text:p>71.6268983877</text:p>
          </table:table-cell>
          <table:table-cell office:value-type="float" office:value="1633.06248565">
            <text:p>1633.06248565</text:p>
          </table:table-cell>
          <table:table-cell office:value-type="float" office:value="-0.0993812746359">
            <text:p>-0.0993812746359</text:p>
          </table:table-cell>
          <table:table-cell office:value-type="float" office:value="109.029481486">
            <text:p>109.029481486</text:p>
          </table:table-cell>
          <table:table-cell office:value-type="float" office:value="0.716339822734">
            <text:p>0.716339822734</text:p>
          </table:table-cell>
          <table:table-cell office:value-type="string">
            <text:p>supercritical</text:p>
          </table:table-cell>
        </table:table-row>
        <table:table-row table:style-name="ro1">
          <table:table-cell office:value-type="float" office:value="693">
            <text:p>693</text:p>
          </table:table-cell>
          <table:table-cell office:value-type="float" office:value="300">
            <text:p>300</text:p>
          </table:table-cell>
          <table:table-cell table:formula="of:=[.B64]*10^6/(1.6*10^-19*27.2117)*(0.529*10^-10)^3" office:value-type="float" office:value="0.0000102002922226469">
            <text:p>0.0000102002922226469</text:p>
          </table:table-cell>
          <table:table-cell office:value-type="float" office:value="46.4336782809">
            <text:p>46.4336782809</text:p>
          </table:table-cell>
          <table:table-cell table:formula="of:=[.D64]*6.02*10^23*1000*(0.529*10^-10)^3" office:value-type="float" office:value="0.00413805820799952">
            <text:p>0.00413805820799952</text:p>
          </table:table-cell>
          <table:table-cell office:value-type="float" office:value="0.021536092703">
            <text:p>0.021536092703</text:p>
          </table:table-cell>
          <table:table-cell office:value-type="float" office:value="27.6827910811">
            <text:p>27.6827910811</text:p>
          </table:table-cell>
          <table:table-cell office:value-type="float" office:value="34.143618892">
            <text:p>34.143618892</text:p>
          </table:table-cell>
          <table:table-cell office:value-type="float" office:value="63.7337878056">
            <text:p>63.7337878056</text:p>
          </table:table-cell>
          <table:table-cell office:value-type="float" office:value="49.9223001301">
            <text:p>49.9223001301</text:p>
          </table:table-cell>
          <table:table-cell office:value-type="float" office:value="71.4629980327">
            <text:p>71.4629980327</text:p>
          </table:table-cell>
          <table:table-cell office:value-type="float" office:value="1643.38706808">
            <text:p>1643.38706808</text:p>
          </table:table-cell>
          <table:table-cell office:value-type="float" office:value="-0.101642939141">
            <text:p>-0.101642939141</text:p>
          </table:table-cell>
          <table:table-cell office:value-type="float" office:value="109.450783975">
            <text:p>109.450783975</text:p>
          </table:table-cell>
          <table:table-cell office:value-type="float" office:value="0.720736255978">
            <text:p>0.720736255978</text:p>
          </table:table-cell>
          <table:table-cell office:value-type="string">
            <text:p>supercritical</text:p>
          </table:table-cell>
        </table:table-row>
        <table:table-row table:style-name="ro1">
          <table:table-cell office:value-type="float" office:value="693">
            <text:p>693</text:p>
          </table:table-cell>
          <table:table-cell office:value-type="float" office:value="305">
            <text:p>305</text:p>
          </table:table-cell>
          <table:table-cell table:formula="of:=[.B65]*10^6/(1.6*10^-19*27.2117)*(0.529*10^-10)^3" office:value-type="float" office:value="0.0000103702970930243">
            <text:p>0.0000103702970930243</text:p>
          </table:table-cell>
          <table:table-cell office:value-type="float" office:value="46.5796935769">
            <text:p>46.5796935769</text:p>
          </table:table-cell>
          <table:table-cell table:formula="of:=[.D65]*6.02*10^23*1000*(0.529*10^-10)^3" office:value-type="float" office:value="0.0041510707414984">
            <text:p>0.0041510707414984</text:p>
          </table:table-cell>
          <table:table-cell office:value-type="float" office:value="0.0214685826206">
            <text:p>0.0214685826206</text:p>
          </table:table-cell>
          <table:table-cell office:value-type="float" office:value="27.6323709532">
            <text:p>27.6323709532</text:p>
          </table:table-cell>
          <table:table-cell office:value-type="float" office:value="34.1802886525">
            <text:p>34.1802886525</text:p>
          </table:table-cell>
          <table:table-cell office:value-type="float" office:value="63.6315636603">
            <text:p>63.6315636603</text:p>
          </table:table-cell>
          <table:table-cell office:value-type="float" office:value="49.9365010808">
            <text:p>49.9365010808</text:p>
          </table:table-cell>
          <table:table-cell office:value-type="float" office:value="71.3041053875">
            <text:p>71.3041053875</text:p>
          </table:table-cell>
          <table:table-cell office:value-type="float" office:value="1653.58290663">
            <text:p>1653.58290663</text:p>
          </table:table-cell>
          <table:table-cell office:value-type="float" office:value="-0.103826522409">
            <text:p>-0.103826522409</text:p>
          </table:table-cell>
          <table:table-cell office:value-type="float" office:value="109.862333755">
            <text:p>109.862333755</text:p>
          </table:table-cell>
          <table:table-cell office:value-type="float" office:value="0.725162464149">
            <text:p>0.725162464149</text:p>
          </table:table-cell>
          <table:table-cell office:value-type="string">
            <text:p>supercritical</text:p>
          </table:table-cell>
        </table:table-row>
        <table:table-row table:style-name="ro1">
          <table:table-cell office:value-type="float" office:value="693">
            <text:p>693</text:p>
          </table:table-cell>
          <table:table-cell office:value-type="float" office:value="310">
            <text:p>310</text:p>
          </table:table-cell>
          <table:table-cell table:formula="of:=[.B66]*10^6/(1.6*10^-19*27.2117)*(0.529*10^-10)^3" office:value-type="float" office:value="0.0000105403019634018">
            <text:p>0.0000105403019634018</text:p>
          </table:table-cell>
          <table:table-cell office:value-type="float" office:value="46.7235730146">
            <text:p>46.7235730146</text:p>
          </table:table-cell>
          <table:table-cell table:formula="of:=[.D66]*6.02*10^23*1000*(0.529*10^-10)^3" office:value-type="float" office:value="0.00416389293242058">
            <text:p>0.00416389293242058</text:p>
          </table:table-cell>
          <table:table-cell office:value-type="float" office:value="0.0214024727879">
            <text:p>0.0214024727879</text:p>
          </table:table-cell>
          <table:table-cell office:value-type="float" office:value="27.5828757811">
            <text:p>27.5828757811</text:p>
          </table:table-cell>
          <table:table-cell office:value-type="float" office:value="34.2176423453">
            <text:p>34.2176423453</text:p>
          </table:table-cell>
          <table:table-cell office:value-type="float" office:value="63.5308084311">
            <text:p>63.5308084311</text:p>
          </table:table-cell>
          <table:table-cell office:value-type="float" office:value="49.9507147794">
            <text:p>49.9507147794</text:p>
          </table:table-cell>
          <table:table-cell office:value-type="float" office:value="71.1499845391">
            <text:p>71.1499845391</text:p>
          </table:table-cell>
          <table:table-cell office:value-type="float" office:value="1663.65378726">
            <text:p>1663.65378726</text:p>
          </table:table-cell>
          <table:table-cell office:value-type="float" office:value="-0.105935832976">
            <text:p>-0.105935832976</text:p>
          </table:table-cell>
          <table:table-cell office:value-type="float" office:value="110.264311393">
            <text:p>110.264311393</text:p>
          </table:table-cell>
          <table:table-cell office:value-type="float" office:value="0.729621454696">
            <text:p>0.729621454696</text:p>
          </table:table-cell>
          <table:table-cell office:value-type="string">
            <text:p>supercritical</text:p>
          </table:table-cell>
        </table:table-row>
        <table:table-row table:style-name="ro1">
          <table:table-cell office:value-type="float" office:value="693">
            <text:p>693</text:p>
          </table:table-cell>
          <table:table-cell office:value-type="float" office:value="315">
            <text:p>315</text:p>
          </table:table-cell>
          <table:table-cell table:formula="of:=[.B67]*10^6/(1.6*10^-19*27.2117)*(0.529*10^-10)^3" office:value-type="float" office:value="0.0000107103068337792">
            <text:p>0.0000107103068337792</text:p>
          </table:table-cell>
          <table:table-cell office:value-type="float" office:value="46.8653879498">
            <text:p>46.8653879498</text:p>
          </table:table-cell>
          <table:table-cell table:formula="of:=[.D67]*6.02*10^23*1000*(0.529*10^-10)^3" office:value-type="float" office:value="0.00417653113982408">
            <text:p>0.00417653113982408</text:p>
          </table:table-cell>
          <table:table-cell office:value-type="float" office:value="0.0213377087814">
            <text:p>0.0213377087814</text:p>
          </table:table-cell>
          <table:table-cell office:value-type="float" office:value="27.5342750847">
            <text:p>27.5342750847</text:p>
          </table:table-cell>
          <table:table-cell office:value-type="float" office:value="34.2556533509">
            <text:p>34.2556533509</text:p>
          </table:table-cell>
          <table:table-cell office:value-type="float" office:value="63.4314738012">
            <text:p>63.4314738012</text:p>
          </table:table-cell>
          <table:table-cell office:value-type="float" office:value="49.9649343842">
            <text:p>49.9649343842</text:p>
          </table:table-cell>
          <table:table-cell office:value-type="float" office:value="71.0004146988">
            <text:p>71.0004146988</text:p>
          </table:table-cell>
          <table:table-cell office:value-type="float" office:value="1673.60332171">
            <text:p>1673.60332171</text:p>
          </table:table-cell>
          <table:table-cell office:value-type="float" office:value="-0.107974433651">
            <text:p>-0.107974433651</text:p>
          </table:table-cell>
          <table:table-cell office:value-type="float" office:value="110.656889618">
            <text:p>110.656889618</text:p>
          </table:table-cell>
          <table:table-cell office:value-type="float" office:value="0.734116161706">
            <text:p>0.734116161706</text:p>
          </table:table-cell>
          <table:table-cell office:value-type="string">
            <text:p>supercritical</text:p>
          </table:table-cell>
        </table:table-row>
        <table:table-row table:style-name="ro1">
          <table:table-cell office:value-type="float" office:value="693">
            <text:p>693</text:p>
          </table:table-cell>
          <table:table-cell office:value-type="float" office:value="320">
            <text:p>320</text:p>
          </table:table-cell>
          <table:table-cell table:formula="of:=[.B68]*10^6/(1.6*10^-19*27.2117)*(0.529*10^-10)^3" office:value-type="float" office:value="0.0000108803117041567">
            <text:p>0.0000108803117041567</text:p>
          </table:table-cell>
          <table:table-cell office:value-type="float" office:value="47.0052061237">
            <text:p>47.0052061237</text:p>
          </table:table-cell>
          <table:table-cell table:formula="of:=[.D68]*6.02*10^23*1000*(0.529*10^-10)^3" office:value-type="float" office:value="0.00418899140064241">
            <text:p>0.00418899140064241</text:p>
          </table:table-cell>
          <table:table-cell office:value-type="float" office:value="0.0212742392272">
            <text:p>0.0212742392272</text:p>
          </table:table-cell>
          <table:table-cell office:value-type="float" office:value="27.4865399132">
            <text:p>27.4865399132</text:p>
          </table:table-cell>
          <table:table-cell office:value-type="float" office:value="34.2942964659">
            <text:p>34.2942964659</text:p>
          </table:table-cell>
          <table:table-cell office:value-type="float" office:value="63.3335138792">
            <text:p>63.3335138792</text:p>
          </table:table-cell>
          <table:table-cell office:value-type="float" office:value="49.9791536665">
            <text:p>49.9791536665</text:p>
          </table:table-cell>
          <table:table-cell office:value-type="float" office:value="70.8551889811">
            <text:p>70.8551889811</text:p>
          </table:table-cell>
          <table:table-cell office:value-type="float" office:value="1683.43495888">
            <text:p>1683.43495888</text:p>
          </table:table-cell>
          <table:table-cell office:value-type="float" office:value="-0.109945661281">
            <text:p>-0.109945661281</text:p>
          </table:table-cell>
          <table:table-cell office:value-type="float" office:value="111.040233842">
            <text:p>111.040233842</text:p>
          </table:table-cell>
          <table:table-cell office:value-type="float" office:value="0.738649451398">
            <text:p>0.738649451398</text:p>
          </table:table-cell>
          <table:table-cell office:value-type="string">
            <text:p>supercritical</text:p>
          </table:table-cell>
        </table:table-row>
        <table:table-row table:style-name="ro1">
          <table:table-cell office:value-type="float" office:value="693">
            <text:p>693</text:p>
          </table:table-cell>
          <table:table-cell office:value-type="float" office:value="325">
            <text:p>325</text:p>
          </table:table-cell>
          <table:table-cell table:formula="of:=[.B69]*10^6/(1.6*10^-19*27.2117)*(0.529*10^-10)^3" office:value-type="float" office:value="0.0000110503165745341">
            <text:p>0.0000110503165745341</text:p>
          </table:table-cell>
          <table:table-cell office:value-type="float" office:value="47.1430919053">
            <text:p>47.1430919053</text:p>
          </table:table-cell>
          <table:table-cell table:formula="of:=[.D69]*6.02*10^23*1000*(0.529*10^-10)^3" office:value-type="float" office:value="0.00420127945128669">
            <text:p>0.00420127945128669</text:p>
          </table:table-cell>
          <table:table-cell office:value-type="float" office:value="0.0212120155803">
            <text:p>0.0212120155803</text:p>
          </table:table-cell>
          <table:table-cell office:value-type="float" office:value="27.4396427425">
            <text:p>27.4396427425</text:p>
          </table:table-cell>
          <table:table-cell office:value-type="float" office:value="34.3335478061">
            <text:p>34.3335478061</text:p>
          </table:table-cell>
          <table:table-cell office:value-type="float" office:value="63.2368850373">
            <text:p>63.2368850373</text:p>
          </table:table-cell>
          <table:table-cell office:value-type="float" office:value="49.9933669536">
            <text:p>49.9933669536</text:p>
          </table:table-cell>
          <table:table-cell office:value-type="float" office:value="70.7141133016">
            <text:p>70.7141133016</text:p>
          </table:table-cell>
          <table:table-cell office:value-type="float" office:value="1693.15199513">
            <text:p>1693.15199513</text:p>
          </table:table-cell>
          <table:table-cell office:value-type="float" office:value="-0.111852644602">
            <text:p>-0.111852644602</text:p>
          </table:table-cell>
          <table:table-cell office:value-type="float" office:value="111.414502643">
            <text:p>111.414502643</text:p>
          </table:table-cell>
          <table:table-cell office:value-type="float" office:value="0.743224127366">
            <text:p>0.743224127366</text:p>
          </table:table-cell>
          <table:table-cell office:value-type="string">
            <text:p>supercritical</text:p>
          </table:table-cell>
        </table:table-row>
        <table:table-row table:style-name="ro1">
          <table:table-cell office:value-type="float" office:value="693">
            <text:p>693</text:p>
          </table:table-cell>
          <table:table-cell office:value-type="float" office:value="330">
            <text:p>330</text:p>
          </table:table-cell>
          <table:table-cell table:formula="of:=[.B70]*10^6/(1.6*10^-19*27.2117)*(0.529*10^-10)^3" office:value-type="float" office:value="0.0000112203214449116">
            <text:p>0.0000112203214449116</text:p>
          </table:table-cell>
          <table:table-cell office:value-type="float" office:value="47.279106514">
            <text:p>47.279106514</text:p>
          </table:table-cell>
          <table:table-cell table:formula="of:=[.D70]*6.02*10^23*1000*(0.529*10^-10)^3" office:value-type="float" office:value="0.00421340074748326">
            <text:p>0.00421340074748326</text:p>
          </table:table-cell>
          <table:table-cell office:value-type="float" office:value="0.0211509919229">
            <text:p>0.0211509919229</text:p>
          </table:table-cell>
          <table:table-cell office:value-type="float" office:value="27.3935573821">
            <text:p>27.3935573821</text:p>
          </table:table-cell>
          <table:table-cell office:value-type="float" office:value="34.3733847167">
            <text:p>34.3733847167</text:p>
          </table:table-cell>
          <table:table-cell office:value-type="float" office:value="63.1415457625">
            <text:p>63.1415457625</text:p>
          </table:table-cell>
          <table:table-cell office:value-type="float" office:value="50.0075690781">
            <text:p>50.0075690781</text:p>
          </table:table-cell>
          <table:table-cell office:value-type="float" office:value="70.5770053792">
            <text:p>70.5770053792</text:p>
          </table:table-cell>
          <table:table-cell office:value-type="float" office:value="1702.75758379">
            <text:p>1702.75758379</text:p>
          </table:table-cell>
          <table:table-cell office:value-type="float" office:value="-0.113698320414">
            <text:p>-0.113698320414</text:p>
          </table:table-cell>
          <table:table-cell office:value-type="float" office:value="111.779848201">
            <text:p>111.779848201</text:p>
          </table:table-cell>
          <table:table-cell office:value-type="float" office:value="0.747842935618">
            <text:p>0.747842935618</text:p>
          </table:table-cell>
          <table:table-cell office:value-type="string">
            <text:p>supercritical</text:p>
          </table:table-cell>
        </table:table-row>
        <table:table-row table:style-name="ro1">
          <table:table-cell office:value-type="float" office:value="693">
            <text:p>693</text:p>
          </table:table-cell>
          <table:table-cell office:value-type="float" office:value="335">
            <text:p>335</text:p>
          </table:table-cell>
          <table:table-cell table:formula="of:=[.B71]*10^6/(1.6*10^-19*27.2117)*(0.529*10^-10)^3" office:value-type="float" office:value="0.000011390326315289">
            <text:p>0.000011390326315289</text:p>
          </table:table-cell>
          <table:table-cell office:value-type="float" office:value="47.4133082235">
            <text:p>47.4133082235</text:p>
          </table:table-cell>
          <table:table-cell table:formula="of:=[.D71]*6.02*10^23*1000*(0.529*10^-10)^3" office:value-type="float" office:value="0.00422536048244469">
            <text:p>0.00422536048244469</text:p>
          </table:table-cell>
          <table:table-cell office:value-type="float" office:value="0.0210911247805">
            <text:p>0.0210911247805</text:p>
          </table:table-cell>
          <table:table-cell office:value-type="float" office:value="27.3482588888">
            <text:p>27.3482588888</text:p>
          </table:table-cell>
          <table:table-cell office:value-type="float" office:value="34.4137856903">
            <text:p>34.4137856903</text:p>
          </table:table-cell>
          <table:table-cell office:value-type="float" office:value="63.0474565201">
            <text:p>63.0474565201</text:p>
          </table:table-cell>
          <table:table-cell office:value-type="float" office:value="50.0217553322">
            <text:p>50.0217553322</text:p>
          </table:table-cell>
          <table:table-cell office:value-type="float" office:value="70.4436938321">
            <text:p>70.4436938321</text:p>
          </table:table-cell>
          <table:table-cell office:value-type="float" office:value="1712.25474392">
            <text:p>1712.25474392</text:p>
          </table:table-cell>
          <table:table-cell office:value-type="float" office:value="-0.115485448243">
            <text:p>-0.115485448243</text:p>
          </table:table-cell>
          <table:table-cell office:value-type="float" office:value="112.136416708">
            <text:p>112.136416708</text:p>
          </table:table-cell>
          <table:table-cell office:value-type="float" office:value="0.752508569393">
            <text:p>0.752508569393</text:p>
          </table:table-cell>
          <table:table-cell office:value-type="string">
            <text:p>supercritical</text:p>
          </table:table-cell>
        </table:table-row>
        <table:table-row table:style-name="ro1">
          <table:table-cell office:value-type="float" office:value="693">
            <text:p>693</text:p>
          </table:table-cell>
          <table:table-cell office:value-type="float" office:value="340">
            <text:p>340</text:p>
          </table:table-cell>
          <table:table-cell table:formula="of:=[.B72]*10^6/(1.6*10^-19*27.2117)*(0.529*10^-10)^3" office:value-type="float" office:value="0.0000115603311856665">
            <text:p>0.0000115603311856665</text:p>
          </table:table-cell>
          <table:table-cell office:value-type="float" office:value="47.5457525497">
            <text:p>47.5457525497</text:p>
          </table:table-cell>
          <table:table-cell table:formula="of:=[.D72]*6.02*10^23*1000*(0.529*10^-10)^3" office:value-type="float" office:value="0.00423716360361505">
            <text:p>0.00423716360361505</text:p>
          </table:table-cell>
          <table:table-cell office:value-type="float" office:value="0.0210323729539">
            <text:p>0.0210323729539</text:p>
          </table:table-cell>
          <table:table-cell office:value-type="float" office:value="27.3037234879">
            <text:p>27.3037234879</text:p>
          </table:table-cell>
          <table:table-cell office:value-type="float" office:value="34.4547302923">
            <text:p>34.4547302923</text:p>
          </table:table-cell>
          <table:table-cell office:value-type="float" office:value="62.9545796283">
            <text:p>62.9545796283</text:p>
          </table:table-cell>
          <table:table-cell office:value-type="float" office:value="50.0359214272">
            <text:p>50.0359214272</text:p>
          </table:table-cell>
          <table:table-cell office:value-type="float" office:value="70.3140173572">
            <text:p>70.3140173572</text:p>
          </table:table-cell>
          <table:table-cell office:value-type="float" office:value="1721.64636832">
            <text:p>1721.64636832</text:p>
          </table:table-cell>
          <table:table-cell office:value-type="float" office:value="-0.117216623673">
            <text:p>-0.117216623673</text:p>
          </table:table-cell>
          <table:table-cell office:value-type="float" office:value="112.484348737">
            <text:p>112.484348737</text:p>
          </table:table-cell>
          <table:table-cell office:value-type="float" office:value="0.757223673779">
            <text:p>0.757223673779</text:p>
          </table:table-cell>
          <table:table-cell office:value-type="string">
            <text:p>supercritical</text:p>
          </table:table-cell>
        </table:table-row>
        <table:table-row table:style-name="ro1">
          <table:table-cell office:value-type="float" office:value="693">
            <text:p>693</text:p>
          </table:table-cell>
          <table:table-cell office:value-type="float" office:value="345">
            <text:p>345</text:p>
          </table:table-cell>
          <table:table-cell table:formula="of:=[.B73]*10^6/(1.6*10^-19*27.2117)*(0.529*10^-10)^3" office:value-type="float" office:value="0.0000117303360560439">
            <text:p>0.0000117303360560439</text:p>
          </table:table-cell>
          <table:table-cell office:value-type="float" office:value="47.6764924233">
            <text:p>47.6764924233</text:p>
          </table:table-cell>
          <table:table-cell table:formula="of:=[.D73]*6.02*10^23*1000*(0.529*10^-10)^3" office:value-type="float" office:value="0.00424881482805156">
            <text:p>0.00424881482805156</text:p>
          </table:table-cell>
          <table:table-cell office:value-type="float" office:value="0.0209746973649">
            <text:p>0.0209746973649</text:p>
          </table:table-cell>
          <table:table-cell office:value-type="float" office:value="27.2599285">
            <text:p>27.2599285</text:p>
          </table:table-cell>
          <table:table-cell office:value-type="float" office:value="34.4961990909">
            <text:p>34.4961990909</text:p>
          </table:table-cell>
          <table:table-cell office:value-type="float" office:value="62.8628791426">
            <text:p>62.8628791426</text:p>
          </table:table-cell>
          <table:table-cell office:value-type="float" office:value="50.0500634562">
            <text:p>50.0500634562</text:p>
          </table:table-cell>
          <table:table-cell office:value-type="float" office:value="70.1878239833">
            <text:p>70.1878239833</text:p>
          </table:table-cell>
          <table:table-cell office:value-type="float" office:value="1730.93523097">
            <text:p>1730.93523097</text:p>
          </table:table-cell>
          <table:table-cell office:value-type="float" office:value="-0.118894290468">
            <text:p>-0.118894290468</text:p>
          </table:table-cell>
          <table:table-cell office:value-type="float" office:value="112.823779593">
            <text:p>112.823779593</text:p>
          </table:table-cell>
          <table:table-cell office:value-type="float" office:value="0.761990850127">
            <text:p>0.761990850127</text:p>
          </table:table-cell>
          <table:table-cell office:value-type="string">
            <text:p>supercritical</text:p>
          </table:table-cell>
        </table:table-row>
        <table:table-row table:style-name="ro1">
          <table:table-cell office:value-type="float" office:value="693">
            <text:p>693</text:p>
          </table:table-cell>
          <table:table-cell office:value-type="float" office:value="350">
            <text:p>350</text:p>
          </table:table-cell>
          <table:table-cell table:formula="of:=[.B74]*10^6/(1.6*10^-19*27.2117)*(0.529*10^-10)^3" office:value-type="float" office:value="0.0000119003409264214">
            <text:p>0.0000119003409264214</text:p>
          </table:table-cell>
          <table:table-cell office:value-type="float" office:value="47.80557835">
            <text:p>47.80557835</text:p>
          </table:table-cell>
          <table:table-cell table:formula="of:=[.D74]*6.02*10^23*1000*(0.529*10^-10)^3" office:value-type="float" office:value="0.00426031865670125">
            <text:p>0.00426031865670125</text:p>
          </table:table-cell>
          <table:table-cell office:value-type="float" office:value="0.0209180609149">
            <text:p>0.0209180609149</text:p>
          </table:table-cell>
          <table:table-cell office:value-type="float" office:value="27.2168522739">
            <text:p>27.2168522739</text:p>
          </table:table-cell>
          <table:table-cell office:value-type="float" office:value="34.5381735941">
            <text:p>34.5381735941</text:p>
          </table:table-cell>
          <table:table-cell office:value-type="float" office:value="62.7723207487">
            <text:p>62.7723207487</text:p>
          </table:table-cell>
          <table:table-cell office:value-type="float" office:value="50.0641778615">
            <text:p>50.0641778615</text:p>
          </table:table-cell>
          <table:table-cell office:value-type="float" office:value="70.0649703913">
            <text:p>70.0649703913</text:p>
          </table:table-cell>
          <table:table-cell office:value-type="float" office:value="1740.12399383">
            <text:p>1740.12399383</text:p>
          </table:table-cell>
          <table:table-cell office:value-type="float" office:value="-0.120520751632">
            <text:p>-0.120520751632</text:p>
          </table:table-cell>
          <table:table-cell office:value-type="float" office:value="113.154839624">
            <text:p>113.154839624</text:p>
          </table:table-cell>
          <table:table-cell office:value-type="float" office:value="0.76681266029">
            <text:p>0.76681266029</text:p>
          </table:table-cell>
          <table:table-cell office:value-type="string">
            <text:p>supercritical</text:p>
          </table:table-cell>
        </table:table-row>
        <table:table-row table:style-name="ro1">
          <table:table-cell office:value-type="float" office:value="693">
            <text:p>693</text:p>
          </table:table-cell>
          <table:table-cell office:value-type="float" office:value="355">
            <text:p>355</text:p>
          </table:table-cell>
          <table:table-cell table:formula="of:=[.B75]*10^6/(1.6*10^-19*27.2117)*(0.529*10^-10)^3" office:value-type="float" office:value="0.0000120703457967988">
            <text:p>0.0000120703457967988</text:p>
          </table:table-cell>
          <table:table-cell office:value-type="float" office:value="47.933058557">
            <text:p>47.933058557</text:p>
          </table:table-cell>
          <table:table-cell table:formula="of:=[.D75]*6.02*10^23*1000*(0.529*10^-10)^3" office:value-type="float" office:value="0.00427167938745668">
            <text:p>0.00427167938745668</text:p>
          </table:table-cell>
          <table:table-cell office:value-type="float" office:value="0.0208624283554">
            <text:p>0.0208624283554</text:p>
          </table:table-cell>
          <table:table-cell office:value-type="float" office:value="27.1744741245">
            <text:p>27.1744741245</text:p>
          </table:table-cell>
          <table:table-cell office:value-type="float" office:value="34.5806361906">
            <text:p>34.5806361906</text:p>
          </table:table-cell>
          <table:table-cell office:value-type="float" office:value="62.6828716643">
            <text:p>62.6828716643</text:p>
          </table:table-cell>
          <table:table-cell office:value-type="float" office:value="50.0782614044">
            <text:p>50.0782614044</text:p>
          </table:table-cell>
          <table:table-cell office:value-type="float" office:value="69.9453212934">
            <text:p>69.9453212934</text:p>
          </table:table-cell>
          <table:table-cell office:value-type="float" office:value="1749.21521319">
            <text:p>1749.21521319</text:p>
          </table:table-cell>
          <table:table-cell office:value-type="float" office:value="-0.1220981795">
            <text:p>-0.1220981795</text:p>
          </table:table-cell>
          <table:table-cell office:value-type="float" office:value="113.477654525">
            <text:p>113.477654525</text:p>
          </table:table-cell>
          <table:table-cell office:value-type="float" office:value="0.771691630678">
            <text:p>0.771691630678</text:p>
          </table:table-cell>
          <table:table-cell office:value-type="string">
            <text:p>supercritical</text:p>
          </table:table-cell>
        </table:table-row>
        <table:table-row table:style-name="ro1">
          <table:table-cell office:value-type="float" office:value="693">
            <text:p>693</text:p>
          </table:table-cell>
          <table:table-cell office:value-type="float" office:value="360">
            <text:p>360</text:p>
          </table:table-cell>
          <table:table-cell table:formula="of:=[.B76]*10^6/(1.6*10^-19*27.2117)*(0.529*10^-10)^3" office:value-type="float" office:value="0.0000122403506671763">
            <text:p>0.0000122403506671763</text:p>
          </table:table-cell>
          <table:table-cell office:value-type="float" office:value="48.0589791297">
            <text:p>48.0589791297</text:p>
          </table:table-cell>
          <table:table-cell table:formula="of:=[.D76]*6.02*10^23*1000*(0.529*10^-10)^3" office:value-type="float" office:value="0.00428290112733835">
            <text:p>0.00428290112733835</text:p>
          </table:table-cell>
          <table:table-cell office:value-type="float" office:value="0.0208077661679">
            <text:p>0.0208077661679</text:p>
          </table:table-cell>
          <table:table-cell office:value-type="float" office:value="27.1327742753">
            <text:p>27.1327742753</text:p>
          </table:table-cell>
          <table:table-cell office:value-type="float" office:value="34.6235700958">
            <text:p>34.6235700958</text:p>
          </table:table-cell>
          <table:table-cell office:value-type="float" office:value="62.594500548">
            <text:p>62.594500548</text:p>
          </table:table-cell>
          <table:table-cell office:value-type="float" office:value="50.0923111385">
            <text:p>50.0923111385</text:p>
          </table:table-cell>
          <table:table-cell office:value-type="float" office:value="69.8287488667">
            <text:p>69.8287488667</text:p>
          </table:table-cell>
          <table:table-cell office:value-type="float" office:value="1758.21134556">
            <text:p>1758.21134556</text:p>
          </table:table-cell>
          <table:table-cell office:value-type="float" office:value="-0.123628624965">
            <text:p>-0.123628624965</text:p>
          </table:table-cell>
          <table:table-cell office:value-type="float" office:value="113.792345604">
            <text:p>113.792345604</text:p>
          </table:table-cell>
          <table:table-cell office:value-type="float" office:value="0.776630256143">
            <text:p>0.776630256143</text:p>
          </table:table-cell>
          <table:table-cell office:value-type="string">
            <text:p>supercritical</text:p>
          </table:table-cell>
        </table:table-row>
        <table:table-row table:style-name="ro1">
          <table:table-cell office:value-type="float" office:value="693">
            <text:p>693</text:p>
          </table:table-cell>
          <table:table-cell office:value-type="float" office:value="365">
            <text:p>365</text:p>
          </table:table-cell>
          <table:table-cell table:formula="of:=[.B77]*10^6/(1.6*10^-19*27.2117)*(0.529*10^-10)^3" office:value-type="float" office:value="0.0000124103555375537">
            <text:p>0.0000124103555375537</text:p>
          </table:table-cell>
          <table:table-cell office:value-type="float" office:value="48.1833841376">
            <text:p>48.1833841376</text:p>
          </table:table-cell>
          <table:table-cell table:formula="of:=[.D77]*6.02*10^23*1000*(0.529*10^-10)^3" office:value-type="float" office:value="0.00429398780371455">
            <text:p>0.00429398780371455</text:p>
          </table:table-cell>
          <table:table-cell office:value-type="float" office:value="0.0207540424547">
            <text:p>0.0207540424547</text:p>
          </table:table-cell>
          <table:table-cell office:value-type="float" office:value="27.0917338053">
            <text:p>27.0917338053</text:p>
          </table:table-cell>
          <table:table-cell office:value-type="float" office:value="34.6669593013">
            <text:p>34.6669593013</text:p>
          </table:table-cell>
          <table:table-cell office:value-type="float" office:value="62.5071774145">
            <text:p>62.5071774145</text:p>
          </table:table-cell>
          <table:table-cell office:value-type="float" office:value="50.106324385">
            <text:p>50.106324385</text:p>
          </table:table-cell>
          <table:table-cell office:value-type="float" office:value="69.7151322338">
            <text:p>69.7151322338</text:p>
          </table:table-cell>
          <table:table-cell office:value-type="float" office:value="1767.11475303">
            <text:p>1767.11475303</text:p>
          </table:table-cell>
          <table:table-cell office:value-type="float" office:value="-0.125114025925">
            <text:p>-0.125114025925</text:p>
          </table:table-cell>
          <table:table-cell office:value-type="float" office:value="114.099030044">
            <text:p>114.099030044</text:p>
          </table:table-cell>
          <table:table-cell office:value-type="float" office:value="0.78163100371">
            <text:p>0.78163100371</text:p>
          </table:table-cell>
          <table:table-cell office:value-type="string">
            <text:p>supercritical</text:p>
          </table:table-cell>
        </table:table-row>
        <table:table-row table:style-name="ro1">
          <table:table-cell office:value-type="float" office:value="693">
            <text:p>693</text:p>
          </table:table-cell>
          <table:table-cell office:value-type="float" office:value="370">
            <text:p>370</text:p>
          </table:table-cell>
          <table:table-cell table:formula="of:=[.B78]*10^6/(1.6*10^-19*27.2117)*(0.529*10^-10)^3" office:value-type="float" office:value="0.0000125803604079312">
            <text:p>0.0000125803604079312</text:p>
          </table:table-cell>
          <table:table-cell office:value-type="float" office:value="48.306315751">
            <text:p>48.306315751</text:p>
          </table:table-cell>
          <table:table-cell table:formula="of:=[.D78]*6.02*10^23*1000*(0.529*10^-10)^3" office:value-type="float" office:value="0.00430494317470142">
            <text:p>0.00430494317470142</text:p>
          </table:table-cell>
          <table:table-cell office:value-type="float" office:value="0.0207012268365">
            <text:p>0.0207012268365</text:p>
          </table:table-cell>
          <table:table-cell office:value-type="float" office:value="27.0513345994">
            <text:p>27.0513345994</text:p>
          </table:table-cell>
          <table:table-cell office:value-type="float" office:value="34.7107885289">
            <text:p>34.7107885289</text:p>
          </table:table-cell>
          <table:table-cell office:value-type="float" office:value="62.4208735569">
            <text:p>62.4208735569</text:p>
          </table:table-cell>
          <table:table-cell office:value-type="float" office:value="50.1202987107">
            <text:p>50.1202987107</text:p>
          </table:table-cell>
          <table:table-cell office:value-type="float" office:value="69.6043569876">
            <text:p>69.6043569876</text:p>
          </table:table-cell>
          <table:table-cell office:value-type="float" office:value="1775.92770842">
            <text:p>1775.92770842</text:p>
          </table:table-cell>
          <table:table-cell office:value-type="float" office:value="-0.12655621503">
            <text:p>-0.12655621503</text:p>
          </table:table-cell>
          <table:table-cell office:value-type="float" office:value="114.397821128">
            <text:p>114.397821128</text:p>
          </table:table-cell>
          <table:table-cell office:value-type="float" office:value="0.786696316154">
            <text:p>0.786696316154</text:p>
          </table:table-cell>
          <table:table-cell office:value-type="string">
            <text:p>supercritical</text:p>
          </table:table-cell>
        </table:table-row>
        <table:table-row table:style-name="ro1">
          <table:table-cell office:value-type="float" office:value="693">
            <text:p>693</text:p>
          </table:table-cell>
          <table:table-cell office:value-type="float" office:value="375">
            <text:p>375</text:p>
          </table:table-cell>
          <table:table-cell table:formula="of:=[.B79]*10^6/(1.6*10^-19*27.2117)*(0.529*10^-10)^3" office:value-type="float" office:value="0.0000127503652783086">
            <text:p>0.0000127503652783086</text:p>
          </table:table-cell>
          <table:table-cell office:value-type="float" office:value="48.4278143501">
            <text:p>48.4278143501</text:p>
          </table:table-cell>
          <table:table-cell table:formula="of:=[.D79]*6.02*10^23*1000*(0.529*10^-10)^3" office:value-type="float" office:value="0.0043157708388857">
            <text:p>0.0043157708388857</text:p>
          </table:table-cell>
          <table:table-cell office:value-type="float" office:value="0.0206492903597">
            <text:p>0.0206492903597</text:p>
          </table:table-cell>
          <table:table-cell office:value-type="float" office:value="27.0115593028">
            <text:p>27.0115593028</text:p>
          </table:table-cell>
          <table:table-cell office:value-type="float" office:value="34.7550431877">
            <text:p>34.7550431877</text:p>
          </table:table-cell>
          <table:table-cell office:value-type="float" office:value="62.3355614736">
            <text:p>62.3355614736</text:p>
          </table:table-cell>
          <table:table-cell office:value-type="float" office:value="50.1342319079">
            <text:p>50.1342319079</text:p>
          </table:table-cell>
          <table:table-cell office:value-type="float" office:value="69.496314755">
            <text:p>69.496314755</text:p>
          </table:table-cell>
          <table:table-cell office:value-type="float" office:value="1784.65239988">
            <text:p>1784.65239988</text:p>
          </table:table-cell>
          <table:table-cell office:value-type="float" office:value="-0.12795692679">
            <text:p>-0.12795692679</text:p>
          </table:table-cell>
          <table:table-cell office:value-type="float" office:value="114.688828471">
            <text:p>114.688828471</text:p>
          </table:table-cell>
          <table:table-cell office:value-type="float" office:value="0.791828615437">
            <text:p>0.791828615437</text:p>
          </table:table-cell>
          <table:table-cell office:value-type="string">
            <text:p>supercritical</text:p>
          </table:table-cell>
        </table:table-row>
        <table:table-row table:style-name="ro1">
          <table:table-cell office:value-type="float" office:value="693">
            <text:p>693</text:p>
          </table:table-cell>
          <table:table-cell office:value-type="float" office:value="380">
            <text:p>380</text:p>
          </table:table-cell>
          <table:table-cell table:formula="of:=[.B80]*10^6/(1.6*10^-19*27.2117)*(0.529*10^-10)^3" office:value-type="float" office:value="0.000012920370148686">
            <text:p>0.000012920370148686</text:p>
          </table:table-cell>
          <table:table-cell office:value-type="float" office:value="48.5479186251">
            <text:p>48.5479186251</text:p>
          </table:table-cell>
          <table:table-cell table:formula="of:=[.D80]*6.02*10^23*1000*(0.529*10^-10)^3" office:value-type="float" office:value="0.00432647424424533">
            <text:p>0.00432647424424533</text:p>
          </table:table-cell>
          <table:table-cell office:value-type="float" office:value="0.0205982054086">
            <text:p>0.0205982054086</text:p>
          </table:table-cell>
          <table:table-cell office:value-type="float" office:value="26.9723912784">
            <text:p>26.9723912784</text:p>
          </table:table-cell>
          <table:table-cell office:value-type="float" office:value="34.7997093336">
            <text:p>34.7997093336</text:p>
          </table:table-cell>
          <table:table-cell office:value-type="float" office:value="62.2512148008">
            <text:p>62.2512148008</text:p>
          </table:table-cell>
          <table:table-cell office:value-type="float" office:value="50.1481219762">
            <text:p>50.1481219762</text:p>
          </table:table-cell>
          <table:table-cell office:value-type="float" office:value="69.390902796">
            <text:p>69.390902796</text:p>
          </table:table-cell>
          <table:table-cell office:value-type="float" office:value="1793.29093533">
            <text:p>1793.29093533</text:p>
          </table:table-cell>
          <table:table-cell office:value-type="float" office:value="-0.129317804114">
            <text:p>-0.129317804114</text:p>
          </table:table-cell>
          <table:table-cell office:value-type="float" office:value="114.972158215">
            <text:p>114.972158215</text:p>
          </table:table-cell>
          <table:table-cell office:value-type="float" office:value="0.797030306009">
            <text:p>0.797030306009</text:p>
          </table:table-cell>
          <table:table-cell office:value-type="string">
            <text:p>supercritical</text:p>
          </table:table-cell>
        </table:table-row>
        <table:table-row table:style-name="ro1">
          <table:table-cell office:value-type="float" office:value="693">
            <text:p>693</text:p>
          </table:table-cell>
          <table:table-cell office:value-type="float" office:value="385">
            <text:p>385</text:p>
          </table:table-cell>
          <table:table-cell table:formula="of:=[.B81]*10^6/(1.6*10^-19*27.2117)*(0.529*10^-10)^3" office:value-type="float" office:value="0.0000130903750190635">
            <text:p>0.0000130903750190635</text:p>
          </table:table-cell>
          <table:table-cell office:value-type="float" office:value="48.6666656704">
            <text:p>48.6666656704</text:p>
          </table:table-cell>
          <table:table-cell table:formula="of:=[.D81]*6.02*10^23*1000*(0.529*10^-10)^3" office:value-type="float" office:value="0.00433705669654444">
            <text:p>0.00433705669654444</text:p>
          </table:table-cell>
          <table:table-cell office:value-type="float" office:value="0.0205479456261">
            <text:p>0.0205479456261</text:p>
          </table:table-cell>
          <table:table-cell office:value-type="float" office:value="26.933814567">
            <text:p>26.933814567</text:p>
          </table:table-cell>
          <table:table-cell office:value-type="float" office:value="34.844773633">
            <text:p>34.844773633</text:p>
          </table:table-cell>
          <table:table-cell office:value-type="float" office:value="62.16780825">
            <text:p>62.16780825</text:p>
          </table:table-cell>
          <table:table-cell office:value-type="float" office:value="50.1619671058">
            <text:p>50.1619671058</text:p>
          </table:table-cell>
          <table:table-cell office:value-type="float" office:value="69.2880236346">
            <text:p>69.2880236346</text:p>
          </table:table-cell>
          <table:table-cell office:value-type="float" office:value="1801.84534649">
            <text:p>1801.84534649</text:p>
          </table:table-cell>
          <table:table-cell office:value-type="float" office:value="-0.130640404323">
            <text:p>-0.130640404323</text:p>
          </table:table-cell>
          <table:table-cell office:value-type="float" office:value="115.247913222">
            <text:p>115.247913222</text:p>
          </table:table-cell>
          <table:table-cell office:value-type="float" office:value="0.802303777989">
            <text:p>0.802303777989</text:p>
          </table:table-cell>
          <table:table-cell office:value-type="string">
            <text:p>supercritical</text:p>
          </table:table-cell>
        </table:table-row>
        <table:table-row table:style-name="ro1">
          <table:table-cell office:value-type="float" office:value="693">
            <text:p>693</text:p>
          </table:table-cell>
          <table:table-cell office:value-type="float" office:value="390">
            <text:p>390</text:p>
          </table:table-cell>
          <table:table-cell table:formula="of:=[.B82]*10^6/(1.6*10^-19*27.2117)*(0.529*10^-10)^3" office:value-type="float" office:value="0.0000132603798894409">
            <text:p>0.0000132603798894409</text:p>
          </table:table-cell>
          <table:table-cell office:value-type="float" office:value="48.7840910718">
            <text:p>48.7840910718</text:p>
          </table:table-cell>
          <table:table-cell table:formula="of:=[.D82]*6.02*10^23*1000*(0.529*10^-10)^3" office:value-type="float" office:value="0.00434752136710427">
            <text:p>0.00434752136710427</text:p>
          </table:table-cell>
          <table:table-cell office:value-type="float" office:value="0.0204984858389">
            <text:p>0.0204984858389</text:p>
          </table:table-cell>
          <table:table-cell office:value-type="float" office:value="26.8958138507">
            <text:p>26.8958138507</text:p>
          </table:table-cell>
          <table:table-cell office:value-type="float" office:value="34.8902233279">
            <text:p>34.8902233279</text:p>
          </table:table-cell>
          <table:table-cell office:value-type="float" office:value="62.0853175492">
            <text:p>62.0853175492</text:p>
          </table:table-cell>
          <table:table-cell office:value-type="float" office:value="50.1757656623">
            <text:p>50.1757656623</text:p>
          </table:table-cell>
          <table:table-cell office:value-type="float" office:value="69.187584719">
            <text:p>69.187584719</text:p>
          </table:table-cell>
          <table:table-cell office:value-type="float" office:value="1810.31759274">
            <text:p>1810.31759274</text:p>
          </table:table-cell>
          <table:table-cell office:value-type="float" office:value="-0.131926204694">
            <text:p>-0.131926204694</text:p>
          </table:table-cell>
          <table:table-cell office:value-type="float" office:value="115.516193254">
            <text:p>115.516193254</text:p>
          </table:table-cell>
          <table:table-cell office:value-type="float" office:value="0.807651410222">
            <text:p>0.807651410222</text:p>
          </table:table-cell>
          <table:table-cell office:value-type="string">
            <text:p>supercritical</text:p>
          </table:table-cell>
        </table:table-row>
        <table:table-row table:style-name="ro1">
          <table:table-cell office:value-type="float" office:value="693">
            <text:p>693</text:p>
          </table:table-cell>
          <table:table-cell office:value-type="float" office:value="395">
            <text:p>395</text:p>
          </table:table-cell>
          <table:table-cell table:formula="of:=[.B83]*10^6/(1.6*10^-19*27.2117)*(0.529*10^-10)^3" office:value-type="float" office:value="0.0000134303847598184">
            <text:p>0.0000134303847598184</text:p>
          </table:table-cell>
          <table:table-cell office:value-type="float" office:value="48.9002289878">
            <text:p>48.9002289878</text:p>
          </table:table-cell>
          <table:table-cell table:formula="of:=[.D83]*6.02*10^23*1000*(0.529*10^-10)^3" office:value-type="float" office:value="0.00435787130004855">
            <text:p>0.00435787130004855</text:p>
          </table:table-cell>
          <table:table-cell office:value-type="float" office:value="0.0204498019887">
            <text:p>0.0204498019887</text:p>
          </table:table-cell>
          <table:table-cell office:value-type="float" office:value="26.8583744182">
            <text:p>26.8583744182</text:p>
          </table:table-cell>
          <table:table-cell office:value-type="float" office:value="34.9360462038">
            <text:p>34.9360462038</text:p>
          </table:table-cell>
          <table:table-cell office:value-type="float" office:value="62.0037193888">
            <text:p>62.0037193888</text:p>
          </table:table-cell>
          <table:table-cell office:value-type="float" office:value="50.189516173">
            <text:p>50.189516173</text:p>
          </table:table-cell>
          <table:table-cell office:value-type="float" office:value="69.0894981086">
            <text:p>69.0894981086</text:p>
          </table:table-cell>
          <table:table-cell office:value-type="float" office:value="1818.70956461">
            <text:p>1818.70956461</text:p>
          </table:table-cell>
          <table:table-cell office:value-type="float" office:value="-0.133176607575">
            <text:p>-0.133176607575</text:p>
          </table:table-cell>
          <table:table-cell office:value-type="float" office:value="115.777095136">
            <text:p>115.777095136</text:p>
          </table:table-cell>
          <table:table-cell office:value-type="float" office:value="0.813075573232">
            <text:p>0.813075573232</text:p>
          </table:table-cell>
          <table:table-cell office:value-type="string">
            <text:p>supercritical</text:p>
          </table:table-cell>
        </table:table-row>
        <table:table-row table:style-name="ro1">
          <table:table-cell office:value-type="float" office:value="693">
            <text:p>693</text:p>
          </table:table-cell>
          <table:table-cell office:value-type="float" office:value="400">
            <text:p>400</text:p>
          </table:table-cell>
          <table:table-cell table:formula="of:=[.B84]*10^6/(1.6*10^-19*27.2117)*(0.529*10^-10)^3" office:value-type="float" office:value="0.0000136003896301958">
            <text:p>0.0000136003896301958</text:p>
          </table:table-cell>
          <table:table-cell office:value-type="float" office:value="49.0151122257">
            <text:p>49.0151122257</text:p>
          </table:table-cell>
          <table:table-cell table:formula="of:=[.D84]*6.02*10^23*1000*(0.529*10^-10)^3" office:value-type="float" office:value="0.00436810941908529">
            <text:p>0.00436810941908529</text:p>
          </table:table-cell>
          <table:table-cell office:value-type="float" office:value="0.0204018710678">
            <text:p>0.0204018710678</text:p>
          </table:table-cell>
          <table:table-cell office:value-type="float" office:value="26.8214821331">
            <text:p>26.8214821331</text:p>
          </table:table-cell>
          <table:table-cell office:value-type="float" office:value="34.9822305602">
            <text:p>34.9822305602</text:p>
          </table:table-cell>
          <table:table-cell office:value-type="float" office:value="61.9229913698">
            <text:p>61.9229913698</text:p>
          </table:table-cell>
          <table:table-cell office:value-type="float" office:value="50.2032173144">
            <text:p>50.2032173144</text:p>
          </table:table-cell>
          <table:table-cell office:value-type="float" office:value="68.9936801839">
            <text:p>68.9936801839</text:p>
          </table:table-cell>
          <table:table-cell office:value-type="float" office:value="1827.02308715">
            <text:p>1827.02308715</text:p>
          </table:table-cell>
          <table:table-cell office:value-type="float" office:value="-0.134392945109">
            <text:p>-0.134392945109</text:p>
          </table:table-cell>
          <table:table-cell office:value-type="float" office:value="116.030712915">
            <text:p>116.030712915</text:p>
          </table:table-cell>
          <table:table-cell office:value-type="float" office:value="0.818578632072">
            <text:p>0.818578632072</text:p>
          </table:table-cell>
          <table:table-cell office:value-type="string">
            <text:p>supercritical</text:p>
          </table:table-cell>
        </table:table-row>
        <table:table-row table:style-name="ro1">
          <table:table-cell office:value-type="float" office:value="693">
            <text:p>693</text:p>
          </table:table-cell>
          <table:table-cell office:value-type="float" office:value="405">
            <text:p>405</text:p>
          </table:table-cell>
          <table:table-cell table:formula="of:=[.B85]*10^6/(1.6*10^-19*27.2117)*(0.529*10^-10)^3" office:value-type="float" office:value="0.0000137703945005733">
            <text:p>0.0000137703945005733</text:p>
          </table:table-cell>
          <table:table-cell office:value-type="float" office:value="49.1287723125">
            <text:p>49.1287723125</text:p>
          </table:table-cell>
          <table:table-cell table:formula="of:=[.D85]*6.02*10^23*1000*(0.529*10^-10)^3" office:value-type="float" office:value="0.00437823853382523">
            <text:p>0.00437823853382523</text:p>
          </table:table-cell>
          <table:table-cell office:value-type="float" office:value="0.02035467106">
            <text:p>0.02035467106</text:p>
          </table:table-cell>
          <table:table-cell office:value-type="float" office:value="26.7851234034">
            <text:p>26.7851234034</text:p>
          </table:table-cell>
          <table:table-cell office:value-type="float" office:value="35.0287651826">
            <text:p>35.0287651826</text:p>
          </table:table-cell>
          <table:table-cell office:value-type="float" office:value="61.8431119574">
            <text:p>61.8431119574</text:p>
          </table:table-cell>
          <table:table-cell office:value-type="float" office:value="50.2168679003">
            <text:p>50.2168679003</text:p>
          </table:table-cell>
          <table:table-cell office:value-type="float" office:value="68.9000513792">
            <text:p>68.9000513792</text:p>
          </table:table-cell>
          <table:table-cell office:value-type="float" office:value="1835.25992307">
            <text:p>1835.25992307</text:p>
          </table:table-cell>
          <table:table-cell office:value-type="float" office:value="-0.135576483597">
            <text:p>-0.135576483597</text:p>
          </table:table-cell>
          <table:table-cell office:value-type="float" office:value="116.277137999">
            <text:p>116.277137999</text:p>
          </table:table-cell>
          <table:table-cell office:value-type="float" office:value="0.824162949073">
            <text:p>0.824162949073</text:p>
          </table:table-cell>
          <table:table-cell office:value-type="string">
            <text:p>supercritical</text:p>
          </table:table-cell>
        </table:table-row>
        <table:table-row table:style-name="ro1">
          <table:table-cell office:value-type="float" office:value="693">
            <text:p>693</text:p>
          </table:table-cell>
          <table:table-cell office:value-type="float" office:value="410">
            <text:p>410</text:p>
          </table:table-cell>
          <table:table-cell table:formula="of:=[.B86]*10^6/(1.6*10^-19*27.2117)*(0.529*10^-10)^3" office:value-type="float" office:value="0.0000139403993709507">
            <text:p>0.0000139403993709507</text:p>
          </table:table-cell>
          <table:table-cell office:value-type="float" office:value="49.2412395611">
            <text:p>49.2412395611</text:p>
          </table:table-cell>
          <table:table-cell table:formula="of:=[.D86]*6.02*10^23*1000*(0.529*10^-10)^3" office:value-type="float" office:value="0.00438826134568143">
            <text:p>0.00438826134568143</text:p>
          </table:table-cell>
          <table:table-cell office:value-type="float" office:value="0.0203081808848">
            <text:p>0.0203081808848</text:p>
          </table:table-cell>
          <table:table-cell office:value-type="float" office:value="26.7492851536">
            <text:p>26.7492851536</text:p>
          </table:table-cell>
          <table:table-cell office:value-type="float" office:value="35.0756393164">
            <text:p>35.0756393164</text:p>
          </table:table-cell>
          <table:table-cell office:value-type="float" office:value="61.7640604355">
            <text:p>61.7640604355</text:p>
          </table:table-cell>
          <table:table-cell office:value-type="float" office:value="50.2304668714">
            <text:p>50.2304668714</text:p>
          </table:table-cell>
          <table:table-cell office:value-type="float" office:value="68.8085359353">
            <text:p>68.8085359353</text:p>
          </table:table-cell>
          <table:table-cell office:value-type="float" office:value="1843.4217756">
            <text:p>1843.4217756</text:p>
          </table:table-cell>
          <table:table-cell office:value-type="float" office:value="-0.136728427549">
            <text:p>-0.136728427549</text:p>
          </table:table-cell>
          <table:table-cell office:value-type="float" office:value="116.516459299">
            <text:p>116.516459299</text:p>
          </table:table-cell>
          <table:table-cell office:value-type="float" office:value="0.829830886515">
            <text:p>0.829830886515</text:p>
          </table:table-cell>
          <table:table-cell office:value-type="string">
            <text:p>supercritical</text:p>
          </table:table-cell>
        </table:table-row>
        <table:table-row table:style-name="ro1">
          <table:table-cell office:value-type="float" office:value="693">
            <text:p>693</text:p>
          </table:table-cell>
          <table:table-cell office:value-type="float" office:value="415">
            <text:p>415</text:p>
          </table:table-cell>
          <table:table-cell table:formula="of:=[.B87]*10^6/(1.6*10^-19*27.2117)*(0.529*10^-10)^3" office:value-type="float" office:value="0.0000141104042413282">
            <text:p>0.0000141104042413282</text:p>
          </table:table-cell>
          <table:table-cell office:value-type="float" office:value="49.3525431324">
            <text:p>49.3525431324</text:p>
          </table:table-cell>
          <table:table-cell table:formula="of:=[.D87]*6.02*10^23*1000*(0.529*10^-10)^3" office:value-type="float" office:value="0.00439818045340344">
            <text:p>0.00439818045340344</text:p>
          </table:table-cell>
          <table:table-cell office:value-type="float" office:value="0.0202623803462">
            <text:p>0.0202623803462</text:p>
          </table:table-cell>
          <table:table-cell office:value-type="float" office:value="26.7139547988">
            <text:p>26.7139547988</text:p>
          </table:table-cell>
          <table:table-cell office:value-type="float" office:value="35.1228426425">
            <text:p>35.1228426425</text:p>
          </table:table-cell>
          <table:table-cell office:value-type="float" office:value="61.685816866">
            <text:p>61.685816866</text:p>
          </table:table-cell>
          <table:table-cell office:value-type="float" office:value="50.2440132858">
            <text:p>50.2440132858</text:p>
          </table:table-cell>
          <table:table-cell office:value-type="float" office:value="68.7190616692">
            <text:p>68.7190616692</text:p>
          </table:table-cell>
          <table:table-cell office:value-type="float" office:value="1851.51029129">
            <text:p>1851.51029129</text:p>
          </table:table-cell>
          <table:table-cell office:value-type="float" office:value="-0.137849923424">
            <text:p>-0.137849923424</text:p>
          </table:table-cell>
          <table:table-cell office:value-type="float" office:value="116.748763355">
            <text:p>116.748763355</text:p>
          </table:table-cell>
          <table:table-cell office:value-type="float" office:value="0.83558480921">
            <text:p>0.83558480921</text:p>
          </table:table-cell>
          <table:table-cell office:value-type="string">
            <text:p>supercritical</text:p>
          </table:table-cell>
        </table:table-row>
        <table:table-row table:style-name="ro1">
          <table:table-cell office:value-type="float" office:value="693">
            <text:p>693</text:p>
          </table:table-cell>
          <table:table-cell office:value-type="float" office:value="420">
            <text:p>420</text:p>
          </table:table-cell>
          <table:table-cell table:formula="of:=[.B88]*10^6/(1.6*10^-19*27.2117)*(0.529*10^-10)^3" office:value-type="float" office:value="0.0000142804091117056">
            <text:p>0.0000142804091117056</text:p>
          </table:table-cell>
          <table:table-cell office:value-type="float" office:value="49.4627110936">
            <text:p>49.4627110936</text:p>
          </table:table-cell>
          <table:table-cell table:formula="of:=[.D88]*6.02*10^23*1000*(0.529*10^-10)^3" office:value-type="float" office:value="0.00440799835827293">
            <text:p>0.00440799835827293</text:p>
          </table:table-cell>
          <table:table-cell office:value-type="float" office:value="0.0202172500837">
            <text:p>0.0202172500837</text:p>
          </table:table-cell>
          <table:table-cell office:value-type="float" office:value="26.6791202197">
            <text:p>26.6791202197</text:p>
          </table:table-cell>
          <table:table-cell office:value-type="float" office:value="35.1703652549">
            <text:p>35.1703652549</text:p>
          </table:table-cell>
          <table:table-cell office:value-type="float" office:value="61.6083620488">
            <text:p>61.6083620488</text:p>
          </table:table-cell>
          <table:table-cell office:value-type="float" office:value="50.2575063097">
            <text:p>50.2575063097</text:p>
          </table:table-cell>
          <table:table-cell office:value-type="float" office:value="68.6315597623">
            <text:p>68.6315597623</text:p>
          </table:table-cell>
          <table:table-cell office:value-type="float" office:value="1859.52706257">
            <text:p>1859.52706257</text:p>
          </table:table-cell>
          <table:table-cell office:value-type="float" office:value="-0.138942063105">
            <text:p>-0.138942063105</text:p>
          </table:table-cell>
          <table:table-cell office:value-type="float" office:value="116.974134453">
            <text:p>116.974134453</text:p>
          </table:table-cell>
          <table:table-cell office:value-type="float" office:value="0.841427087009">
            <text:p>0.841427087009</text:p>
          </table:table-cell>
          <table:table-cell office:value-type="string">
            <text:p>supercritical</text:p>
          </table:table-cell>
        </table:table-row>
        <table:table-row table:style-name="ro1">
          <table:table-cell office:value-type="float" office:value="693">
            <text:p>693</text:p>
          </table:table-cell>
          <table:table-cell office:value-type="float" office:value="425">
            <text:p>425</text:p>
          </table:table-cell>
          <table:table-cell table:formula="of:=[.B89]*10^6/(1.6*10^-19*27.2117)*(0.529*10^-10)^3" office:value-type="float" office:value="0.0000144504139820831">
            <text:p>0.0000144504139820831</text:p>
          </table:table-cell>
          <table:table-cell office:value-type="float" office:value="49.5717704725">
            <text:p>49.5717704725</text:p>
          </table:table-cell>
          <table:table-cell table:formula="of:=[.D89]*6.02*10^23*1000*(0.529*10^-10)^3" office:value-type="float" office:value="0.00441771746894269">
            <text:p>0.00441771746894269</text:p>
          </table:table-cell>
          <table:table-cell office:value-type="float" office:value="0.0201727715284">
            <text:p>0.0201727715284</text:p>
          </table:table-cell>
          <table:table-cell office:value-type="float" office:value="26.6447697398">
            <text:p>26.6447697398</text:p>
          </table:table-cell>
          <table:table-cell office:value-type="float" office:value="35.2181976394">
            <text:p>35.2181976394</text:p>
          </table:table-cell>
          <table:table-cell office:value-type="float" office:value="61.5316774863">
            <text:p>61.5316774863</text:p>
          </table:table-cell>
          <table:table-cell office:value-type="float" office:value="50.2709452096">
            <text:p>50.2709452096</text:p>
          </table:table-cell>
          <table:table-cell office:value-type="float" office:value="68.545964562">
            <text:p>68.545964562</text:p>
          </table:table-cell>
          <table:table-cell office:value-type="float" office:value="1867.47363017">
            <text:p>1867.47363017</text:p>
          </table:table-cell>
          <table:table-cell office:value-type="float" office:value="-0.14000588713">
            <text:p>-0.14000588713</text:p>
          </table:table-cell>
          <table:table-cell office:value-type="float" office:value="117.192654741">
            <text:p>117.192654741</text:p>
          </table:table-cell>
          <table:table-cell office:value-type="float" office:value="0.84736009724">
            <text:p>0.84736009724</text:p>
          </table:table-cell>
          <table:table-cell office:value-type="string">
            <text:p>supercritical</text:p>
          </table:table-cell>
        </table:table-row>
        <table:table-row table:style-name="ro1">
          <table:table-cell office:value-type="float" office:value="693">
            <text:p>693</text:p>
          </table:table-cell>
          <table:table-cell office:value-type="float" office:value="430">
            <text:p>430</text:p>
          </table:table-cell>
          <table:table-cell table:formula="of:=[.B90]*10^6/(1.6*10^-19*27.2117)*(0.529*10^-10)^3" office:value-type="float" office:value="0.0000146204188524605">
            <text:p>0.0000146204188524605</text:p>
          </table:table-cell>
          <table:table-cell office:value-type="float" office:value="49.6797473086">
            <text:p>49.6797473086</text:p>
          </table:table-cell>
          <table:table-cell table:formula="of:=[.D90]*6.02*10^23*1000*(0.529*10^-10)^3" office:value-type="float" office:value="0.00442734010599062">
            <text:p>0.00442734010599062</text:p>
          </table:table-cell>
          <table:table-cell office:value-type="float" office:value="0.02012892686">
            <text:p>0.02012892686</text:p>
          </table:table-cell>
          <table:table-cell office:value-type="float" office:value="26.6108921034">
            <text:p>26.6108921034</text:p>
          </table:table-cell>
          <table:table-cell office:value-type="float" office:value="35.2663306532">
            <text:p>35.2663306532</text:p>
          </table:table-cell>
          <table:table-cell office:value-type="float" office:value="61.4557453483">
            <text:p>61.4557453483</text:p>
          </table:table-cell>
          <table:table-cell office:value-type="float" office:value="50.2843293446">
            <text:p>50.2843293446</text:p>
          </table:table-cell>
          <table:table-cell office:value-type="float" office:value="68.4622133985">
            <text:p>68.4622133985</text:p>
          </table:table-cell>
          <table:table-cell office:value-type="float" office:value="1875.35148541">
            <text:p>1875.35148541</text:p>
          </table:table-cell>
          <table:table-cell office:value-type="float" office:value="-0.141042387686">
            <text:p>-0.141042387686</text:p>
          </table:table-cell>
          <table:table-cell office:value-type="float" office:value="117.40440433">
            <text:p>117.40440433</text:p>
          </table:table-cell>
          <table:table-cell office:value-type="float" office:value="0.85338622709">
            <text:p>0.85338622709</text:p>
          </table:table-cell>
          <table:table-cell office:value-type="string">
            <text:p>supercritical</text:p>
          </table:table-cell>
        </table:table-row>
        <table:table-row table:style-name="ro1">
          <table:table-cell office:value-type="float" office:value="693">
            <text:p>693</text:p>
          </table:table-cell>
          <table:table-cell office:value-type="float" office:value="435">
            <text:p>435</text:p>
          </table:table-cell>
          <table:table-cell table:formula="of:=[.B91]*10^6/(1.6*10^-19*27.2117)*(0.529*10^-10)^3" office:value-type="float" office:value="0.000014790423722838">
            <text:p>0.000014790423722838</text:p>
          </table:table-cell>
          <table:table-cell office:value-type="float" office:value="49.7866667012">
            <text:p>49.7866667012</text:p>
          </table:table-cell>
          <table:table-cell table:formula="of:=[.D91]*6.02*10^23*1000*(0.529*10^-10)^3" office:value-type="float" office:value="0.00443686850620622">
            <text:p>0.00443686850620622</text:p>
          </table:table-cell>
          <table:table-cell office:value-type="float" office:value="0.0200856989684">
            <text:p>0.0200856989684</text:p>
          </table:table-cell>
          <table:table-cell office:value-type="float" office:value="26.5774764558">
            <text:p>26.5774764558</text:p>
          </table:table-cell>
          <table:table-cell office:value-type="float" office:value="35.314755507">
            <text:p>35.314755507</text:p>
          </table:table-cell>
          <table:table-cell office:value-type="float" office:value="61.3805484403">
            <text:p>61.3805484403</text:p>
          </table:table-cell>
          <table:table-cell office:value-type="float" office:value="50.2976581595">
            <text:p>50.2976581595</text:p>
          </table:table-cell>
          <table:table-cell office:value-type="float" office:value="68.3802464137">
            <text:p>68.3802464137</text:p>
          </table:table-cell>
          <table:table-cell office:value-type="float" office:value="1883.16207237">
            <text:p>1883.16207237</text:p>
          </table:table-cell>
          <table:table-cell office:value-type="float" office:value="-0.142052511399">
            <text:p>-0.142052511399</text:p>
          </table:table-cell>
          <table:table-cell office:value-type="float" office:value="117.609461399">
            <text:p>117.609461399</text:p>
          </table:table-cell>
          <table:table-cell office:value-type="float" office:value="0.859507875915">
            <text:p>0.859507875915</text:p>
          </table:table-cell>
          <table:table-cell office:value-type="string">
            <text:p>supercritical</text:p>
          </table:table-cell>
        </table:table-row>
        <table:table-row table:style-name="ro1">
          <table:table-cell office:value-type="float" office:value="693">
            <text:p>693</text:p>
          </table:table-cell>
          <table:table-cell office:value-type="float" office:value="440">
            <text:p>440</text:p>
          </table:table-cell>
          <table:table-cell table:formula="of:=[.B92]*10^6/(1.6*10^-19*27.2117)*(0.529*10^-10)^3" office:value-type="float" office:value="0.0000149604285932154">
            <text:p>0.0000149604285932154</text:p>
          </table:table-cell>
          <table:table-cell office:value-type="float" office:value="49.8925528545">
            <text:p>49.8925528545</text:p>
          </table:table-cell>
          <table:table-cell table:formula="of:=[.D92]*6.02*10^23*1000*(0.529*10^-10)^3" office:value-type="float" office:value="0.00444630482660983">
            <text:p>0.00444630482660983</text:p>
          </table:table-cell>
          <table:table-cell office:value-type="float" office:value="0.0200430714162">
            <text:p>0.0200430714162</text:p>
          </table:table-cell>
          <table:table-cell office:value-type="float" office:value="26.5445123237">
            <text:p>26.5445123237</text:p>
          </table:table-cell>
          <table:table-cell office:value-type="float" office:value="35.3634637468">
            <text:p>35.3634637468</text:p>
          </table:table-cell>
          <table:table-cell office:value-type="float" office:value="61.3060701729">
            <text:p>61.3060701729</text:p>
          </table:table-cell>
          <table:table-cell office:value-type="float" office:value="50.3109311784">
            <text:p>50.3109311784</text:p>
          </table:table-cell>
          <table:table-cell office:value-type="float" office:value="68.3000064027">
            <text:p>68.3000064027</text:p>
          </table:table-cell>
          <table:table-cell office:value-type="float" office:value="1890.90678989">
            <text:p>1890.90678989</text:p>
          </table:table-cell>
          <table:table-cell office:value-type="float" office:value="-0.143037161933">
            <text:p>-0.143037161933</text:p>
          </table:table-cell>
          <table:table-cell office:value-type="float" office:value="117.807902283">
            <text:p>117.807902283</text:p>
          </table:table-cell>
          <table:table-cell office:value-type="float" office:value="0.865727457509">
            <text:p>0.865727457509</text:p>
          </table:table-cell>
          <table:table-cell office:value-type="string">
            <text:p>supercritical</text:p>
          </table:table-cell>
        </table:table-row>
        <table:table-row table:style-name="ro1">
          <table:table-cell office:value-type="float" office:value="693">
            <text:p>693</text:p>
          </table:table-cell>
          <table:table-cell office:value-type="float" office:value="445">
            <text:p>445</text:p>
          </table:table-cell>
          <table:table-cell table:formula="of:=[.B93]*10^6/(1.6*10^-19*27.2117)*(0.529*10^-10)^3" office:value-type="float" office:value="0.0000151304334635929">
            <text:p>0.0000151304334635929</text:p>
          </table:table-cell>
          <table:table-cell office:value-type="float" office:value="49.9974291201">
            <text:p>49.9974291201</text:p>
          </table:table-cell>
          <table:table-cell table:formula="of:=[.D93]*6.02*10^23*1000*(0.529*10^-10)^3" office:value-type="float" office:value="0.00445565114824011">
            <text:p>0.00445565114824011</text:p>
          </table:table-cell>
          <table:table-cell office:value-type="float" office:value="0.0200010284049">
            <text:p>0.0200010284049</text:p>
          </table:table-cell>
          <table:table-cell office:value-type="float" office:value="26.5119895976">
            <text:p>26.5119895976</text:p>
          </table:table-cell>
          <table:table-cell office:value-type="float" office:value="35.4124472378">
            <text:p>35.4124472378</text:p>
          </table:table-cell>
          <table:table-cell office:value-type="float" office:value="61.2322945332">
            <text:p>61.2322945332</text:p>
          </table:table-cell>
          <table:table-cell office:value-type="float" office:value="50.3241479988">
            <text:p>50.3241479988</text:p>
          </table:table-cell>
          <table:table-cell office:value-type="float" office:value="68.221438665">
            <text:p>68.221438665</text:p>
          </table:table-cell>
          <table:table-cell office:value-type="float" office:value="1898.58699351">
            <text:p>1898.58699351</text:p>
          </table:table-cell>
          <table:table-cell office:value-type="float" office:value="-0.143997202408">
            <text:p>-0.143997202408</text:p>
          </table:table-cell>
          <table:table-cell office:value-type="float" office:value="117.999801563">
            <text:p>117.999801563</text:p>
          </table:table-cell>
          <table:table-cell office:value-type="float" office:value="0.872047402321">
            <text:p>0.872047402321</text:p>
          </table:table-cell>
          <table:table-cell office:value-type="string">
            <text:p>supercritical</text:p>
          </table:table-cell>
        </table:table-row>
        <table:table-row table:style-name="ro1">
          <table:table-cell office:value-type="float" office:value="693">
            <text:p>693</text:p>
          </table:table-cell>
          <table:table-cell office:value-type="float" office:value="450">
            <text:p>450</text:p>
          </table:table-cell>
          <table:table-cell table:formula="of:=[.B94]*10^6/(1.6*10^-19*27.2117)*(0.529*10^-10)^3" office:value-type="float" office:value="0.0000153004383339703">
            <text:p>0.0000153004383339703</text:p>
          </table:table-cell>
          <table:table-cell office:value-type="float" office:value="50.1013180365">
            <text:p>50.1013180365</text:p>
          </table:table-cell>
          <table:table-cell table:formula="of:=[.D94]*6.02*10^23*1000*(0.529*10^-10)^3" office:value-type="float" office:value="0.00446490947967422">
            <text:p>0.00446490947967422</text:p>
          </table:table-cell>
          <table:table-cell office:value-type="float" office:value="0.0199595547421">
            <text:p>0.0199595547421</text:p>
          </table:table-cell>
          <table:table-cell office:value-type="float" office:value="26.4798985147">
            <text:p>26.4798985147</text:p>
          </table:table-cell>
          <table:table-cell office:value-type="float" office:value="35.4616981487">
            <text:p>35.4616981487</text:p>
          </table:table-cell>
          <table:table-cell office:value-type="float" office:value="61.1592060587">
            <text:p>61.1592060587</text:p>
          </table:table-cell>
          <table:table-cell office:value-type="float" office:value="50.3373082863">
            <text:p>50.3373082863</text:p>
          </table:table-cell>
          <table:table-cell office:value-type="float" office:value="68.1444908663">
            <text:p>68.1444908663</text:p>
          </table:table-cell>
          <table:table-cell office:value-type="float" office:value="1906.20399728">
            <text:p>1906.20399728</text:p>
          </table:table-cell>
          <table:table-cell office:value-type="float" office:value="-0.14493345766">
            <text:p>-0.14493345766</text:p>
          </table:table-cell>
          <table:table-cell office:value-type="float" office:value="118.185232151">
            <text:p>118.185232151</text:p>
          </table:table-cell>
          <table:table-cell office:value-type="float" office:value="0.878470159626">
            <text:p>0.878470159626</text:p>
          </table:table-cell>
          <table:table-cell office:value-type="string">
            <text:p>supercritical</text:p>
          </table:table-cell>
        </table:table-row>
        <table:table-row table:style-name="ro1">
          <table:table-cell office:value-type="float" office:value="693">
            <text:p>693</text:p>
          </table:table-cell>
          <table:table-cell office:value-type="float" office:value="455">
            <text:p>455</text:p>
          </table:table-cell>
          <table:table-cell table:formula="of:=[.B95]*10^6/(1.6*10^-19*27.2117)*(0.529*10^-10)^3" office:value-type="float" office:value="0.0000154704432043478">
            <text:p>0.0000154704432043478</text:p>
          </table:table-cell>
          <table:table-cell office:value-type="float" office:value="50.2042413675">
            <text:p>50.2042413675</text:p>
          </table:table-cell>
          <table:table-cell table:formula="of:=[.D95]*6.02*10^23*1000*(0.529*10^-10)^3" office:value-type="float" office:value="0.00447408176044988">
            <text:p>0.00447408176044988</text:p>
          </table:table-cell>
          <table:table-cell office:value-type="float" office:value="0.0199186358117">
            <text:p>0.0199186358117</text:p>
          </table:table-cell>
          <table:table-cell office:value-type="float" office:value="26.448229643">
            <text:p>26.448229643</text:p>
          </table:table-cell>
          <table:table-cell office:value-type="float" office:value="35.5112089373">
            <text:p>35.5112089373</text:p>
          </table:table-cell>
          <table:table-cell office:value-type="float" office:value="61.0867898112">
            <text:p>61.0867898112</text:p>
          </table:table-cell>
          <table:table-cell office:value-type="float" office:value="50.3504117694">
            <text:p>50.3504117694</text:p>
          </table:table-cell>
          <table:table-cell office:value-type="float" office:value="68.06911291">
            <text:p>68.06911291</text:p>
          </table:table-cell>
          <table:table-cell office:value-type="float" office:value="1913.75907548">
            <text:p>1913.75907548</text:p>
          </table:table-cell>
          <table:table-cell office:value-type="float" office:value="-0.145846716345">
            <text:p>-0.145846716345</text:p>
          </table:table-cell>
          <table:table-cell office:value-type="float" office:value="118.364265363">
            <text:p>118.364265363</text:p>
          </table:table-cell>
          <table:table-cell office:value-type="float" office:value="0.884998199661">
            <text:p>0.884998199661</text:p>
          </table:table-cell>
          <table:table-cell office:value-type="string">
            <text:p>supercritical</text:p>
          </table:table-cell>
        </table:table-row>
        <table:table-row table:style-name="ro1">
          <table:table-cell office:value-type="float" office:value="693">
            <text:p>693</text:p>
          </table:table-cell>
          <table:table-cell office:value-type="float" office:value="460">
            <text:p>460</text:p>
          </table:table-cell>
          <table:table-cell table:formula="of:=[.B96]*10^6/(1.6*10^-19*27.2117)*(0.529*10^-10)^3" office:value-type="float" office:value="0.0000156404480747252">
            <text:p>0.0000156404480747252</text:p>
          </table:table-cell>
          <table:table-cell office:value-type="float" office:value="50.3062201369">
            <text:p>50.3062201369</text:p>
          </table:table-cell>
          <table:table-cell table:formula="of:=[.D96]*6.02*10^23*1000*(0.529*10^-10)^3" office:value-type="float" office:value="0.00448316986415781">
            <text:p>0.00448316986415781</text:p>
          </table:table-cell>
          <table:table-cell office:value-type="float" office:value="0.0198782575451">
            <text:p>0.0198782575451</text:p>
          </table:table-cell>
          <table:table-cell office:value-type="float" office:value="26.4169738663">
            <text:p>26.4169738663</text:p>
          </table:table-cell>
          <table:table-cell office:value-type="float" office:value="35.560972337">
            <text:p>35.560972337</text:p>
          </table:table-cell>
          <table:table-cell office:value-type="float" office:value="61.0150313533">
            <text:p>61.0150313533</text:p>
          </table:table-cell>
          <table:table-cell office:value-type="float" office:value="50.3634582351">
            <text:p>50.3634582351</text:p>
          </table:table-cell>
          <table:table-cell office:value-type="float" office:value="67.995256816">
            <text:p>67.995256816</text:p>
          </table:table-cell>
          <table:table-cell office:value-type="float" office:value="1921.2534642">
            <text:p>1921.2534642</text:p>
          </table:table-cell>
          <table:table-cell office:value-type="float" office:value="-0.14673773291">
            <text:p>-0.14673773291</text:p>
          </table:table-cell>
          <table:table-cell office:value-type="float" office:value="118.536970998">
            <text:p>118.536970998</text:p>
          </table:table-cell>
          <table:table-cell office:value-type="float" office:value="0.891634015728">
            <text:p>0.891634015728</text:p>
          </table:table-cell>
          <table:table-cell office:value-type="string">
            <text:p>supercritical</text:p>
          </table:table-cell>
        </table:table-row>
        <table:table-row table:style-name="ro1">
          <table:table-cell office:value-type="float" office:value="693">
            <text:p>693</text:p>
          </table:table-cell>
          <table:table-cell office:value-type="float" office:value="465">
            <text:p>465</text:p>
          </table:table-cell>
          <table:table-cell table:formula="of:=[.B97]*10^6/(1.6*10^-19*27.2117)*(0.529*10^-10)^3" office:value-type="float" office:value="0.0000158104529451027">
            <text:p>0.0000158104529451027</text:p>
          </table:table-cell>
          <table:table-cell office:value-type="float" office:value="50.4072746624">
            <text:p>50.4072746624</text:p>
          </table:table-cell>
          <table:table-cell table:formula="of:=[.D97]*6.02*10^23*1000*(0.529*10^-10)^3" office:value-type="float" office:value="0.00449217560146277">
            <text:p>0.00449217560146277</text:p>
          </table:table-cell>
          <table:table-cell office:value-type="float" office:value="0.0198384063947">
            <text:p>0.0198384063947</text:p>
          </table:table-cell>
          <table:table-cell office:value-type="float" office:value="26.3861223699">
            <text:p>26.3861223699</text:p>
          </table:table-cell>
          <table:table-cell office:value-type="float" office:value="35.6109813434">
            <text:p>35.6109813434</text:p>
          </table:table-cell>
          <table:table-cell office:value-type="float" office:value="60.9439167262">
            <text:p>60.9439167262</text:p>
          </table:table-cell>
          <table:table-cell office:value-type="float" office:value="50.3764475242">
            <text:p>50.3764475242</text:p>
          </table:table-cell>
          <table:table-cell office:value-type="float" office:value="67.922876608">
            <text:p>67.922876608</text:p>
          </table:table-cell>
          <table:table-cell office:value-type="float" office:value="1928.68836295">
            <text:p>1928.68836295</text:p>
          </table:table-cell>
          <table:table-cell office:value-type="float" office:value="-0.147607229434">
            <text:p>-0.147607229434</text:p>
          </table:table-cell>
          <table:table-cell office:value-type="float" office:value="118.703417405">
            <text:p>118.703417405</text:p>
          </table:table-cell>
          <table:table-cell office:value-type="float" office:value="0.898380126262">
            <text:p>0.898380126262</text:p>
          </table:table-cell>
          <table:table-cell office:value-type="string">
            <text:p>supercritical</text:p>
          </table:table-cell>
        </table:table-row>
        <table:table-row table:style-name="ro1">
          <table:table-cell office:value-type="float" office:value="693">
            <text:p>693</text:p>
          </table:table-cell>
          <table:table-cell office:value-type="float" office:value="470">
            <text:p>470</text:p>
          </table:table-cell>
          <table:table-cell table:formula="of:=[.B98]*10^6/(1.6*10^-19*27.2117)*(0.529*10^-10)^3" office:value-type="float" office:value="0.0000159804578154801">
            <text:p>0.0000159804578154801</text:p>
          </table:table-cell>
          <table:table-cell office:value-type="float" office:value="50.5074245869">
            <text:p>50.5074245869</text:p>
          </table:table-cell>
          <table:table-cell table:formula="of:=[.D98]*6.02*10^23*1000*(0.529*10^-10)^3" office:value-type="float" office:value="0.00450110072289297">
            <text:p>0.00450110072289297</text:p>
          </table:table-cell>
          <table:table-cell office:value-type="float" office:value="0.0197990693087">
            <text:p>0.0197990693087</text:p>
          </table:table-cell>
          <table:table-cell office:value-type="float" office:value="26.3556666275">
            <text:p>26.3556666275</text:p>
          </table:table-cell>
          <table:table-cell office:value-type="float" office:value="35.6612292025">
            <text:p>35.6612292025</text:p>
          </table:table-cell>
          <table:table-cell office:value-type="float" office:value="60.8734324281">
            <text:p>60.8734324281</text:p>
          </table:table-cell>
          <table:table-cell office:value-type="float" office:value="50.389379528">
            <text:p>50.389379528</text:p>
          </table:table-cell>
          <table:table-cell office:value-type="float" office:value="67.8519282082">
            <text:p>67.8519282082</text:p>
          </table:table-cell>
          <table:table-cell office:value-type="float" office:value="1936.06493603">
            <text:p>1936.06493603</text:p>
          </table:table-cell>
          <table:table-cell office:value-type="float" office:value="-0.148455897349">
            <text:p>-0.148455897349</text:p>
          </table:table-cell>
          <table:table-cell office:value-type="float" office:value="118.863671547">
            <text:p>118.863671547</text:p>
          </table:table-cell>
          <table:table-cell office:value-type="float" office:value="0.905239076875">
            <text:p>0.905239076875</text:p>
          </table:table-cell>
          <table:table-cell office:value-type="string">
            <text:p>supercritical</text:p>
          </table:table-cell>
        </table:table-row>
        <table:table-row table:style-name="ro1">
          <table:table-cell office:value-type="float" office:value="693">
            <text:p>693</text:p>
          </table:table-cell>
          <table:table-cell office:value-type="float" office:value="475">
            <text:p>475</text:p>
          </table:table-cell>
          <table:table-cell table:formula="of:=[.B99]*10^6/(1.6*10^-19*27.2117)*(0.529*10^-10)^3" office:value-type="float" office:value="0.0000161504626858576">
            <text:p>0.0000161504626858576</text:p>
          </table:table-cell>
          <table:table-cell office:value-type="float" office:value="50.6066889085">
            <text:p>50.6066889085</text:p>
          </table:table-cell>
          <table:table-cell table:formula="of:=[.D99]*6.02*10^23*1000*(0.529*10^-10)^3" office:value-type="float" office:value="0.00450994692151358">
            <text:p>0.00450994692151358</text:p>
          </table:table-cell>
          <table:table-cell office:value-type="float" office:value="0.0197602337076">
            <text:p>0.0197602337076</text:p>
          </table:table-cell>
          <table:table-cell office:value-type="float" office:value="26.3255983882">
            <text:p>26.3255983882</text:p>
          </table:table-cell>
          <table:table-cell office:value-type="float" office:value="35.7117093993">
            <text:p>35.7117093993</text:p>
          </table:table-cell>
          <table:table-cell office:value-type="float" office:value="60.8035653944">
            <text:p>60.8035653944</text:p>
          </table:table-cell>
          <table:table-cell office:value-type="float" office:value="50.4022541836">
            <text:p>50.4022541836</text:p>
          </table:table-cell>
          <table:table-cell office:value-type="float" office:value="67.7823693384">
            <text:p>67.7823693384</text:p>
          </table:table-cell>
          <table:table-cell office:value-type="float" office:value="1943.384314">
            <text:p>1943.384314</text:p>
          </table:table-cell>
          <table:table-cell office:value-type="float" office:value="-0.149284399054">
            <text:p>-0.149284399054</text:p>
          </table:table-cell>
          <table:table-cell office:value-type="float" office:value="119.017799066">
            <text:p>119.017799066</text:p>
          </table:table-cell>
          <table:table-cell office:value-type="float" office:value="0.912213442382">
            <text:p>0.912213442382</text:p>
          </table:table-cell>
          <table:table-cell office:value-type="string">
            <text:p>supercritical</text:p>
          </table:table-cell>
        </table:table-row>
        <table:table-row table:style-name="ro1">
          <table:table-cell office:value-type="float" office:value="693">
            <text:p>693</text:p>
          </table:table-cell>
          <table:table-cell office:value-type="float" office:value="480">
            <text:p>480</text:p>
          </table:table-cell>
          <table:table-cell table:formula="of:=[.B100]*10^6/(1.6*10^-19*27.2117)*(0.529*10^-10)^3" office:value-type="float" office:value="0.000016320467556235">
            <text:p>0.000016320467556235</text:p>
          </table:table-cell>
          <table:table-cell office:value-type="float" office:value="50.7050860086">
            <text:p>50.7050860086</text:p>
          </table:table-cell>
          <table:table-cell table:formula="of:=[.D100]*6.02*10^23*1000*(0.529*10^-10)^3" office:value-type="float" office:value="0.00451871583543095">
            <text:p>0.00451871583543095</text:p>
          </table:table-cell>
          <table:table-cell office:value-type="float" office:value="0.0197218874617">
            <text:p>0.0197218874617</text:p>
          </table:table-cell>
          <table:table-cell office:value-type="float" office:value="26.2959096649">
            <text:p>26.2959096649</text:p>
          </table:table-cell>
          <table:table-cell office:value-type="float" office:value="35.7624156465">
            <text:p>35.7624156465</text:p>
          </table:table-cell>
          <table:table-cell office:value-type="float" office:value="60.7343029784">
            <text:p>60.7343029784</text:p>
          </table:table-cell>
          <table:table-cell office:value-type="float" office:value="50.4150714717">
            <text:p>50.4150714717</text:p>
          </table:table-cell>
          <table:table-cell office:value-type="float" office:value="67.714159427">
            <text:p>67.714159427</text:p>
          </table:table-cell>
          <table:table-cell office:value-type="float" office:value="1950.64759491">
            <text:p>1950.64759491</text:p>
          </table:table-cell>
          <table:table-cell office:value-type="float" office:value="-0.150093369427">
            <text:p>-0.150093369427</text:p>
          </table:table-cell>
          <table:table-cell office:value-type="float" office:value="119.165864342">
            <text:p>119.165864342</text:p>
          </table:table-cell>
          <table:table-cell office:value-type="float" office:value="0.919305828801">
            <text:p>0.919305828801</text:p>
          </table:table-cell>
          <table:table-cell office:value-type="string">
            <text:p>supercritical</text:p>
          </table:table-cell>
        </table:table-row>
        <table:table-row table:style-name="ro1">
          <table:table-cell office:value-type="float" office:value="693">
            <text:p>693</text:p>
          </table:table-cell>
          <table:table-cell office:value-type="float" office:value="485">
            <text:p>485</text:p>
          </table:table-cell>
          <table:table-cell table:formula="of:=[.B101]*10^6/(1.6*10^-19*27.2117)*(0.529*10^-10)^3" office:value-type="float" office:value="0.0000164904724266125">
            <text:p>0.0000164904724266125</text:p>
          </table:table-cell>
          <table:table-cell office:value-type="float" office:value="50.8026336786">
            <text:p>50.8026336786</text:p>
          </table:table-cell>
          <table:table-cell table:formula="of:=[.D101]*6.02*10^23*1000*(0.529*10^-10)^3" office:value-type="float" office:value="0.00452740905017204">
            <text:p>0.00452740905017204</text:p>
          </table:table-cell>
          <table:table-cell office:value-type="float" office:value="0.0196840188705">
            <text:p>0.0196840188705</text:p>
          </table:table-cell>
          <table:table-cell office:value-type="float" office:value="26.2665927228">
            <text:p>26.2665927228</text:p>
          </table:table-cell>
          <table:table-cell office:value-type="float" office:value="35.813341875">
            <text:p>35.813341875</text:p>
          </table:table-cell>
          <table:table-cell office:value-type="float" office:value="60.665632934">
            <text:p>60.665632934</text:p>
          </table:table-cell>
          <table:table-cell office:value-type="float" office:value="50.4278314124">
            <text:p>50.4278314124</text:p>
          </table:table-cell>
          <table:table-cell office:value-type="float" office:value="67.6472595226">
            <text:p>67.6472595226</text:p>
          </table:table-cell>
          <table:table-cell office:value-type="float" office:value="1957.85584561">
            <text:p>1957.85584561</text:p>
          </table:table-cell>
          <table:table-cell office:value-type="float" office:value="-0.150883417243">
            <text:p>-0.150883417243</text:p>
          </table:table-cell>
          <table:table-cell office:value-type="float" office:value="119.307930543">
            <text:p>119.307930543</text:p>
          </table:table-cell>
          <table:table-cell office:value-type="float" office:value="0.926518875348">
            <text:p>0.926518875348</text:p>
          </table:table-cell>
          <table:table-cell office:value-type="string">
            <text:p>supercritical</text:p>
          </table:table-cell>
        </table:table-row>
        <table:table-row table:style-name="ro1">
          <table:table-cell office:value-type="float" office:value="693">
            <text:p>693</text:p>
          </table:table-cell>
          <table:table-cell office:value-type="float" office:value="490">
            <text:p>490</text:p>
          </table:table-cell>
          <table:table-cell table:formula="of:=[.B102]*10^6/(1.6*10^-19*27.2117)*(0.529*10^-10)^3" office:value-type="float" office:value="0.0000166604772969899">
            <text:p>0.0000166604772969899</text:p>
          </table:table-cell>
          <table:table-cell office:value-type="float" office:value="50.8993491451">
            <text:p>50.8993491451</text:p>
          </table:table-cell>
          <table:table-cell table:formula="of:=[.D102]*6.02*10^23*1000*(0.529*10^-10)^3" office:value-type="float" office:value="0.00453602810093019">
            <text:p>0.00453602810093019</text:p>
          </table:table-cell>
          <table:table-cell office:value-type="float" office:value="0.0196466166424">
            <text:p>0.0196466166424</text:p>
          </table:table-cell>
          <table:table-cell office:value-type="float" office:value="26.2376400686">
            <text:p>26.2376400686</text:p>
          </table:table-cell>
          <table:table-cell office:value-type="float" office:value="35.8644822234">
            <text:p>35.8644822234</text:p>
          </table:table-cell>
          <table:table-cell office:value-type="float" office:value="60.5975433982">
            <text:p>60.5975433982</text:p>
          </table:table-cell>
          <table:table-cell office:value-type="float" office:value="50.4405340627">
            <text:p>50.4405340627</text:p>
          </table:table-cell>
          <table:table-cell office:value-type="float" office:value="67.5816322119">
            <text:p>67.5816322119</text:p>
          </table:table-cell>
          <table:table-cell office:value-type="float" office:value="1965.0101029">
            <text:p>1965.0101029</text:p>
          </table:table-cell>
          <table:table-cell office:value-type="float" office:value="-0.151655126504">
            <text:p>-0.151655126504</text:p>
          </table:table-cell>
          <table:table-cell office:value-type="float" office:value="119.444059687">
            <text:p>119.444059687</text:p>
          </table:table-cell>
          <table:table-cell office:value-type="float" office:value="0.933855256404">
            <text:p>0.933855256404</text:p>
          </table:table-cell>
          <table:table-cell office:value-type="string">
            <text:p>supercritical</text:p>
          </table:table-cell>
        </table:table-row>
        <table:table-row table:style-name="ro1">
          <table:table-cell office:value-type="float" office:value="693">
            <text:p>693</text:p>
          </table:table-cell>
          <table:table-cell office:value-type="float" office:value="495">
            <text:p>495</text:p>
          </table:table-cell>
          <table:table-cell table:formula="of:=[.B103]*10^6/(1.6*10^-19*27.2117)*(0.529*10^-10)^3" office:value-type="float" office:value="0.0000168304821673674">
            <text:p>0.0000168304821673674</text:p>
          </table:table-cell>
          <table:table-cell office:value-type="float" office:value="50.9952490935">
            <text:p>50.9952490935</text:p>
          </table:table-cell>
          <table:table-cell table:formula="of:=[.D103]*6.02*10^23*1000*(0.529*10^-10)^3" office:value-type="float" office:value="0.0045445744746683">
            <text:p>0.0045445744746683</text:p>
          </table:table-cell>
          <table:table-cell office:value-type="float" office:value="0.0196096698766">
            <text:p>0.0196096698766</text:p>
          </table:table-cell>
          <table:table-cell office:value-type="float" office:value="26.2090444408">
            <text:p>26.2090444408</text:p>
          </table:table-cell>
          <table:table-cell office:value-type="float" office:value="35.9158310297">
            <text:p>35.9158310297</text:p>
          </table:table-cell>
          <table:table-cell office:value-type="float" office:value="60.5300228752">
            <text:p>60.5300228752</text:p>
          </table:table-cell>
          <table:table-cell office:value-type="float" office:value="50.4531795139">
            <text:p>50.4531795139</text:p>
          </table:table-cell>
          <table:table-cell office:value-type="float" office:value="67.5172415433">
            <text:p>67.5172415433</text:p>
          </table:table-cell>
          <table:table-cell office:value-type="float" office:value="1972.11137466">
            <text:p>1972.11137466</text:p>
          </table:table-cell>
          <table:table-cell office:value-type="float" office:value="-0.152409057687">
            <text:p>-0.152409057687</text:p>
          </table:table-cell>
          <table:table-cell office:value-type="float" office:value="119.574312681">
            <text:p>119.574312681</text:p>
          </table:table-cell>
          <table:table-cell office:value-type="float" office:value="0.941317683497">
            <text:p>0.941317683497</text:p>
          </table:table-cell>
          <table:table-cell office:value-type="string">
            <text:p>supercritical</text:p>
          </table:table-cell>
        </table:table-row>
        <table:table-row table:style-name="ro1">
          <table:table-cell office:value-type="float" office:value="693">
            <text:p>693</text:p>
          </table:table-cell>
          <table:table-cell office:value-type="float" office:value="500">
            <text:p>500</text:p>
          </table:table-cell>
          <table:table-cell table:formula="of:=[.B104]*10^6/(1.6*10^-19*27.2117)*(0.529*10^-10)^3" office:value-type="float" office:value="0.0000170004870377448">
            <text:p>0.0000170004870377448</text:p>
          </table:table-cell>
          <table:table-cell office:value-type="float" office:value="51.0903496914">
            <text:p>51.0903496914</text:p>
          </table:table-cell>
          <table:table-cell table:formula="of:=[.D104]*6.02*10^23*1000*(0.529*10^-10)^3" office:value-type="float" office:value="0.00455304961220414">
            <text:p>0.00455304961220414</text:p>
          </table:table-cell>
          <table:table-cell office:value-type="float" office:value="0.0195731680452">
            <text:p>0.0195731680452</text:p>
          </table:table-cell>
          <table:table-cell office:value-type="float" office:value="26.1807987993">
            <text:p>26.1807987993</text:p>
          </table:table-cell>
          <table:table-cell office:value-type="float" office:value="35.967382822">
            <text:p>35.967382822</text:p>
          </table:table-cell>
          <table:table-cell office:value-type="float" office:value="60.4630602211">
            <text:p>60.4630602211</text:p>
          </table:table-cell>
          <table:table-cell office:value-type="float" office:value="50.4657678887">
            <text:p>50.4657678887</text:p>
          </table:table-cell>
          <table:table-cell office:value-type="float" office:value="67.454052955">
            <text:p>67.454052955</text:p>
          </table:table-cell>
          <table:table-cell office:value-type="float" office:value="1979.16064092">
            <text:p>1979.16064092</text:p>
          </table:table-cell>
          <table:table-cell office:value-type="float" office:value="-0.153145748922">
            <text:p>-0.153145748922</text:p>
          </table:table-cell>
          <table:table-cell office:value-type="float" office:value="119.698749377">
            <text:p>119.698749377</text:p>
          </table:table-cell>
          <table:table-cell office:value-type="float" office:value="0.948908907253">
            <text:p>0.948908907253</text:p>
          </table:table-cell>
          <table:table-cell office:value-type="string">
            <text:p>supercritical</text:p>
          </table:table-cell>
        </table:table-row>
        <table:table-row table:style-name="ro1">
          <table:table-cell office:value-type="float" office:value="693">
            <text:p>693</text:p>
          </table:table-cell>
          <table:table-cell office:value-type="float" office:value="505">
            <text:p>505</text:p>
          </table:table-cell>
          <table:table-cell table:formula="of:=[.B105]*10^6/(1.6*10^-19*27.2117)*(0.529*10^-10)^3" office:value-type="float" office:value="0.0000171704919081222">
            <text:p>0.0000171704919081222</text:p>
          </table:table-cell>
          <table:table-cell office:value-type="float" office:value="51.1846666092">
            <text:p>51.1846666092</text:p>
          </table:table-cell>
          <table:table-cell table:formula="of:=[.D105]*6.02*10^23*1000*(0.529*10^-10)^3" office:value-type="float" office:value="0.00456145491004625">
            <text:p>0.00456145491004625</text:p>
          </table:table-cell>
          <table:table-cell office:value-type="float" office:value="0.0195371009766">
            <text:p>0.0195371009766</text:p>
          </table:table-cell>
          <table:table-cell office:value-type="float" office:value="26.1528963174">
            <text:p>26.1528963174</text:p>
          </table:table-cell>
          <table:table-cell office:value-type="float" office:value="36.0191323106">
            <text:p>36.0191323106</text:p>
          </table:table-cell>
          <table:table-cell office:value-type="float" office:value="60.3966446297">
            <text:p>60.3966446297</text:p>
          </table:table-cell>
          <table:table-cell office:value-type="float" office:value="50.478299339">
            <text:p>50.478299339</text:p>
          </table:table-cell>
          <table:table-cell office:value-type="float" office:value="67.3920332069">
            <text:p>67.3920332069</text:p>
          </table:table-cell>
          <table:table-cell office:value-type="float" office:value="1986.15885491">
            <text:p>1986.15885491</text:p>
          </table:table-cell>
          <table:table-cell office:value-type="float" office:value="-0.153865717095">
            <text:p>-0.153865717095</text:p>
          </table:table-cell>
          <table:table-cell office:value-type="float" office:value="119.817428612">
            <text:p>119.817428612</text:p>
          </table:table-cell>
          <table:table-cell office:value-type="float" office:value="0.956631719368">
            <text:p>0.956631719368</text:p>
          </table:table-cell>
          <table:table-cell office:value-type="string">
            <text:p>supercritical</text:p>
          </table:table-cell>
        </table:table-row>
        <table:table-row table:style-name="ro1">
          <table:table-cell office:value-type="float" office:value="693">
            <text:p>693</text:p>
          </table:table-cell>
          <table:table-cell office:value-type="float" office:value="510">
            <text:p>510</text:p>
          </table:table-cell>
          <table:table-cell table:formula="of:=[.B106]*10^6/(1.6*10^-19*27.2117)*(0.529*10^-10)^3" office:value-type="float" office:value="0.0000173404967784997">
            <text:p>0.0000173404967784997</text:p>
          </table:table-cell>
          <table:table-cell office:value-type="float" office:value="51.278215041">
            <text:p>51.278215041</text:p>
          </table:table-cell>
          <table:table-cell table:formula="of:=[.D106]*6.02*10^23*1000*(0.529*10^-10)^3" office:value-type="float" office:value="0.00456979172225642">
            <text:p>0.00456979172225642</text:p>
          </table:table-cell>
          <table:table-cell office:value-type="float" office:value="0.0195014588398">
            <text:p>0.0195014588398</text:p>
          </table:table-cell>
          <table:table-cell office:value-type="float" office:value="26.1253303721">
            <text:p>26.1253303721</text:p>
          </table:table-cell>
          <table:table-cell office:value-type="float" office:value="36.0710743804">
            <text:p>36.0710743804</text:p>
          </table:table-cell>
          <table:table-cell office:value-type="float" office:value="60.3307656185">
            <text:p>60.3307656185</text:p>
          </table:table-cell>
          <table:table-cell office:value-type="float" office:value="50.4907740438">
            <text:p>50.4907740438</text:p>
          </table:table-cell>
          <table:table-cell office:value-type="float" office:value="67.3311503168">
            <text:p>67.3311503168</text:p>
          </table:table-cell>
          <table:table-cell office:value-type="float" office:value="1993.10694399">
            <text:p>1993.10694399</text:p>
          </table:table-cell>
          <table:table-cell office:value-type="float" office:value="-0.154569458886">
            <text:p>-0.154569458886</text:p>
          </table:table-cell>
          <table:table-cell office:value-type="float" office:value="119.930408251">
            <text:p>119.930408251</text:p>
          </table:table-cell>
          <table:table-cell office:value-type="float" office:value="0.964488954565">
            <text:p>0.964488954565</text:p>
          </table:table-cell>
          <table:table-cell office:value-type="string">
            <text:p>supercritical</text:p>
          </table:table-cell>
        </table:table-row>
        <table:table-row table:style-name="ro1">
          <table:table-cell office:value-type="float" office:value="693">
            <text:p>693</text:p>
          </table:table-cell>
          <table:table-cell office:value-type="float" office:value="515">
            <text:p>515</text:p>
          </table:table-cell>
          <table:table-cell table:formula="of:=[.B107]*10^6/(1.6*10^-19*27.2117)*(0.529*10^-10)^3" office:value-type="float" office:value="0.0000175105016488771">
            <text:p>0.0000175105016488771</text:p>
          </table:table-cell>
          <table:table-cell office:value-type="float" office:value="51.3710097235">
            <text:p>51.3710097235</text:p>
          </table:table-cell>
          <table:table-cell table:formula="of:=[.D107]*6.02*10^23*1000*(0.529*10^-10)^3" office:value-type="float" office:value="0.00457806136213407">
            <text:p>0.00457806136213407</text:p>
          </table:table-cell>
          <table:table-cell office:value-type="float" office:value="0.0194662321294">
            <text:p>0.0194662321294</text:p>
          </table:table-cell>
          <table:table-cell office:value-type="float" office:value="26.0980945364">
            <text:p>26.0980945364</text:p>
          </table:table-cell>
          <table:table-cell office:value-type="float" office:value="36.1232040831">
            <text:p>36.1232040831</text:p>
          </table:table-cell>
          <table:table-cell office:value-type="float" office:value="60.265413016">
            <text:p>60.265413016</text:p>
          </table:table-cell>
          <table:table-cell office:value-type="float" office:value="50.5031922069">
            <text:p>50.5031922069</text:p>
          </table:table-cell>
          <table:table-cell office:value-type="float" office:value="67.2713735007">
            <text:p>67.2713735007</text:p>
          </table:table-cell>
          <table:table-cell office:value-type="float" office:value="2000.00581061">
            <text:p>2000.00581061</text:p>
          </table:table-cell>
          <table:table-cell office:value-type="float" office:value="-0.155257451747">
            <text:p>-0.155257451747</text:p>
          </table:table-cell>
          <table:table-cell office:value-type="float" office:value="120.037745228">
            <text:p>120.037745228</text:p>
          </table:table-cell>
          <table:table-cell office:value-type="float" office:value="0.972483492559">
            <text:p>0.972483492559</text:p>
          </table:table-cell>
          <table:table-cell office:value-type="string">
            <text:p>supercritical</text:p>
          </table:table-cell>
        </table:table-row>
        <table:table-row table:style-name="ro1">
          <table:table-cell office:value-type="float" office:value="693">
            <text:p>693</text:p>
          </table:table-cell>
          <table:table-cell office:value-type="float" office:value="520">
            <text:p>520</text:p>
          </table:table-cell>
          <table:table-cell table:formula="of:=[.B108]*10^6/(1.6*10^-19*27.2117)*(0.529*10^-10)^3" office:value-type="float" office:value="0.0000176805065192546">
            <text:p>0.0000176805065192546</text:p>
          </table:table-cell>
          <table:table-cell office:value-type="float" office:value="51.463064955">
            <text:p>51.463064955</text:p>
          </table:table-cell>
          <table:table-cell table:formula="of:=[.D108]*6.02*10^23*1000*(0.529*10^-10)^3" office:value-type="float" office:value="0.00458626510390946">
            <text:p>0.00458626510390946</text:p>
          </table:table-cell>
          <table:table-cell office:value-type="float" office:value="0.0194314116517">
            <text:p>0.0194314116517</text:p>
          </table:table-cell>
          <table:table-cell office:value-type="float" office:value="26.0711825717">
            <text:p>26.0711825717</text:p>
          </table:table-cell>
          <table:table-cell office:value-type="float" office:value="36.1755166306">
            <text:p>36.1755166306</text:p>
          </table:table-cell>
          <table:table-cell office:value-type="float" office:value="60.2005769488">
            <text:p>60.2005769488</text:p>
          </table:table-cell>
          <table:table-cell office:value-type="float" office:value="50.5155540553">
            <text:p>50.5155540553</text:p>
          </table:table-cell>
          <table:table-cell office:value-type="float" office:value="67.2126731158">
            <text:p>67.2126731158</text:p>
          </table:table-cell>
          <table:table-cell office:value-type="float" office:value="2006.85633318">
            <text:p>2006.85633318</text:p>
          </table:table-cell>
          <table:table-cell office:value-type="float" office:value="-0.155930154829">
            <text:p>-0.155930154829</text:p>
          </table:table-cell>
          <table:table-cell office:value-type="float" office:value="120.139495584">
            <text:p>120.139495584</text:p>
          </table:table-cell>
          <table:table-cell office:value-type="float" office:value="0.980618260037">
            <text:p>0.980618260037</text:p>
          </table:table-cell>
          <table:table-cell office:value-type="string">
            <text:p>supercritical</text:p>
          </table:table-cell>
        </table:table-row>
        <table:table-row table:style-name="ro1">
          <table:table-cell office:value-type="float" office:value="693">
            <text:p>693</text:p>
          </table:table-cell>
          <table:table-cell office:value-type="float" office:value="525">
            <text:p>525</text:p>
          </table:table-cell>
          <table:table-cell table:formula="of:=[.B109]*10^6/(1.6*10^-19*27.2117)*(0.529*10^-10)^3" office:value-type="float" office:value="0.000017850511389632">
            <text:p>0.000017850511389632</text:p>
          </table:table-cell>
          <table:table-cell office:value-type="float" office:value="51.5543946121">
            <text:p>51.5543946121</text:p>
          </table:table-cell>
          <table:table-cell table:formula="of:=[.D109]*6.02*10^23*1000*(0.529*10^-10)^3" office:value-type="float" office:value="0.00459440418423194">
            <text:p>0.00459440418423194</text:p>
          </table:table-cell>
          <table:table-cell office:value-type="float" office:value="0.0193969885113">
            <text:p>0.0193969885113</text:p>
          </table:table-cell>
          <table:table-cell office:value-type="float" office:value="26.0445884199">
            <text:p>26.0445884199</text:p>
          </table:table-cell>
          <table:table-cell office:value-type="float" office:value="36.2280073884">
            <text:p>36.2280073884</text:p>
          </table:table-cell>
          <table:table-cell office:value-type="float" office:value="60.1362478307">
            <text:p>60.1362478307</text:p>
          </table:table-cell>
          <table:table-cell office:value-type="float" office:value="50.5278598371">
            <text:p>50.5278598371</text:p>
          </table:table-cell>
          <table:table-cell office:value-type="float" office:value="67.1550206071">
            <text:p>67.1550206071</text:p>
          </table:table-cell>
          <table:table-cell office:value-type="float" office:value="2013.65936692">
            <text:p>2013.65936692</text:p>
          </table:table-cell>
          <table:table-cell office:value-type="float" office:value="-0.156588009845">
            <text:p>-0.156588009845</text:p>
          </table:table-cell>
          <table:table-cell office:value-type="float" office:value="120.235714501">
            <text:p>120.235714501</text:p>
          </table:table-cell>
          <table:table-cell office:value-type="float" office:value="0.988896232629">
            <text:p>0.988896232629</text:p>
          </table:table-cell>
          <table:table-cell office:value-type="string">
            <text:p>supercritical</text:p>
          </table:table-cell>
        </table:table-row>
        <table:table-row table:style-name="ro1">
          <table:table-cell office:value-type="float" office:value="693">
            <text:p>693</text:p>
          </table:table-cell>
          <table:table-cell office:value-type="float" office:value="530">
            <text:p>530</text:p>
          </table:table-cell>
          <table:table-cell table:formula="of:=[.B110]*10^6/(1.6*10^-19*27.2117)*(0.529*10^-10)^3" office:value-type="float" office:value="0.0000180205162600095">
            <text:p>0.0000180205162600095</text:p>
          </table:table-cell>
          <table:table-cell office:value-type="float" office:value="51.6450121666">
            <text:p>51.6450121666</text:p>
          </table:table-cell>
          <table:table-cell table:formula="of:=[.D110]*6.02*10^23*1000*(0.529*10^-10)^3" office:value-type="float" office:value="0.00460247980367607">
            <text:p>0.00460247980367607</text:p>
          </table:table-cell>
          <table:table-cell office:value-type="float" office:value="0.0193629540985">
            <text:p>0.0193629540985</text:p>
          </table:table-cell>
          <table:table-cell office:value-type="float" office:value="26.0183061968">
            <text:p>26.0183061968</text:p>
          </table:table-cell>
          <table:table-cell office:value-type="float" office:value="36.280671869">
            <text:p>36.280671869</text:p>
          </table:table-cell>
          <table:table-cell office:value-type="float" office:value="60.0724163506">
            <text:p>60.0724163506</text:p>
          </table:table-cell>
          <table:table-cell office:value-type="float" office:value="50.54010982">
            <text:p>50.54010982</text:p>
          </table:table-cell>
          <table:table-cell office:value-type="float" office:value="67.0983884571">
            <text:p>67.0983884571</text:p>
          </table:table-cell>
          <table:table-cell office:value-type="float" office:value="2020.41574466">
            <text:p>2020.41574466</text:p>
          </table:table-cell>
          <table:table-cell office:value-type="float" office:value="-0.157231441893">
            <text:p>-0.157231441893</text:p>
          </table:table-cell>
          <table:table-cell office:value-type="float" office:value="120.326456342">
            <text:p>120.326456342</text:p>
          </table:table-cell>
          <table:table-cell office:value-type="float" office:value="0.997320436912">
            <text:p>0.997320436912</text:p>
          </table:table-cell>
          <table:table-cell office:value-type="string">
            <text:p>supercritical</text:p>
          </table:table-cell>
        </table:table-row>
        <table:table-row table:style-name="ro1">
          <table:table-cell office:value-type="float" office:value="693">
            <text:p>693</text:p>
          </table:table-cell>
          <table:table-cell office:value-type="float" office:value="535">
            <text:p>535</text:p>
          </table:table-cell>
          <table:table-cell table:formula="of:=[.B111]*10^6/(1.6*10^-19*27.2117)*(0.529*10^-10)^3" office:value-type="float" office:value="0.0000181905211303869">
            <text:p>0.0000181905211303869</text:p>
          </table:table-cell>
          <table:table-cell office:value-type="float" office:value="51.7349307016">
            <text:p>51.7349307016</text:p>
          </table:table-cell>
          <table:table-cell table:formula="of:=[.D111]*6.02*10^23*1000*(0.529*10^-10)^3" office:value-type="float" office:value="0.00461049312817638">
            <text:p>0.00461049312817638</text:p>
          </table:table-cell>
          <table:table-cell office:value-type="float" office:value="0.0193293000771">
            <text:p>0.0193293000771</text:p>
          </table:table-cell>
          <table:table-cell office:value-type="float" office:value="25.992330185">
            <text:p>25.992330185</text:p>
          </table:table-cell>
          <table:table-cell office:value-type="float" office:value="36.3335057263">
            <text:p>36.3335057263</text:p>
          </table:table-cell>
          <table:table-cell office:value-type="float" office:value="60.0090734626">
            <text:p>60.0090734626</text:p>
          </table:table-cell>
          <table:table-cell office:value-type="float" office:value="50.5523042898">
            <text:p>50.5523042898</text:p>
          </table:table-cell>
          <table:table-cell office:value-type="float" office:value="67.0427501383">
            <text:p>67.0427501383</text:p>
          </table:table-cell>
          <table:table-cell office:value-type="float" office:value="2027.12627764">
            <text:p>2027.12627764</text:p>
          </table:table-cell>
          <table:table-cell office:value-type="float" office:value="-0.157860860233">
            <text:p>-0.157860860233</text:p>
          </table:table-cell>
          <table:table-cell office:value-type="float" office:value="120.411774675">
            <text:p>120.411774675</text:p>
          </table:table-cell>
          <table:table-cell office:value-type="float" office:value="1.00589395241">
            <text:p>1.00589395241</text:p>
          </table:table-cell>
          <table:table-cell office:value-type="string">
            <text:p>supercritical</text:p>
          </table:table-cell>
        </table:table-row>
        <table:table-row table:style-name="ro1">
          <table:table-cell office:value-type="float" office:value="693">
            <text:p>693</text:p>
          </table:table-cell>
          <table:table-cell office:value-type="float" office:value="540">
            <text:p>540</text:p>
          </table:table-cell>
          <table:table-cell table:formula="of:=[.B112]*10^6/(1.6*10^-19*27.2117)*(0.529*10^-10)^3" office:value-type="float" office:value="0.0000183605260007644">
            <text:p>0.0000183605260007644</text:p>
          </table:table-cell>
          <table:table-cell office:value-type="float" office:value="51.8241629256">
            <text:p>51.8241629256</text:p>
          </table:table-cell>
          <table:table-cell table:formula="of:=[.D112]*6.02*10^23*1000*(0.529*10^-10)^3" office:value-type="float" office:value="0.00461844529028397">
            <text:p>0.00461844529028397</text:p>
          </table:table-cell>
          <table:table-cell office:value-type="float" office:value="0.0192960183734">
            <text:p>0.0192960183734</text:p>
          </table:table-cell>
          <table:table-cell office:value-type="float" office:value="25.966654828">
            <text:p>25.966654828</text:p>
          </table:table-cell>
          <table:table-cell office:value-type="float" office:value="36.3865047496">
            <text:p>36.3865047496</text:p>
          </table:table-cell>
          <table:table-cell office:value-type="float" office:value="59.9462103756">
            <text:p>59.9462103756</text:p>
          </table:table-cell>
          <table:table-cell office:value-type="float" office:value="50.5644435487">
            <text:p>50.5644435487</text:p>
          </table:table-cell>
          <table:table-cell office:value-type="float" office:value="66.9880800679">
            <text:p>66.9880800679</text:p>
          </table:table-cell>
          <table:table-cell office:value-type="float" office:value="2033.79175621">
            <text:p>2033.79175621</text:p>
          </table:table-cell>
          <table:table-cell office:value-type="float" office:value="-0.158476659013">
            <text:p>-0.158476659013</text:p>
          </table:table-cell>
          <table:table-cell office:value-type="float" office:value="120.491722313">
            <text:p>120.491722313</text:p>
          </table:table-cell>
          <table:table-cell office:value-type="float" office:value="1.01461991362">
            <text:p>1.01461991362</text:p>
          </table:table-cell>
          <table:table-cell office:value-type="string">
            <text:p>supercritical</text:p>
          </table:table-cell>
        </table:table-row>
        <table:table-row table:style-name="ro1">
          <table:table-cell office:value-type="float" office:value="693">
            <text:p>693</text:p>
          </table:table-cell>
          <table:table-cell office:value-type="float" office:value="545">
            <text:p>545</text:p>
          </table:table-cell>
          <table:table-cell table:formula="of:=[.B113]*10^6/(1.6*10^-19*27.2117)*(0.529*10^-10)^3" office:value-type="float" office:value="0.0000185305308711418">
            <text:p>0.0000185305308711418</text:p>
          </table:table-cell>
          <table:table-cell office:value-type="float" office:value="51.912721188">
            <text:p>51.912721188</text:p>
          </table:table-cell>
          <table:table-cell table:formula="of:=[.D113]*6.02*10^23*1000*(0.529*10^-10)^3" office:value-type="float" office:value="0.00462633739054778">
            <text:p>0.00462633739054778</text:p>
          </table:table-cell>
          <table:table-cell office:value-type="float" office:value="0.0192631011651">
            <text:p>0.0192631011651</text:p>
          </table:table-cell>
          <table:table-cell office:value-type="float" office:value="25.9412747236">
            <text:p>25.9412747236</text:p>
          </table:table-cell>
          <table:table-cell office:value-type="float" office:value="36.4396648585">
            <text:p>36.4396648585</text:p>
          </table:table-cell>
          <table:table-cell office:value-type="float" office:value="59.8838185435">
            <text:p>59.8838185435</text:p>
          </table:table-cell>
          <table:table-cell office:value-type="float" office:value="50.5765279143">
            <text:p>50.5765279143</text:p>
          </table:table-cell>
          <table:table-cell office:value-type="float" office:value="66.9343535657">
            <text:p>66.9343535657</text:p>
          </table:table-cell>
          <table:table-cell office:value-type="float" office:value="2040.41295054">
            <text:p>2040.41295054</text:p>
          </table:table-cell>
          <table:table-cell office:value-type="float" office:value="-0.159079217959">
            <text:p>-0.159079217959</text:p>
          </table:table-cell>
          <table:table-cell office:value-type="float" office:value="120.566351337">
            <text:p>120.566351337</text:p>
          </table:table-cell>
          <table:table-cell office:value-type="float" office:value="1.02350151207">
            <text:p>1.02350151207</text:p>
          </table:table-cell>
          <table:table-cell office:value-type="string">
            <text:p>supercritical</text:p>
          </table:table-cell>
        </table:table-row>
        <table:table-row table:style-name="ro1">
          <table:table-cell office:value-type="float" office:value="693">
            <text:p>693</text:p>
          </table:table-cell>
          <table:table-cell office:value-type="float" office:value="550">
            <text:p>550</text:p>
          </table:table-cell>
          <table:table-cell table:formula="of:=[.B114]*10^6/(1.6*10^-19*27.2117)*(0.529*10^-10)^3" office:value-type="float" office:value="0.0000187005357415193">
            <text:p>0.0000187005357415193</text:p>
          </table:table-cell>
          <table:table-cell office:value-type="float" office:value="52.0006174916">
            <text:p>52.0006174916</text:p>
          </table:table-cell>
          <table:table-cell table:formula="of:=[.D114]*6.02*10^23*1000*(0.529*10^-10)^3" office:value-type="float" office:value="0.00463417049862861">
            <text:p>0.00463417049862861</text:p>
          </table:table-cell>
          <table:table-cell office:value-type="float" office:value="0.0192305408712">
            <text:p>0.0192305408712</text:p>
          </table:table-cell>
          <table:table-cell office:value-type="float" office:value="25.9161846185">
            <text:p>25.9161846185</text:p>
          </table:table-cell>
          <table:table-cell office:value-type="float" office:value="36.4929820977">
            <text:p>36.4929820977</text:p>
          </table:table-cell>
          <table:table-cell office:value-type="float" office:value="59.8218896564">
            <text:p>59.8218896564</text:p>
          </table:table-cell>
          <table:table-cell office:value-type="float" office:value="50.5885577181">
            <text:p>50.5885577181</text:p>
          </table:table-cell>
          <table:table-cell office:value-type="float" office:value="66.8815468135">
            <text:p>66.8815468135</text:p>
          </table:table-cell>
          <table:table-cell office:value-type="float" office:value="2046.99061134">
            <text:p>2046.99061134</text:p>
          </table:table-cell>
          <table:table-cell office:value-type="float" office:value="-0.159668903037">
            <text:p>-0.159668903037</text:p>
          </table:table-cell>
          <table:table-cell office:value-type="float" office:value="120.635713128">
            <text:p>120.635713128</text:p>
          </table:table-cell>
          <table:table-cell office:value-type="float" office:value="1.03254199835">
            <text:p>1.03254199835</text:p>
          </table:table-cell>
          <table:table-cell office:value-type="string">
            <text:p>supercritical</text:p>
          </table:table-cell>
        </table:table-row>
        <table:table-row table:style-name="ro1">
          <table:table-cell office:value-type="float" office:value="693">
            <text:p>693</text:p>
          </table:table-cell>
          <table:table-cell office:value-type="float" office:value="555">
            <text:p>555</text:p>
          </table:table-cell>
          <table:table-cell table:formula="of:=[.B115]*10^6/(1.6*10^-19*27.2117)*(0.529*10^-10)^3" office:value-type="float" office:value="0.0000188705406118967">
            <text:p>0.0000188705406118967</text:p>
          </table:table-cell>
          <table:table-cell office:value-type="float" office:value="52.0878635061">
            <text:p>52.0878635061</text:p>
          </table:table-cell>
          <table:table-cell table:formula="of:=[.D115]*6.02*10^23*1000*(0.529*10^-10)^3" office:value-type="float" office:value="0.00464194565450218">
            <text:p>0.00464194565450218</text:p>
          </table:table-cell>
          <table:table-cell office:value-type="float" office:value="0.0191983301424">
            <text:p>0.0191983301424</text:p>
          </table:table-cell>
          <table:table-cell office:value-type="float" office:value="25.8913794028">
            <text:p>25.8913794028</text:p>
          </table:table-cell>
          <table:table-cell office:value-type="float" office:value="36.5464526318">
            <text:p>36.5464526318</text:p>
          </table:table-cell>
          <table:table-cell office:value-type="float" office:value="59.7604156315">
            <text:p>59.7604156315</text:p>
          </table:table-cell>
          <table:table-cell office:value-type="float" office:value="50.6005333042">
            <text:p>50.6005333042</text:p>
          </table:table-cell>
          <table:table-cell office:value-type="float" office:value="66.8296368174">
            <text:p>66.8296368174</text:p>
          </table:table-cell>
          <table:table-cell office:value-type="float" office:value="2053.52547043">
            <text:p>2053.52547043</text:p>
          </table:table-cell>
          <table:table-cell office:value-type="float" office:value="-0.160246067059">
            <text:p>-0.160246067059</text:p>
          </table:table-cell>
          <table:table-cell office:value-type="float" office:value="120.699858389">
            <text:p>120.699858389</text:p>
          </table:table-cell>
          <table:table-cell office:value-type="float" office:value="1.04174468425">
            <text:p>1.04174468425</text:p>
          </table:table-cell>
          <table:table-cell office:value-type="string">
            <text:p>supercritical</text:p>
          </table:table-cell>
        </table:table-row>
        <table:table-row table:style-name="ro1">
          <table:table-cell office:value-type="float" office:value="693">
            <text:p>693</text:p>
          </table:table-cell>
          <table:table-cell office:value-type="float" office:value="560">
            <text:p>560</text:p>
          </table:table-cell>
          <table:table-cell table:formula="of:=[.B116]*10^6/(1.6*10^-19*27.2117)*(0.529*10^-10)^3" office:value-type="float" office:value="0.0000190405454822742">
            <text:p>0.0000190405454822742</text:p>
          </table:table-cell>
          <table:table-cell office:value-type="float" office:value="52.1744705805">
            <text:p>52.1744705805</text:p>
          </table:table-cell>
          <table:table-cell table:formula="of:=[.D116]*6.02*10^23*1000*(0.529*10^-10)^3" office:value-type="float" office:value="0.00464966386956418">
            <text:p>0.00464966386956418</text:p>
          </table:table-cell>
          <table:table-cell office:value-type="float" office:value="0.0191664618514">
            <text:p>0.0191664618514</text:p>
          </table:table-cell>
          <table:table-cell office:value-type="float" office:value="25.8668541044">
            <text:p>25.8668541044</text:p>
          </table:table-cell>
          <table:table-cell office:value-type="float" office:value="36.6000727412">
            <text:p>36.6000727412</text:p>
          </table:table-cell>
          <table:table-cell office:value-type="float" office:value="59.699388605">
            <text:p>59.699388605</text:p>
          </table:table-cell>
          <table:table-cell office:value-type="float" office:value="50.6124550286">
            <text:p>50.6124550286</text:p>
          </table:table-cell>
          <table:table-cell office:value-type="float" office:value="66.7786013715">
            <text:p>66.7786013715</text:p>
          </table:table-cell>
          <table:table-cell office:value-type="float" office:value="2060.01824145">
            <text:p>2060.01824145</text:p>
          </table:table-cell>
          <table:table-cell office:value-type="float" office:value="-0.160811050278">
            <text:p>-0.160811050278</text:p>
          </table:table-cell>
          <table:table-cell office:value-type="float" office:value="120.758837178">
            <text:p>120.758837178</text:p>
          </table:table-cell>
          <table:table-cell office:value-type="float" office:value="1.05111294483">
            <text:p>1.05111294483</text:p>
          </table:table-cell>
          <table:table-cell office:value-type="string">
            <text:p>supercritical</text:p>
          </table:table-cell>
        </table:table-row>
        <table:table-row table:style-name="ro1">
          <table:table-cell office:value-type="float" office:value="693">
            <text:p>693</text:p>
          </table:table-cell>
          <table:table-cell office:value-type="float" office:value="565">
            <text:p>565</text:p>
          </table:table-cell>
          <table:table-cell table:formula="of:=[.B117]*10^6/(1.6*10^-19*27.2117)*(0.529*10^-10)^3" office:value-type="float" office:value="0.0000192105503526516">
            <text:p>0.0000192105503526516</text:p>
          </table:table-cell>
          <table:table-cell office:value-type="float" office:value="52.2604497549">
            <text:p>52.2604497549</text:p>
          </table:table-cell>
          <table:table-cell table:formula="of:=[.D117]*6.02*10^23*1000*(0.529*10^-10)^3" office:value-type="float" office:value="0.00465732612768189">
            <text:p>0.00465732612768189</text:p>
          </table:table-cell>
          <table:table-cell office:value-type="float" office:value="0.0191349290848">
            <text:p>0.0191349290848</text:p>
          </table:table-cell>
          <table:table-cell office:value-type="float" office:value="25.8426038843">
            <text:p>25.8426038843</text:p>
          </table:table-cell>
          <table:table-cell office:value-type="float" office:value="36.6538388172">
            <text:p>36.6538388172</text:p>
          </table:table-cell>
          <table:table-cell office:value-type="float" office:value="59.638800924">
            <text:p>59.638800924</text:p>
          </table:table-cell>
          <table:table-cell office:value-type="float" office:value="50.6243232579">
            <text:p>50.6243232579</text:p>
          </table:table-cell>
          <table:table-cell office:value-type="float" office:value="66.7284190239">
            <text:p>66.7284190239</text:p>
          </table:table-cell>
          <table:table-cell office:value-type="float" office:value="2066.46962037">
            <text:p>2066.46962037</text:p>
          </table:table-cell>
          <table:table-cell office:value-type="float" office:value="-0.161364180933">
            <text:p>-0.161364180933</text:p>
          </table:table-cell>
          <table:table-cell office:value-type="float" office:value="120.812698923">
            <text:p>120.812698923</text:p>
          </table:table-cell>
          <table:table-cell office:value-type="float" office:value="1.06065022061">
            <text:p>1.06065022061</text:p>
          </table:table-cell>
          <table:table-cell office:value-type="string">
            <text:p>supercritical</text:p>
          </table:table-cell>
        </table:table-row>
        <table:table-row table:style-name="ro1">
          <table:table-cell office:value-type="float" office:value="693">
            <text:p>693</text:p>
          </table:table-cell>
          <table:table-cell office:value-type="float" office:value="570">
            <text:p>570</text:p>
          </table:table-cell>
          <table:table-cell table:formula="of:=[.B118]*10^6/(1.6*10^-19*27.2117)*(0.529*10^-10)^3" office:value-type="float" office:value="0.0000193805552230291">
            <text:p>0.0000193805552230291</text:p>
          </table:table-cell>
          <table:table-cell office:value-type="float" office:value="52.3458117712">
            <text:p>52.3458117712</text:p>
          </table:table-cell>
          <table:table-cell table:formula="of:=[.D118]*6.02*10^23*1000*(0.529*10^-10)^3" office:value-type="float" office:value="0.00466493338614771">
            <text:p>0.00466493338614771</text:p>
          </table:table-cell>
          <table:table-cell office:value-type="float" office:value="0.0191037251341">
            <text:p>0.0191037251341</text:p>
          </table:table-cell>
          <table:table-cell office:value-type="float" office:value="25.8186240317">
            <text:p>25.8186240317</text:p>
          </table:table-cell>
          <table:table-cell office:value-type="float" office:value="36.7077473582">
            <text:p>36.7077473582</text:p>
          </table:table-cell>
          <table:table-cell office:value-type="float" office:value="59.578645139">
            <text:p>59.578645139</text:p>
          </table:table-cell>
          <table:table-cell office:value-type="float" office:value="50.6361383682">
            <text:p>50.6361383682</text:p>
          </table:table-cell>
          <table:table-cell office:value-type="float" office:value="66.6790690443">
            <text:p>66.6790690443</text:p>
          </table:table-cell>
          <table:table-cell office:value-type="float" office:value="2072.88028612">
            <text:p>2072.88028612</text:p>
          </table:table-cell>
          <table:table-cell office:value-type="float" office:value="-0.161905775781">
            <text:p>-0.161905775781</text:p>
          </table:table-cell>
          <table:table-cell office:value-type="float" office:value="120.861492451">
            <text:p>120.861492451</text:p>
          </table:table-cell>
          <table:table-cell office:value-type="float" office:value="1.07036001971">
            <text:p>1.07036001971</text:p>
          </table:table-cell>
          <table:table-cell office:value-type="string">
            <text:p>supercritical</text:p>
          </table:table-cell>
        </table:table-row>
        <table:table-row table:style-name="ro1">
          <table:table-cell office:value-type="float" office:value="693">
            <text:p>693</text:p>
          </table:table-cell>
          <table:table-cell office:value-type="float" office:value="575">
            <text:p>575</text:p>
          </table:table-cell>
          <table:table-cell table:formula="of:=[.B119]*10^6/(1.6*10^-19*27.2117)*(0.529*10^-10)^3" office:value-type="float" office:value="0.0000195505600934065">
            <text:p>0.0000195505600934065</text:p>
          </table:table-cell>
          <table:table-cell office:value-type="float" office:value="52.4305670848">
            <text:p>52.4305670848</text:p>
          </table:table-cell>
          <table:table-cell table:formula="of:=[.D119]*6.02*10^23*1000*(0.529*10^-10)^3" office:value-type="float" office:value="0.00467248657672185">
            <text:p>0.00467248657672185</text:p>
          </table:table-cell>
          <table:table-cell office:value-type="float" office:value="0.0190728434881">
            <text:p>0.0190728434881</text:p>
          </table:table-cell>
          <table:table-cell office:value-type="float" office:value="25.7949099594">
            <text:p>25.7949099594</text:p>
          </table:table-cell>
          <table:table-cell office:value-type="float" office:value="36.761794965">
            <text:p>36.761794965</text:p>
          </table:table-cell>
          <table:table-cell office:value-type="float" office:value="59.5189139966">
            <text:p>59.5189139966</text:p>
          </table:table-cell>
          <table:table-cell office:value-type="float" office:value="50.6479007445">
            <text:p>50.6479007445</text:p>
          </table:table-cell>
          <table:table-cell office:value-type="float" office:value="66.6305313934">
            <text:p>66.6305313934</text:p>
          </table:table-cell>
          <table:table-cell office:value-type="float" office:value="2079.25090109">
            <text:p>2079.25090109</text:p>
          </table:table-cell>
          <table:table-cell office:value-type="float" office:value="-0.162436140589">
            <text:p>-0.162436140589</text:p>
          </table:table-cell>
          <table:table-cell office:value-type="float" office:value="120.90526601">
            <text:p>120.90526601</text:p>
          </table:table-cell>
          <table:table-cell office:value-type="float" office:value="1.08024592006">
            <text:p>1.08024592006</text:p>
          </table:table-cell>
          <table:table-cell office:value-type="string">
            <text:p>supercritical</text:p>
          </table:table-cell>
        </table:table-row>
        <table:table-row table:style-name="ro1">
          <table:table-cell office:value-type="float" office:value="693">
            <text:p>693</text:p>
          </table:table-cell>
          <table:table-cell office:value-type="float" office:value="580">
            <text:p>580</text:p>
          </table:table-cell>
          <table:table-cell table:formula="of:=[.B120]*10^6/(1.6*10^-19*27.2117)*(0.529*10^-10)^3" office:value-type="float" office:value="0.000019720564963784">
            <text:p>0.000019720564963784</text:p>
          </table:table-cell>
          <table:table-cell office:value-type="float" office:value="52.5147258741">
            <text:p>52.5147258741</text:p>
          </table:table-cell>
          <table:table-cell table:formula="of:=[.D120]*6.02*10^23*1000*(0.529*10^-10)^3" office:value-type="float" office:value="0.00467998660647895">
            <text:p>0.00467998660647895</text:p>
          </table:table-cell>
          <table:table-cell office:value-type="float" office:value="0.019042277825">
            <text:p>0.019042277825</text:p>
          </table:table-cell>
          <table:table-cell office:value-type="float" office:value="25.7714571994">
            <text:p>25.7714571994</text:p>
          </table:table-cell>
          <table:table-cell office:value-type="float" office:value="36.815978338">
            <text:p>36.815978338</text:p>
          </table:table-cell>
          <table:table-cell office:value-type="float" office:value="59.4596004324">
            <text:p>59.4596004324</text:p>
          </table:table-cell>
          <table:table-cell office:value-type="float" office:value="50.6596107796">
            <text:p>50.6596107796</text:p>
          </table:table-cell>
          <table:table-cell office:value-type="float" office:value="66.5827866936">
            <text:p>66.5827866936</text:p>
          </table:table-cell>
          <table:table-cell office:value-type="float" office:value="2085.58211171">
            <text:p>2085.58211171</text:p>
          </table:table-cell>
          <table:table-cell office:value-type="float" office:value="-0.162955570611">
            <text:p>-0.162955570611</text:p>
          </table:table-cell>
          <table:table-cell office:value-type="float" office:value="120.944067286">
            <text:p>120.944067286</text:p>
          </table:table-cell>
          <table:table-cell office:value-type="float" office:value="1.0903115717">
            <text:p>1.0903115717</text:p>
          </table:table-cell>
          <table:table-cell office:value-type="string">
            <text:p>supercritical</text:p>
          </table:table-cell>
        </table:table-row>
        <table:table-row table:style-name="ro1">
          <table:table-cell office:value-type="float" office:value="693">
            <text:p>693</text:p>
          </table:table-cell>
          <table:table-cell office:value-type="float" office:value="585">
            <text:p>585</text:p>
          </table:table-cell>
          <table:table-cell table:formula="of:=[.B121]*10^6/(1.6*10^-19*27.2117)*(0.529*10^-10)^3" office:value-type="float" office:value="0.0000198905698341614">
            <text:p>0.0000198905698341614</text:p>
          </table:table-cell>
          <table:table-cell office:value-type="float" office:value="52.5982980504">
            <text:p>52.5982980504</text:p>
          </table:table-cell>
          <table:table-cell table:formula="of:=[.D121]*6.02*10^23*1000*(0.529*10^-10)^3" office:value-type="float" office:value="0.00468743435869032">
            <text:p>0.00468743435869032</text:p>
          </table:table-cell>
          <table:table-cell office:value-type="float" office:value="0.0190120220058">
            <text:p>0.0190120220058</text:p>
          </table:table-cell>
          <table:table-cell office:value-type="float" office:value="25.748261399">
            <text:p>25.748261399</text:p>
          </table:table-cell>
          <table:table-cell office:value-type="float" office:value="36.8702942724">
            <text:p>36.8702942724</text:p>
          </table:table-cell>
          <table:table-cell office:value-type="float" office:value="59.4006975647">
            <text:p>59.4006975647</text:p>
          </table:table-cell>
          <table:table-cell office:value-type="float" office:value="50.6712688737">
            <text:p>50.6712688737</text:p>
          </table:table-cell>
          <table:table-cell office:value-type="float" office:value="66.5358162015">
            <text:p>66.5358162015</text:p>
          </table:table-cell>
          <table:table-cell office:value-type="float" office:value="2091.87454888">
            <text:p>2091.87454888</text:p>
          </table:table-cell>
          <table:table-cell office:value-type="float" office:value="-0.163464351028">
            <text:p>-0.163464351028</text:p>
          </table:table-cell>
          <table:table-cell office:value-type="float" office:value="120.977943427">
            <text:p>120.977943427</text:p>
          </table:table-cell>
          <table:table-cell office:value-type="float" office:value="1.10056069899">
            <text:p>1.10056069899</text:p>
          </table:table-cell>
          <table:table-cell office:value-type="string">
            <text:p>supercritical</text:p>
          </table:table-cell>
        </table:table-row>
        <table:table-row table:style-name="ro1">
          <table:table-cell office:value-type="float" office:value="693">
            <text:p>693</text:p>
          </table:table-cell>
          <table:table-cell office:value-type="float" office:value="590">
            <text:p>590</text:p>
          </table:table-cell>
          <table:table-cell table:formula="of:=[.B122]*10^6/(1.6*10^-19*27.2117)*(0.529*10^-10)^3" office:value-type="float" office:value="0.0000200605747045389">
            <text:p>0.0000200605747045389</text:p>
          </table:table-cell>
          <table:table-cell office:value-type="float" office:value="52.6812932679">
            <text:p>52.6812932679</text:p>
          </table:table-cell>
          <table:table-cell table:formula="of:=[.D122]*6.02*10^23*1000*(0.529*10^-10)^3" office:value-type="float" office:value="0.00469483069371514">
            <text:p>0.00469483069371514</text:p>
          </table:table-cell>
          <table:table-cell office:value-type="float" office:value="0.0189820700664">
            <text:p>0.0189820700664</text:p>
          </table:table-cell>
          <table:table-cell office:value-type="float" office:value="25.7253183163">
            <text:p>25.7253183163</text:p>
          </table:table-cell>
          <table:table-cell office:value-type="float" office:value="36.9247396555">
            <text:p>36.9247396555</text:p>
          </table:table-cell>
          <table:table-cell office:value-type="float" office:value="59.3421986878">
            <text:p>59.3421986878</text:p>
          </table:table-cell>
          <table:table-cell office:value-type="float" office:value="50.682875433">
            <text:p>50.682875433</text:p>
          </table:table-cell>
          <table:table-cell office:value-type="float" office:value="66.4896017819">
            <text:p>66.4896017819</text:p>
          </table:table-cell>
          <table:table-cell office:value-type="float" office:value="2098.12882852">
            <text:p>2098.12882852</text:p>
          </table:table-cell>
          <table:table-cell office:value-type="float" office:value="-0.16396275738">
            <text:p>-0.16396275738</text:p>
          </table:table-cell>
          <table:table-cell office:value-type="float" office:value="121.006941056">
            <text:p>121.006941056</text:p>
          </table:table-cell>
          <table:table-cell office:value-type="float" office:value="1.11099710298">
            <text:p>1.11099710298</text:p>
          </table:table-cell>
          <table:table-cell office:value-type="string">
            <text:p>supercritical</text:p>
          </table:table-cell>
        </table:table-row>
        <table:table-row table:style-name="ro1">
          <table:table-cell office:value-type="float" office:value="693">
            <text:p>693</text:p>
          </table:table-cell>
          <table:table-cell office:value-type="float" office:value="595">
            <text:p>595</text:p>
          </table:table-cell>
          <table:table-cell table:formula="of:=[.B123]*10^6/(1.6*10^-19*27.2117)*(0.529*10^-10)^3" office:value-type="float" office:value="0.0000202305795749163">
            <text:p>0.0000202305795749163</text:p>
          </table:table-cell>
          <table:table-cell office:value-type="float" office:value="52.7637209317">
            <text:p>52.7637209317</text:p>
          </table:table-cell>
          <table:table-cell table:formula="of:=[.D123]*6.02*10^23*1000*(0.529*10^-10)^3" office:value-type="float" office:value="0.00470217644971342">
            <text:p>0.00470217644971342</text:p>
          </table:table-cell>
          <table:table-cell office:value-type="float" office:value="0.0189524162122">
            <text:p>0.0189524162122</text:p>
          </table:table-cell>
          <table:table-cell office:value-type="float" office:value="25.7026238169">
            <text:p>25.7026238169</text:p>
          </table:table-cell>
          <table:table-cell office:value-type="float" office:value="36.9793114632">
            <text:p>36.9793114632</text:p>
          </table:table-cell>
          <table:table-cell office:value-type="float" office:value="59.2840972665">
            <text:p>59.2840972665</text:p>
          </table:table-cell>
          <table:table-cell office:value-type="float" office:value="50.6944308697">
            <text:p>50.6944308697</text:p>
          </table:table-cell>
          <table:table-cell office:value-type="float" office:value="66.4441258822">
            <text:p>66.4441258822</text:p>
          </table:table-cell>
          <table:table-cell office:value-type="float" office:value="2104.34555199">
            <text:p>2104.34555199</text:p>
          </table:table-cell>
          <table:table-cell office:value-type="float" office:value="-0.164451055966">
            <text:p>-0.164451055966</text:p>
          </table:table-cell>
          <table:table-cell office:value-type="float" office:value="121.031106298">
            <text:p>121.031106298</text:p>
          </table:table-cell>
          <table:table-cell office:value-type="float" office:value="1.12162466379">
            <text:p>1.12162466379</text:p>
          </table:table-cell>
          <table:table-cell office:value-type="string">
            <text:p>supercritical</text:p>
          </table:table-cell>
        </table:table-row>
        <table:table-row table:style-name="ro1">
          <table:table-cell office:value-type="float" office:value="693">
            <text:p>693</text:p>
          </table:table-cell>
          <table:table-cell office:value-type="float" office:value="600">
            <text:p>600</text:p>
          </table:table-cell>
          <table:table-cell table:formula="of:=[.B124]*10^6/(1.6*10^-19*27.2117)*(0.529*10^-10)^3" office:value-type="float" office:value="0.0000204005844452938">
            <text:p>0.0000204005844452938</text:p>
          </table:table-cell>
          <table:table-cell office:value-type="float" office:value="52.8455902072">
            <text:p>52.8455902072</text:p>
          </table:table-cell>
          <table:table-cell table:formula="of:=[.D124]*6.02*10^23*1000*(0.529*10^-10)^3" office:value-type="float" office:value="0.00470947244348363">
            <text:p>0.00470947244348363</text:p>
          </table:table-cell>
          <table:table-cell office:value-type="float" office:value="0.0189230548108">
            <text:p>0.0189230548108</text:p>
          </table:table-cell>
          <table:table-cell office:value-type="float" office:value="25.6801738699">
            <text:p>25.6801738699</text:p>
          </table:table-cell>
          <table:table-cell office:value-type="float" office:value="37.0340067564">
            <text:p>37.0340067564</text:p>
          </table:table-cell>
          <table:table-cell office:value-type="float" office:value="59.2263869294">
            <text:p>59.2263869294</text:p>
          </table:table-cell>
          <table:table-cell office:value-type="float" office:value="50.7059356009">
            <text:p>50.7059356009</text:p>
          </table:table-cell>
          <table:table-cell office:value-type="float" office:value="66.3993715094">
            <text:p>66.3993715094</text:p>
          </table:table-cell>
          <table:table-cell office:value-type="float" office:value="2110.52530658">
            <text:p>2110.52530658</text:p>
          </table:table-cell>
          <table:table-cell office:value-type="float" office:value="-0.164929504226">
            <text:p>-0.164929504226</text:p>
          </table:table-cell>
          <table:table-cell office:value-type="float" office:value="121.050484788">
            <text:p>121.050484788</text:p>
          </table:table-cell>
          <table:table-cell office:value-type="float" office:value="1.13244734295">
            <text:p>1.13244734295</text:p>
          </table:table-cell>
          <table:table-cell office:value-type="string">
            <text:p>supercritical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09">03/09/2011</text:date>, <text:time>16:06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essica Gallagher</meta:initial-creator>
    <meta:creation-date>2011-03-09T15:51:51</meta:creation-date>
    <dc:date>2011-03-09T16:06:15</dc:date>
    <dc:creator>Jessica Gallagher</dc:creator>
    <meta:editing-duration>PT00H14M25S</meta:editing-duration>
    <meta:editing-cycles>2</meta:editing-cycles>
    <meta:generator>OpenOffice.org/3.2$Unix OpenOffice.org_project/320m12$Build-9483</meta:generator>
    <meta:document-statistic meta:table-count="3" meta:cell-count="1984" meta:object-count="0"/>
  </office:meta>
</office:document-meta>
</file>